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717in"/>
    </style:style>
    <style:style style:name="co2" style:family="table-column">
      <style:table-column-properties fo:break-before="auto" style:column-width="1.1118in"/>
    </style:style>
    <style:style style:name="co3" style:family="table-column">
      <style:table-column-properties fo:break-before="auto" style:column-width="0.2744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1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2524in" svg:height="7.7154in" svg:x="3.7472in" svg:y="0.0394in">
            <draw:object draw:notify-on-update-of-ranges="Sheet1.B1:Sheet1.B1 Sheet1.B2:Sheet1.B1489 Sheet1.D1:Sheet1.D1 Sheet1.D2:Sheet1.D148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spe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2014-01-04_21:12:10_050012</text:p>
          </table:table-cell>
          <table:table-cell office:value-type="float" office:value="1388869930051">
            <text:p>1388869930051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057717</text:p>
          </table:table-cell>
          <table:table-cell office:value-type="float" office:value="1388869930057">
            <text:p>1388869930057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064419</text:p>
          </table:table-cell>
          <table:table-cell office:value-type="float" office:value="1388869930064">
            <text:p>1388869930064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071109</text:p>
          </table:table-cell>
          <table:table-cell office:value-type="float" office:value="1388869930071">
            <text:p>1388869930071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077803</text:p>
          </table:table-cell>
          <table:table-cell office:value-type="float" office:value="1388869930078">
            <text:p>1388869930078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084535</text:p>
          </table:table-cell>
          <table:table-cell office:value-type="float" office:value="1388869930084">
            <text:p>1388869930084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091291</text:p>
          </table:table-cell>
          <table:table-cell office:value-type="float" office:value="1388869930091">
            <text:p>1388869930091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097978</text:p>
          </table:table-cell>
          <table:table-cell office:value-type="float" office:value="1388869930098">
            <text:p>1388869930098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104668</text:p>
          </table:table-cell>
          <table:table-cell office:value-type="float" office:value="1388869930104">
            <text:p>1388869930104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111351</text:p>
          </table:table-cell>
          <table:table-cell office:value-type="float" office:value="1388869930111">
            <text:p>1388869930111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118039</text:p>
          </table:table-cell>
          <table:table-cell office:value-type="float" office:value="1388869930118">
            <text:p>1388869930118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124701</text:p>
          </table:table-cell>
          <table:table-cell office:value-type="float" office:value="1388869930124">
            <text:p>1388869930124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131468</text:p>
          </table:table-cell>
          <table:table-cell office:value-type="float" office:value="1388869930131">
            <text:p>1388869930131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138162</text:p>
          </table:table-cell>
          <table:table-cell office:value-type="float" office:value="1388869930138">
            <text:p>1388869930138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144813</text:p>
          </table:table-cell>
          <table:table-cell office:value-type="float" office:value="1388869930145">
            <text:p>1388869930145</text:p>
          </table:table-cell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151489</text:p>
          </table:table-cell>
          <table:table-cell office:value-type="float" office:value="1388869930151">
            <text:p>1388869930151</text:p>
          </table:table-cell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158245</text:p>
          </table:table-cell>
          <table:table-cell office:value-type="float" office:value="1388869930158">
            <text:p>1388869930158</text:p>
          </table:table-cell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164911</text:p>
          </table:table-cell>
          <table:table-cell office:value-type="float" office:value="1388869930165">
            <text:p>1388869930165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171675</text:p>
          </table:table-cell>
          <table:table-cell office:value-type="float" office:value="1388869930171">
            <text:p>1388869930171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178360</text:p>
          </table:table-cell>
          <table:table-cell office:value-type="float" office:value="1388869930178">
            <text:p>1388869930178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185063</text:p>
          </table:table-cell>
          <table:table-cell office:value-type="float" office:value="1388869930185">
            <text:p>1388869930185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191783</text:p>
          </table:table-cell>
          <table:table-cell office:value-type="float" office:value="1388869930192">
            <text:p>1388869930192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198480</text:p>
          </table:table-cell>
          <table:table-cell office:value-type="float" office:value="1388869930198">
            <text:p>1388869930198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205229</text:p>
          </table:table-cell>
          <table:table-cell office:value-type="float" office:value="1388869930205">
            <text:p>1388869930205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211913</text:p>
          </table:table-cell>
          <table:table-cell office:value-type="float" office:value="1388869930212">
            <text:p>1388869930212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218605</text:p>
          </table:table-cell>
          <table:table-cell office:value-type="float" office:value="1388869930218">
            <text:p>1388869930218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225281</text:p>
          </table:table-cell>
          <table:table-cell office:value-type="float" office:value="1388869930225">
            <text:p>1388869930225</text:p>
          </table:table-cell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232027</text:p>
          </table:table-cell>
          <table:table-cell office:value-type="float" office:value="1388869930232">
            <text:p>1388869930232</text:p>
          </table:table-cell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238697</text:p>
          </table:table-cell>
          <table:table-cell office:value-type="float" office:value="1388869930238">
            <text:p>1388869930238</text:p>
          </table:table-cell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245360</text:p>
          </table:table-cell>
          <table:table-cell office:value-type="float" office:value="1388869930245">
            <text:p>1388869930245</text:p>
          </table:table-cell>
          <table:table-cell office:value-type="float" office:value="29">
            <text:p>29</text:p>
          </table:table-cell>
          <table:table-cell office:value-type="float" office:value="97">
            <text:p>97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252176</text:p>
          </table:table-cell>
          <table:table-cell office:value-type="float" office:value="1388869930252">
            <text:p>1388869930252</text:p>
          </table:table-cell>
          <table:table-cell office:value-type="float" office:value="29">
            <text:p>29</text:p>
          </table:table-cell>
          <table:table-cell office:value-type="float" office:value="97">
            <text:p>97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258870</text:p>
          </table:table-cell>
          <table:table-cell office:value-type="float" office:value="1388869930259">
            <text:p>1388869930259</text:p>
          </table:table-cell>
          <table:table-cell office:value-type="float" office:value="29">
            <text:p>29</text:p>
          </table:table-cell>
          <table:table-cell office:value-type="float" office:value="97">
            <text:p>97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265543</text:p>
          </table:table-cell>
          <table:table-cell office:value-type="float" office:value="1388869930265">
            <text:p>1388869930265</text:p>
          </table:table-cell>
          <table:table-cell office:value-type="float" office:value="21">
            <text:p>21</text:p>
          </table:table-cell>
          <table:table-cell office:value-type="float" office:value="104">
            <text:p>104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272282</text:p>
          </table:table-cell>
          <table:table-cell office:value-type="float" office:value="1388869930272">
            <text:p>1388869930272</text:p>
          </table:table-cell>
          <table:table-cell office:value-type="float" office:value="21">
            <text:p>21</text:p>
          </table:table-cell>
          <table:table-cell office:value-type="float" office:value="104">
            <text:p>104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278944</text:p>
          </table:table-cell>
          <table:table-cell office:value-type="float" office:value="1388869930279">
            <text:p>1388869930279</text:p>
          </table:table-cell>
          <table:table-cell office:value-type="float" office:value="21">
            <text:p>21</text:p>
          </table:table-cell>
          <table:table-cell office:value-type="float" office:value="104">
            <text:p>104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285623</text:p>
          </table:table-cell>
          <table:table-cell office:value-type="float" office:value="1388869930286">
            <text:p>1388869930286</text:p>
          </table:table-cell>
          <table:table-cell office:value-type="float" office:value="21">
            <text:p>21</text:p>
          </table:table-cell>
          <table:table-cell office:value-type="float" office:value="103">
            <text:p>103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292895</text:p>
          </table:table-cell>
          <table:table-cell office:value-type="float" office:value="1388869930293">
            <text:p>1388869930293</text:p>
          </table:table-cell>
          <table:table-cell office:value-type="float" office:value="21">
            <text:p>21</text:p>
          </table:table-cell>
          <table:table-cell office:value-type="float" office:value="103">
            <text:p>103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299701</text:p>
          </table:table-cell>
          <table:table-cell office:value-type="float" office:value="1388869930299">
            <text:p>1388869930299</text:p>
          </table:table-cell>
          <table:table-cell office:value-type="float" office:value="21">
            <text:p>21</text:p>
          </table:table-cell>
          <table:table-cell office:value-type="float" office:value="103">
            <text:p>103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306407</text:p>
          </table:table-cell>
          <table:table-cell office:value-type="float" office:value="1388869930306">
            <text:p>1388869930306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313088</text:p>
          </table:table-cell>
          <table:table-cell office:value-type="float" office:value="1388869930313">
            <text:p>1388869930313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319772</text:p>
          </table:table-cell>
          <table:table-cell office:value-type="float" office:value="1388869930320">
            <text:p>1388869930320</text:p>
          </table:table-cell>
          <table:table-cell office:value-type="float" office:value="28">
            <text:p>28</text:p>
          </table:table-cell>
          <table:table-cell office:value-type="float" office:value="114">
            <text:p>114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326458</text:p>
          </table:table-cell>
          <table:table-cell office:value-type="float" office:value="1388869930326">
            <text:p>1388869930326</text:p>
          </table:table-cell>
          <table:table-cell office:value-type="float" office:value="28">
            <text:p>28</text:p>
          </table:table-cell>
          <table:table-cell office:value-type="float" office:value="114">
            <text:p>114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333223</text:p>
          </table:table-cell>
          <table:table-cell office:value-type="float" office:value="1388869930333">
            <text:p>1388869930333</text:p>
          </table:table-cell>
          <table:table-cell office:value-type="float" office:value="28">
            <text:p>28</text:p>
          </table:table-cell>
          <table:table-cell office:value-type="float" office:value="114">
            <text:p>114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339907</text:p>
          </table:table-cell>
          <table:table-cell office:value-type="float" office:value="1388869930340">
            <text:p>1388869930340</text:p>
          </table:table-cell>
          <table:table-cell office:value-type="float" office:value="26">
            <text:p>26</text:p>
          </table:table-cell>
          <table:table-cell office:value-type="float" office:value="114">
            <text:p>114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346596</text:p>
          </table:table-cell>
          <table:table-cell office:value-type="float" office:value="1388869930346">
            <text:p>1388869930346</text:p>
          </table:table-cell>
          <table:table-cell office:value-type="float" office:value="26">
            <text:p>26</text:p>
          </table:table-cell>
          <table:table-cell office:value-type="float" office:value="114">
            <text:p>114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353295</text:p>
          </table:table-cell>
          <table:table-cell office:value-type="float" office:value="1388869930353">
            <text:p>1388869930353</text:p>
          </table:table-cell>
          <table:table-cell office:value-type="float" office:value="26">
            <text:p>26</text:p>
          </table:table-cell>
          <table:table-cell office:value-type="float" office:value="114">
            <text:p>114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359994</text:p>
          </table:table-cell>
          <table:table-cell office:value-type="float" office:value="1388869930360">
            <text:p>1388869930360</text:p>
          </table:table-cell>
          <table:table-cell office:value-type="float" office:value="20">
            <text:p>20</text:p>
          </table:table-cell>
          <table:table-cell office:value-type="float" office:value="114">
            <text:p>114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366689</text:p>
          </table:table-cell>
          <table:table-cell office:value-type="float" office:value="1388869930366">
            <text:p>1388869930366</text:p>
          </table:table-cell>
          <table:table-cell office:value-type="float" office:value="20">
            <text:p>20</text:p>
          </table:table-cell>
          <table:table-cell office:value-type="float" office:value="114">
            <text:p>114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373363</text:p>
          </table:table-cell>
          <table:table-cell office:value-type="float" office:value="1388869930373">
            <text:p>1388869930373</text:p>
          </table:table-cell>
          <table:table-cell office:value-type="float" office:value="20">
            <text:p>20</text:p>
          </table:table-cell>
          <table:table-cell office:value-type="float" office:value="114">
            <text:p>114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380054</text:p>
          </table:table-cell>
          <table:table-cell office:value-type="float" office:value="1388869930380">
            <text:p>1388869930380</text:p>
          </table:table-cell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386723</text:p>
          </table:table-cell>
          <table:table-cell office:value-type="float" office:value="1388869930386">
            <text:p>1388869930386</text:p>
          </table:table-cell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393460</text:p>
          </table:table-cell>
          <table:table-cell office:value-type="float" office:value="1388869930393">
            <text:p>1388869930393</text:p>
          </table:table-cell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400174</text:p>
          </table:table-cell>
          <table:table-cell office:value-type="float" office:value="1388869930400">
            <text:p>1388869930400</text:p>
          </table:table-cell>
          <table:table-cell office:value-type="float" office:value="20">
            <text:p>20</text:p>
          </table:table-cell>
          <table:table-cell office:value-type="float" office:value="127">
            <text:p>127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406864</text:p>
          </table:table-cell>
          <table:table-cell office:value-type="float" office:value="1388869930407">
            <text:p>1388869930407</text:p>
          </table:table-cell>
          <table:table-cell office:value-type="float" office:value="20">
            <text:p>20</text:p>
          </table:table-cell>
          <table:table-cell office:value-type="float" office:value="127">
            <text:p>127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413543</text:p>
          </table:table-cell>
          <table:table-cell office:value-type="float" office:value="1388869930413">
            <text:p>1388869930413</text:p>
          </table:table-cell>
          <table:table-cell office:value-type="float" office:value="20">
            <text:p>20</text:p>
          </table:table-cell>
          <table:table-cell office:value-type="float" office:value="127">
            <text:p>127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420234</text:p>
          </table:table-cell>
          <table:table-cell office:value-type="float" office:value="1388869930420">
            <text:p>1388869930420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426923</text:p>
          </table:table-cell>
          <table:table-cell office:value-type="float" office:value="1388869930427">
            <text:p>1388869930427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433597</text:p>
          </table:table-cell>
          <table:table-cell office:value-type="float" office:value="1388869930433">
            <text:p>138886993043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440300</text:p>
          </table:table-cell>
          <table:table-cell office:value-type="float" office:value="1388869930440">
            <text:p>1388869930440</text:p>
          </table:table-cell>
          <table:table-cell office:value-type="float" office:value="27">
            <text:p>27</text:p>
          </table:table-cell>
          <table:table-cell office:value-type="float" office:value="128">
            <text:p>128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446989</text:p>
          </table:table-cell>
          <table:table-cell office:value-type="float" office:value="1388869930447">
            <text:p>1388869930447</text:p>
          </table:table-cell>
          <table:table-cell office:value-type="float" office:value="27">
            <text:p>27</text:p>
          </table:table-cell>
          <table:table-cell office:value-type="float" office:value="128">
            <text:p>128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453666</text:p>
          </table:table-cell>
          <table:table-cell office:value-type="float" office:value="1388869930453">
            <text:p>1388869930453</text:p>
          </table:table-cell>
          <table:table-cell office:value-type="float" office:value="27">
            <text:p>27</text:p>
          </table:table-cell>
          <table:table-cell office:value-type="float" office:value="128">
            <text:p>128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460352</text:p>
          </table:table-cell>
          <table:table-cell office:value-type="float" office:value="1388869930460">
            <text:p>1388869930460</text:p>
          </table:table-cell>
          <table:table-cell office:value-type="float" office:value="25">
            <text:p>25</text:p>
          </table:table-cell>
          <table:table-cell office:value-type="float" office:value="129">
            <text:p>129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467033</text:p>
          </table:table-cell>
          <table:table-cell office:value-type="float" office:value="1388869930467">
            <text:p>1388869930467</text:p>
          </table:table-cell>
          <table:table-cell office:value-type="float" office:value="25">
            <text:p>25</text:p>
          </table:table-cell>
          <table:table-cell office:value-type="float" office:value="129">
            <text:p>129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473702</text:p>
          </table:table-cell>
          <table:table-cell office:value-type="float" office:value="1388869930473">
            <text:p>1388869930473</text:p>
          </table:table-cell>
          <table:table-cell office:value-type="float" office:value="25">
            <text:p>25</text:p>
          </table:table-cell>
          <table:table-cell office:value-type="float" office:value="129">
            <text:p>129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480374</text:p>
          </table:table-cell>
          <table:table-cell office:value-type="float" office:value="1388869930480">
            <text:p>1388869930480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487040</text:p>
          </table:table-cell>
          <table:table-cell office:value-type="float" office:value="1388869930487">
            <text:p>1388869930487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493744</text:p>
          </table:table-cell>
          <table:table-cell office:value-type="float" office:value="1388869930493">
            <text:p>1388869930493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500477</text:p>
          </table:table-cell>
          <table:table-cell office:value-type="float" office:value="1388869930500">
            <text:p>1388869930500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507199</text:p>
          </table:table-cell>
          <table:table-cell office:value-type="float" office:value="1388869930507">
            <text:p>1388869930507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513890</text:p>
          </table:table-cell>
          <table:table-cell office:value-type="float" office:value="1388869930514">
            <text:p>1388869930514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520578</text:p>
          </table:table-cell>
          <table:table-cell office:value-type="float" office:value="1388869930520">
            <text:p>1388869930520</text:p>
          </table:table-cell>
          <table:table-cell office:value-type="float" office:value="19">
            <text:p>19</text:p>
          </table:table-cell>
          <table:table-cell office:value-type="float" office:value="134">
            <text:p>134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527267</text:p>
          </table:table-cell>
          <table:table-cell office:value-type="float" office:value="1388869930527">
            <text:p>1388869930527</text:p>
          </table:table-cell>
          <table:table-cell office:value-type="float" office:value="19">
            <text:p>19</text:p>
          </table:table-cell>
          <table:table-cell office:value-type="float" office:value="134">
            <text:p>134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533940</text:p>
          </table:table-cell>
          <table:table-cell office:value-type="float" office:value="1388869930534">
            <text:p>1388869930534</text:p>
          </table:table-cell>
          <table:table-cell office:value-type="float" office:value="22">
            <text:p>22</text:p>
          </table:table-cell>
          <table:table-cell office:value-type="float" office:value="137">
            <text:p>137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540653</text:p>
          </table:table-cell>
          <table:table-cell office:value-type="float" office:value="1388869930540">
            <text:p>1388869930540</text:p>
          </table:table-cell>
          <table:table-cell office:value-type="float" office:value="22">
            <text:p>22</text:p>
          </table:table-cell>
          <table:table-cell office:value-type="float" office:value="137">
            <text:p>137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547458</text:p>
          </table:table-cell>
          <table:table-cell office:value-type="float" office:value="1388869930547">
            <text:p>1388869930547</text:p>
          </table:table-cell>
          <table:table-cell office:value-type="float" office:value="22">
            <text:p>22</text:p>
          </table:table-cell>
          <table:table-cell office:value-type="float" office:value="137">
            <text:p>137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554147</text:p>
          </table:table-cell>
          <table:table-cell office:value-type="float" office:value="1388869930554">
            <text:p>1388869930554</text:p>
          </table:table-cell>
          <table:table-cell office:value-type="float" office:value="24">
            <text:p>24</text:p>
          </table:table-cell>
          <table:table-cell office:value-type="float" office:value="138">
            <text:p>138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560828</text:p>
          </table:table-cell>
          <table:table-cell office:value-type="float" office:value="1388869930561">
            <text:p>1388869930561</text:p>
          </table:table-cell>
          <table:table-cell office:value-type="float" office:value="24">
            <text:p>24</text:p>
          </table:table-cell>
          <table:table-cell office:value-type="float" office:value="138">
            <text:p>138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567513</text:p>
          </table:table-cell>
          <table:table-cell office:value-type="float" office:value="1388869930567">
            <text:p>1388869930567</text:p>
          </table:table-cell>
          <table:table-cell office:value-type="float" office:value="24">
            <text:p>24</text:p>
          </table:table-cell>
          <table:table-cell office:value-type="float" office:value="138">
            <text:p>138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574222</text:p>
          </table:table-cell>
          <table:table-cell office:value-type="float" office:value="1388869930574">
            <text:p>1388869930574</text:p>
          </table:table-cell>
          <table:table-cell office:value-type="float" office:value="24">
            <text:p>24</text:p>
          </table:table-cell>
          <table:table-cell office:value-type="float" office:value="141">
            <text:p>141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580904</text:p>
          </table:table-cell>
          <table:table-cell office:value-type="float" office:value="1388869930581">
            <text:p>1388869930581</text:p>
          </table:table-cell>
          <table:table-cell office:value-type="float" office:value="24">
            <text:p>24</text:p>
          </table:table-cell>
          <table:table-cell office:value-type="float" office:value="141">
            <text:p>141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587701</text:p>
          </table:table-cell>
          <table:table-cell office:value-type="float" office:value="1388869930587">
            <text:p>1388869930587</text:p>
          </table:table-cell>
          <table:table-cell office:value-type="float" office:value="24">
            <text:p>24</text:p>
          </table:table-cell>
          <table:table-cell office:value-type="float" office:value="141">
            <text:p>141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594704</text:p>
          </table:table-cell>
          <table:table-cell office:value-type="float" office:value="1388869930594">
            <text:p>1388869930594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601446</text:p>
          </table:table-cell>
          <table:table-cell office:value-type="float" office:value="1388869930601">
            <text:p>1388869930601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608164</text:p>
          </table:table-cell>
          <table:table-cell office:value-type="float" office:value="1388869930608">
            <text:p>1388869930608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614954</text:p>
          </table:table-cell>
          <table:table-cell office:value-type="float" office:value="1388869930615">
            <text:p>1388869930615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621670</text:p>
          </table:table-cell>
          <table:table-cell office:value-type="float" office:value="1388869930621">
            <text:p>1388869930621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628365</text:p>
          </table:table-cell>
          <table:table-cell office:value-type="float" office:value="1388869930628">
            <text:p>1388869930628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635045</text:p>
          </table:table-cell>
          <table:table-cell office:value-type="float" office:value="1388869930635">
            <text:p>1388869930635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641726</text:p>
          </table:table-cell>
          <table:table-cell office:value-type="float" office:value="1388869930641">
            <text:p>1388869930641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648425</text:p>
          </table:table-cell>
          <table:table-cell office:value-type="float" office:value="1388869930648">
            <text:p>1388869930648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655094</text:p>
          </table:table-cell>
          <table:table-cell office:value-type="float" office:value="1388869930655">
            <text:p>1388869930655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661801</text:p>
          </table:table-cell>
          <table:table-cell office:value-type="float" office:value="1388869930662">
            <text:p>1388869930662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668487</text:p>
          </table:table-cell>
          <table:table-cell office:value-type="float" office:value="1388869930668">
            <text:p>1388869930668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675153</text:p>
          </table:table-cell>
          <table:table-cell office:value-type="float" office:value="1388869930675">
            <text:p>1388869930675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-437">
            <text:p>-4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681820</text:p>
          </table:table-cell>
          <table:table-cell office:value-type="float" office:value="1388869930682">
            <text:p>1388869930682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-437">
            <text:p>-4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688485</text:p>
          </table:table-cell>
          <table:table-cell office:value-type="float" office:value="1388869930688">
            <text:p>1388869930688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-437">
            <text:p>-4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695150</text:p>
          </table:table-cell>
          <table:table-cell office:value-type="float" office:value="1388869930695">
            <text:p>1388869930695</text:p>
          </table:table-cell>
          <table:table-cell office:value-type="float" office:value="36">
            <text:p>36</text:p>
          </table:table-cell>
          <table:table-cell office:value-type="float" office:value="175">
            <text:p>175</text:p>
          </table:table-cell>
          <table:table-cell office:value-type="float" office:value="-190">
            <text:p>-1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701874</text:p>
          </table:table-cell>
          <table:table-cell office:value-type="float" office:value="1388869930702">
            <text:p>1388869930702</text:p>
          </table:table-cell>
          <table:table-cell office:value-type="float" office:value="36">
            <text:p>36</text:p>
          </table:table-cell>
          <table:table-cell office:value-type="float" office:value="175">
            <text:p>175</text:p>
          </table:table-cell>
          <table:table-cell office:value-type="float" office:value="-190">
            <text:p>-1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708590</text:p>
          </table:table-cell>
          <table:table-cell office:value-type="float" office:value="1388869930708">
            <text:p>1388869930708</text:p>
          </table:table-cell>
          <table:table-cell office:value-type="float" office:value="16">
            <text:p>16</text:p>
          </table:table-cell>
          <table:table-cell office:value-type="float" office:value="132">
            <text:p>132</text:p>
          </table:table-cell>
          <table:table-cell office:value-type="float" office:value="-221">
            <text:p>-2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715266</text:p>
          </table:table-cell>
          <table:table-cell office:value-type="float" office:value="1388869930715">
            <text:p>1388869930715</text:p>
          </table:table-cell>
          <table:table-cell office:value-type="float" office:value="16">
            <text:p>16</text:p>
          </table:table-cell>
          <table:table-cell office:value-type="float" office:value="132">
            <text:p>132</text:p>
          </table:table-cell>
          <table:table-cell office:value-type="float" office:value="-221">
            <text:p>-2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722008</text:p>
          </table:table-cell>
          <table:table-cell office:value-type="float" office:value="1388869930722">
            <text:p>1388869930722</text:p>
          </table:table-cell>
          <table:table-cell office:value-type="float" office:value="16">
            <text:p>16</text:p>
          </table:table-cell>
          <table:table-cell office:value-type="float" office:value="132">
            <text:p>132</text:p>
          </table:table-cell>
          <table:table-cell office:value-type="float" office:value="-221">
            <text:p>-2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728706</text:p>
          </table:table-cell>
          <table:table-cell office:value-type="float" office:value="1388869930728">
            <text:p>1388869930728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735387</text:p>
          </table:table-cell>
          <table:table-cell office:value-type="float" office:value="1388869930735">
            <text:p>1388869930735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742165</text:p>
          </table:table-cell>
          <table:table-cell office:value-type="float" office:value="1388869930742">
            <text:p>1388869930742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748849</text:p>
          </table:table-cell>
          <table:table-cell office:value-type="float" office:value="1388869930749">
            <text:p>1388869930749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190">
            <text:p>-1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755599</text:p>
          </table:table-cell>
          <table:table-cell office:value-type="float" office:value="1388869930755">
            <text:p>1388869930755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190">
            <text:p>-1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762323</text:p>
          </table:table-cell>
          <table:table-cell office:value-type="float" office:value="1388869930762">
            <text:p>1388869930762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190">
            <text:p>-1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769012</text:p>
          </table:table-cell>
          <table:table-cell office:value-type="float" office:value="1388869930769">
            <text:p>1388869930769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775744</text:p>
          </table:table-cell>
          <table:table-cell office:value-type="float" office:value="1388869930775">
            <text:p>1388869930775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782407</text:p>
          </table:table-cell>
          <table:table-cell office:value-type="float" office:value="1388869930782">
            <text:p>1388869930782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789111</text:p>
          </table:table-cell>
          <table:table-cell office:value-type="float" office:value="1388869930789">
            <text:p>1388869930789</text:p>
          </table:table-cell>
          <table:table-cell office:value-type="float" office:value="16">
            <text:p>16</text:p>
          </table:table-cell>
          <table:table-cell office:value-type="float" office:value="133">
            <text:p>133</text:p>
          </table:table-cell>
          <table:table-cell office:value-type="float" office:value="-199">
            <text:p>-1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795889</text:p>
          </table:table-cell>
          <table:table-cell office:value-type="float" office:value="1388869930796">
            <text:p>1388869930796</text:p>
          </table:table-cell>
          <table:table-cell office:value-type="float" office:value="16">
            <text:p>16</text:p>
          </table:table-cell>
          <table:table-cell office:value-type="float" office:value="133">
            <text:p>133</text:p>
          </table:table-cell>
          <table:table-cell office:value-type="float" office:value="-199">
            <text:p>-1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802602</text:p>
          </table:table-cell>
          <table:table-cell office:value-type="float" office:value="1388869930802">
            <text:p>1388869930802</text:p>
          </table:table-cell>
          <table:table-cell office:value-type="float" office:value="16">
            <text:p>16</text:p>
          </table:table-cell>
          <table:table-cell office:value-type="float" office:value="133">
            <text:p>133</text:p>
          </table:table-cell>
          <table:table-cell office:value-type="float" office:value="-199">
            <text:p>-1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809305</text:p>
          </table:table-cell>
          <table:table-cell office:value-type="float" office:value="1388869930809">
            <text:p>1388869930809</text:p>
          </table:table-cell>
          <table:table-cell office:value-type="float" office:value="27">
            <text:p>27</text:p>
          </table:table-cell>
          <table:table-cell office:value-type="float" office:value="153">
            <text:p>153</text:p>
          </table:table-cell>
          <table:table-cell office:value-type="float" office:value="-340">
            <text:p>-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815995</text:p>
          </table:table-cell>
          <table:table-cell office:value-type="float" office:value="1388869930816">
            <text:p>1388869930816</text:p>
          </table:table-cell>
          <table:table-cell office:value-type="float" office:value="27">
            <text:p>27</text:p>
          </table:table-cell>
          <table:table-cell office:value-type="float" office:value="153">
            <text:p>153</text:p>
          </table:table-cell>
          <table:table-cell office:value-type="float" office:value="-340">
            <text:p>-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822673</text:p>
          </table:table-cell>
          <table:table-cell office:value-type="float" office:value="1388869930822">
            <text:p>1388869930822</text:p>
          </table:table-cell>
          <table:table-cell office:value-type="float" office:value="27">
            <text:p>27</text:p>
          </table:table-cell>
          <table:table-cell office:value-type="float" office:value="153">
            <text:p>153</text:p>
          </table:table-cell>
          <table:table-cell office:value-type="float" office:value="-340">
            <text:p>-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829391</text:p>
          </table:table-cell>
          <table:table-cell office:value-type="float" office:value="1388869930829">
            <text:p>1388869930829</text:p>
          </table:table-cell>
          <table:table-cell office:value-type="float" office:value="32">
            <text:p>32</text:p>
          </table:table-cell>
          <table:table-cell office:value-type="float" office:value="164">
            <text:p>164</text:p>
          </table:table-cell>
          <table:table-cell office:value-type="float" office:value="-184">
            <text:p>-1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836090</text:p>
          </table:table-cell>
          <table:table-cell office:value-type="float" office:value="1388869930836">
            <text:p>1388869930836</text:p>
          </table:table-cell>
          <table:table-cell office:value-type="float" office:value="32">
            <text:p>32</text:p>
          </table:table-cell>
          <table:table-cell office:value-type="float" office:value="164">
            <text:p>164</text:p>
          </table:table-cell>
          <table:table-cell office:value-type="float" office:value="-184">
            <text:p>-1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842777</text:p>
          </table:table-cell>
          <table:table-cell office:value-type="float" office:value="1388869930843">
            <text:p>1388869930843</text:p>
          </table:table-cell>
          <table:table-cell office:value-type="float" office:value="32">
            <text:p>32</text:p>
          </table:table-cell>
          <table:table-cell office:value-type="float" office:value="164">
            <text:p>164</text:p>
          </table:table-cell>
          <table:table-cell office:value-type="float" office:value="-184">
            <text:p>-1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849487</text:p>
          </table:table-cell>
          <table:table-cell office:value-type="float" office:value="1388869930849">
            <text:p>1388869930849</text:p>
          </table:table-cell>
          <table:table-cell office:value-type="float" office:value="13">
            <text:p>13</text:p>
          </table:table-cell>
          <table:table-cell office:value-type="float" office:value="122">
            <text:p>122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856181</text:p>
          </table:table-cell>
          <table:table-cell office:value-type="float" office:value="1388869930856">
            <text:p>1388869930856</text:p>
          </table:table-cell>
          <table:table-cell office:value-type="float" office:value="13">
            <text:p>13</text:p>
          </table:table-cell>
          <table:table-cell office:value-type="float" office:value="122">
            <text:p>122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862853</text:p>
          </table:table-cell>
          <table:table-cell office:value-type="float" office:value="1388869930863">
            <text:p>1388869930863</text:p>
          </table:table-cell>
          <table:table-cell office:value-type="float" office:value="13">
            <text:p>13</text:p>
          </table:table-cell>
          <table:table-cell office:value-type="float" office:value="122">
            <text:p>122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869549</text:p>
          </table:table-cell>
          <table:table-cell office:value-type="float" office:value="1388869930869">
            <text:p>1388869930869</text:p>
          </table:table-cell>
          <table:table-cell office:value-type="float" office:value="46">
            <text:p>46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876234</text:p>
          </table:table-cell>
          <table:table-cell office:value-type="float" office:value="1388869930876">
            <text:p>1388869930876</text:p>
          </table:table-cell>
          <table:table-cell office:value-type="float" office:value="46">
            <text:p>46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882886</text:p>
          </table:table-cell>
          <table:table-cell office:value-type="float" office:value="1388869930883">
            <text:p>1388869930883</text:p>
          </table:table-cell>
          <table:table-cell office:value-type="float" office:value="46">
            <text:p>46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889546</text:p>
          </table:table-cell>
          <table:table-cell office:value-type="float" office:value="1388869930889">
            <text:p>1388869930889</text:p>
          </table:table-cell>
          <table:table-cell office:value-type="float" office:value="18">
            <text:p>18</text:p>
          </table:table-cell>
          <table:table-cell office:value-type="float" office:value="144">
            <text:p>144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896241</text:p>
          </table:table-cell>
          <table:table-cell office:value-type="float" office:value="1388869930896">
            <text:p>1388869930896</text:p>
          </table:table-cell>
          <table:table-cell office:value-type="float" office:value="18">
            <text:p>18</text:p>
          </table:table-cell>
          <table:table-cell office:value-type="float" office:value="144">
            <text:p>144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903032</text:p>
          </table:table-cell>
          <table:table-cell office:value-type="float" office:value="1388869930903">
            <text:p>1388869930903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909776</text:p>
          </table:table-cell>
          <table:table-cell office:value-type="float" office:value="1388869930910">
            <text:p>1388869930910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916470</text:p>
          </table:table-cell>
          <table:table-cell office:value-type="float" office:value="1388869930916">
            <text:p>1388869930916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923139</text:p>
          </table:table-cell>
          <table:table-cell office:value-type="float" office:value="1388869930923">
            <text:p>1388869930923</text:p>
          </table:table-cell>
          <table:table-cell office:value-type="float" office:value="26">
            <text:p>26</text:p>
          </table:table-cell>
          <table:table-cell office:value-type="float" office:value="151">
            <text:p>151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929845</text:p>
          </table:table-cell>
          <table:table-cell office:value-type="float" office:value="1388869930930">
            <text:p>1388869930930</text:p>
          </table:table-cell>
          <table:table-cell office:value-type="float" office:value="26">
            <text:p>26</text:p>
          </table:table-cell>
          <table:table-cell office:value-type="float" office:value="151">
            <text:p>151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936538</text:p>
          </table:table-cell>
          <table:table-cell office:value-type="float" office:value="1388869930936">
            <text:p>1388869930936</text:p>
          </table:table-cell>
          <table:table-cell office:value-type="float" office:value="26">
            <text:p>26</text:p>
          </table:table-cell>
          <table:table-cell office:value-type="float" office:value="151">
            <text:p>151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943219</text:p>
          </table:table-cell>
          <table:table-cell office:value-type="float" office:value="1388869930943">
            <text:p>1388869930943</text:p>
          </table:table-cell>
          <table:table-cell office:value-type="float" office:value="28">
            <text:p>28</text:p>
          </table:table-cell>
          <table:table-cell office:value-type="float" office:value="141">
            <text:p>141</text:p>
          </table:table-cell>
          <table:table-cell office:value-type="float" office:value="-211">
            <text:p>-2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949923</text:p>
          </table:table-cell>
          <table:table-cell office:value-type="float" office:value="1388869930950">
            <text:p>1388869930950</text:p>
          </table:table-cell>
          <table:table-cell office:value-type="float" office:value="28">
            <text:p>28</text:p>
          </table:table-cell>
          <table:table-cell office:value-type="float" office:value="141">
            <text:p>141</text:p>
          </table:table-cell>
          <table:table-cell office:value-type="float" office:value="-211">
            <text:p>-2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956616</text:p>
          </table:table-cell>
          <table:table-cell office:value-type="float" office:value="1388869930956">
            <text:p>1388869930956</text:p>
          </table:table-cell>
          <table:table-cell office:value-type="float" office:value="28">
            <text:p>28</text:p>
          </table:table-cell>
          <table:table-cell office:value-type="float" office:value="141">
            <text:p>141</text:p>
          </table:table-cell>
          <table:table-cell office:value-type="float" office:value="-211">
            <text:p>-2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963288</text:p>
          </table:table-cell>
          <table:table-cell office:value-type="float" office:value="1388869930963">
            <text:p>1388869930963</text:p>
          </table:table-cell>
          <table:table-cell office:value-type="float" office:value="16">
            <text:p>16</text:p>
          </table:table-cell>
          <table:table-cell office:value-type="float" office:value="149">
            <text:p>149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969976</text:p>
          </table:table-cell>
          <table:table-cell office:value-type="float" office:value="1388869930970">
            <text:p>1388869930970</text:p>
          </table:table-cell>
          <table:table-cell office:value-type="float" office:value="16">
            <text:p>16</text:p>
          </table:table-cell>
          <table:table-cell office:value-type="float" office:value="149">
            <text:p>149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976664</text:p>
          </table:table-cell>
          <table:table-cell office:value-type="float" office:value="1388869930976">
            <text:p>1388869930976</text:p>
          </table:table-cell>
          <table:table-cell office:value-type="float" office:value="16">
            <text:p>16</text:p>
          </table:table-cell>
          <table:table-cell office:value-type="float" office:value="149">
            <text:p>149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983331</text:p>
          </table:table-cell>
          <table:table-cell office:value-type="float" office:value="1388869930983">
            <text:p>1388869930983</text:p>
          </table:table-cell>
          <table:table-cell office:value-type="float" office:value="26">
            <text:p>26</text:p>
          </table:table-cell>
          <table:table-cell office:value-type="float" office:value="166">
            <text:p>166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990003</text:p>
          </table:table-cell>
          <table:table-cell office:value-type="float" office:value="1388869930990">
            <text:p>1388869930990</text:p>
          </table:table-cell>
          <table:table-cell office:value-type="float" office:value="26">
            <text:p>26</text:p>
          </table:table-cell>
          <table:table-cell office:value-type="float" office:value="166">
            <text:p>166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0_996702</text:p>
          </table:table-cell>
          <table:table-cell office:value-type="float" office:value="1388869930996">
            <text:p>1388869930996</text:p>
          </table:table-cell>
          <table:table-cell office:value-type="float" office:value="26">
            <text:p>26</text:p>
          </table:table-cell>
          <table:table-cell office:value-type="float" office:value="166">
            <text:p>166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003414</text:p>
          </table:table-cell>
          <table:table-cell office:value-type="float" office:value="1388869931003">
            <text:p>1388869931003</text:p>
          </table:table-cell>
          <table:table-cell office:value-type="float" office:value="25">
            <text:p>25</text:p>
          </table:table-cell>
          <table:table-cell office:value-type="float" office:value="126">
            <text:p>126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010460</text:p>
          </table:table-cell>
          <table:table-cell office:value-type="float" office:value="1388869931010">
            <text:p>1388869931010</text:p>
          </table:table-cell>
          <table:table-cell office:value-type="float" office:value="25">
            <text:p>25</text:p>
          </table:table-cell>
          <table:table-cell office:value-type="float" office:value="126">
            <text:p>126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017165</text:p>
          </table:table-cell>
          <table:table-cell office:value-type="float" office:value="1388869931017">
            <text:p>1388869931017</text:p>
          </table:table-cell>
          <table:table-cell office:value-type="float" office:value="25">
            <text:p>25</text:p>
          </table:table-cell>
          <table:table-cell office:value-type="float" office:value="126">
            <text:p>126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023853</text:p>
          </table:table-cell>
          <table:table-cell office:value-type="float" office:value="1388869931024">
            <text:p>1388869931024</text:p>
          </table:table-cell>
          <table:table-cell office:value-type="float" office:value="27">
            <text:p>27</text:p>
          </table:table-cell>
          <table:table-cell office:value-type="float" office:value="158">
            <text:p>158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030542</text:p>
          </table:table-cell>
          <table:table-cell office:value-type="float" office:value="1388869931030">
            <text:p>1388869931030</text:p>
          </table:table-cell>
          <table:table-cell office:value-type="float" office:value="27">
            <text:p>27</text:p>
          </table:table-cell>
          <table:table-cell office:value-type="float" office:value="158">
            <text:p>158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037299</text:p>
          </table:table-cell>
          <table:table-cell office:value-type="float" office:value="1388869931037">
            <text:p>1388869931037</text:p>
          </table:table-cell>
          <table:table-cell office:value-type="float" office:value="27">
            <text:p>27</text:p>
          </table:table-cell>
          <table:table-cell office:value-type="float" office:value="158">
            <text:p>158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043996</text:p>
          </table:table-cell>
          <table:table-cell office:value-type="float" office:value="1388869931044">
            <text:p>1388869931044</text:p>
          </table:table-cell>
          <table:table-cell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050690</text:p>
          </table:table-cell>
          <table:table-cell office:value-type="float" office:value="1388869931050">
            <text:p>1388869931050</text:p>
          </table:table-cell>
          <table:table-cell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057379</text:p>
          </table:table-cell>
          <table:table-cell office:value-type="float" office:value="1388869931057">
            <text:p>1388869931057</text:p>
          </table:table-cell>
          <table:table-cell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064065</text:p>
          </table:table-cell>
          <table:table-cell office:value-type="float" office:value="1388869931064">
            <text:p>1388869931064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070748</text:p>
          </table:table-cell>
          <table:table-cell office:value-type="float" office:value="1388869931070">
            <text:p>1388869931070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077456</text:p>
          </table:table-cell>
          <table:table-cell office:value-type="float" office:value="1388869931077">
            <text:p>1388869931077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084118</text:p>
          </table:table-cell>
          <table:table-cell office:value-type="float" office:value="1388869931084">
            <text:p>1388869931084</text:p>
          </table:table-cell>
          <table:table-cell office:value-type="float" office:value="30">
            <text:p>30</text:p>
          </table:table-cell>
          <table:table-cell office:value-type="float" office:value="161">
            <text:p>161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090767</text:p>
          </table:table-cell>
          <table:table-cell office:value-type="float" office:value="1388869931091">
            <text:p>1388869931091</text:p>
          </table:table-cell>
          <table:table-cell office:value-type="float" office:value="30">
            <text:p>30</text:p>
          </table:table-cell>
          <table:table-cell office:value-type="float" office:value="161">
            <text:p>161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097470</text:p>
          </table:table-cell>
          <table:table-cell office:value-type="float" office:value="1388869931097">
            <text:p>1388869931097</text:p>
          </table:table-cell>
          <table:table-cell office:value-type="float" office:value="20">
            <text:p>20</text:p>
          </table:table-cell>
          <table:table-cell office:value-type="float" office:value="137">
            <text:p>137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104157</text:p>
          </table:table-cell>
          <table:table-cell office:value-type="float" office:value="1388869931104">
            <text:p>1388869931104</text:p>
          </table:table-cell>
          <table:table-cell office:value-type="float" office:value="20">
            <text:p>20</text:p>
          </table:table-cell>
          <table:table-cell office:value-type="float" office:value="137">
            <text:p>137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110884</text:p>
          </table:table-cell>
          <table:table-cell office:value-type="float" office:value="1388869931111">
            <text:p>1388869931111</text:p>
          </table:table-cell>
          <table:table-cell office:value-type="float" office:value="20">
            <text:p>20</text:p>
          </table:table-cell>
          <table:table-cell office:value-type="float" office:value="137">
            <text:p>137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117616</text:p>
          </table:table-cell>
          <table:table-cell office:value-type="float" office:value="1388869931117">
            <text:p>1388869931117</text:p>
          </table:table-cell>
          <table:table-cell office:value-type="float" office:value="27">
            <text:p>27</text:p>
          </table:table-cell>
          <table:table-cell office:value-type="float" office:value="154">
            <text:p>154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124288</text:p>
          </table:table-cell>
          <table:table-cell office:value-type="float" office:value="1388869931124">
            <text:p>1388869931124</text:p>
          </table:table-cell>
          <table:table-cell office:value-type="float" office:value="27">
            <text:p>27</text:p>
          </table:table-cell>
          <table:table-cell office:value-type="float" office:value="154">
            <text:p>154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130984</text:p>
          </table:table-cell>
          <table:table-cell office:value-type="float" office:value="1388869931131">
            <text:p>1388869931131</text:p>
          </table:table-cell>
          <table:table-cell office:value-type="float" office:value="27">
            <text:p>27</text:p>
          </table:table-cell>
          <table:table-cell office:value-type="float" office:value="154">
            <text:p>154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137679</text:p>
          </table:table-cell>
          <table:table-cell office:value-type="float" office:value="1388869931137">
            <text:p>1388869931137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144356</text:p>
          </table:table-cell>
          <table:table-cell office:value-type="float" office:value="1388869931144">
            <text:p>1388869931144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151031</text:p>
          </table:table-cell>
          <table:table-cell office:value-type="float" office:value="1388869931151">
            <text:p>1388869931151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157731</text:p>
          </table:table-cell>
          <table:table-cell office:value-type="float" office:value="1388869931157">
            <text:p>1388869931157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164398</text:p>
          </table:table-cell>
          <table:table-cell office:value-type="float" office:value="1388869931164">
            <text:p>1388869931164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171076</text:p>
          </table:table-cell>
          <table:table-cell office:value-type="float" office:value="1388869931171">
            <text:p>1388869931171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177752</text:p>
          </table:table-cell>
          <table:table-cell office:value-type="float" office:value="1388869931177">
            <text:p>1388869931177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184401</text:p>
          </table:table-cell>
          <table:table-cell office:value-type="float" office:value="1388869931184">
            <text:p>1388869931184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191082</text:p>
          </table:table-cell>
          <table:table-cell office:value-type="float" office:value="1388869931191">
            <text:p>1388869931191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197784</text:p>
          </table:table-cell>
          <table:table-cell office:value-type="float" office:value="1388869931198">
            <text:p>1388869931198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204453</text:p>
          </table:table-cell>
          <table:table-cell office:value-type="float" office:value="1388869931204">
            <text:p>1388869931204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211207</text:p>
          </table:table-cell>
          <table:table-cell office:value-type="float" office:value="1388869931211">
            <text:p>1388869931211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217948</text:p>
          </table:table-cell>
          <table:table-cell office:value-type="float" office:value="1388869931218">
            <text:p>1388869931218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224636</text:p>
          </table:table-cell>
          <table:table-cell office:value-type="float" office:value="1388869931224">
            <text:p>1388869931224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231335</text:p>
          </table:table-cell>
          <table:table-cell office:value-type="float" office:value="1388869931231">
            <text:p>1388869931231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238041</text:p>
          </table:table-cell>
          <table:table-cell office:value-type="float" office:value="1388869931238">
            <text:p>1388869931238</text:p>
          </table:table-cell>
          <table:table-cell office:value-type="float" office:value="27">
            <text:p>27</text:p>
          </table:table-cell>
          <table:table-cell office:value-type="float" office:value="159">
            <text:p>159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244719</text:p>
          </table:table-cell>
          <table:table-cell office:value-type="float" office:value="1388869931244">
            <text:p>1388869931244</text:p>
          </table:table-cell>
          <table:table-cell office:value-type="float" office:value="27">
            <text:p>27</text:p>
          </table:table-cell>
          <table:table-cell office:value-type="float" office:value="159">
            <text:p>159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251440</text:p>
          </table:table-cell>
          <table:table-cell office:value-type="float" office:value="1388869931251">
            <text:p>1388869931251</text:p>
          </table:table-cell>
          <table:table-cell office:value-type="float" office:value="27">
            <text:p>27</text:p>
          </table:table-cell>
          <table:table-cell office:value-type="float" office:value="159">
            <text:p>159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258135</text:p>
          </table:table-cell>
          <table:table-cell office:value-type="float" office:value="1388869931258">
            <text:p>1388869931258</text:p>
          </table:table-cell>
          <table:table-cell office:value-type="float" office:value="26">
            <text:p>26</text:p>
          </table:table-cell>
          <table:table-cell office:value-type="float" office:value="138">
            <text:p>138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264822</text:p>
          </table:table-cell>
          <table:table-cell office:value-type="float" office:value="1388869931265">
            <text:p>1388869931265</text:p>
          </table:table-cell>
          <table:table-cell office:value-type="float" office:value="26">
            <text:p>26</text:p>
          </table:table-cell>
          <table:table-cell office:value-type="float" office:value="138">
            <text:p>138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271509</text:p>
          </table:table-cell>
          <table:table-cell office:value-type="float" office:value="1388869931271">
            <text:p>1388869931271</text:p>
          </table:table-cell>
          <table:table-cell office:value-type="float" office:value="26">
            <text:p>26</text:p>
          </table:table-cell>
          <table:table-cell office:value-type="float" office:value="138">
            <text:p>138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278235</text:p>
          </table:table-cell>
          <table:table-cell office:value-type="float" office:value="1388869931278">
            <text:p>1388869931278</text:p>
          </table:table-cell>
          <table:table-cell office:value-type="float" office:value="27">
            <text:p>27</text:p>
          </table:table-cell>
          <table:table-cell office:value-type="float" office:value="159">
            <text:p>159</text:p>
          </table:table-cell>
          <table:table-cell office:value-type="float" office:value="-217">
            <text:p>-2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284889</text:p>
          </table:table-cell>
          <table:table-cell office:value-type="float" office:value="1388869931285">
            <text:p>1388869931285</text:p>
          </table:table-cell>
          <table:table-cell office:value-type="float" office:value="27">
            <text:p>27</text:p>
          </table:table-cell>
          <table:table-cell office:value-type="float" office:value="159">
            <text:p>159</text:p>
          </table:table-cell>
          <table:table-cell office:value-type="float" office:value="-217">
            <text:p>-2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291619</text:p>
          </table:table-cell>
          <table:table-cell office:value-type="float" office:value="1388869931291">
            <text:p>1388869931291</text:p>
          </table:table-cell>
          <table:table-cell office:value-type="float" office:value="27">
            <text:p>27</text:p>
          </table:table-cell>
          <table:table-cell office:value-type="float" office:value="159">
            <text:p>159</text:p>
          </table:table-cell>
          <table:table-cell office:value-type="float" office:value="-217">
            <text:p>-2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298323</text:p>
          </table:table-cell>
          <table:table-cell office:value-type="float" office:value="1388869931298">
            <text:p>1388869931298</text:p>
          </table:table-cell>
          <table:table-cell office:value-type="float" office:value="25">
            <text:p>25</text:p>
          </table:table-cell>
          <table:table-cell office:value-type="float" office:value="143">
            <text:p>143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305023</text:p>
          </table:table-cell>
          <table:table-cell office:value-type="float" office:value="1388869931305">
            <text:p>1388869931305</text:p>
          </table:table-cell>
          <table:table-cell office:value-type="float" office:value="25">
            <text:p>25</text:p>
          </table:table-cell>
          <table:table-cell office:value-type="float" office:value="143">
            <text:p>143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311741</text:p>
          </table:table-cell>
          <table:table-cell office:value-type="float" office:value="1388869931311">
            <text:p>1388869931311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318483</text:p>
          </table:table-cell>
          <table:table-cell office:value-type="float" office:value="1388869931318">
            <text:p>1388869931318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325262</text:p>
          </table:table-cell>
          <table:table-cell office:value-type="float" office:value="1388869931325">
            <text:p>1388869931325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332026</text:p>
          </table:table-cell>
          <table:table-cell office:value-type="float" office:value="1388869931332">
            <text:p>1388869931332</text:p>
          </table:table-cell>
          <table:table-cell office:value-type="float" office:value="29">
            <text:p>29</text:p>
          </table:table-cell>
          <table:table-cell office:value-type="float" office:value="147">
            <text:p>147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338719</text:p>
          </table:table-cell>
          <table:table-cell office:value-type="float" office:value="1388869931338">
            <text:p>1388869931338</text:p>
          </table:table-cell>
          <table:table-cell office:value-type="float" office:value="29">
            <text:p>29</text:p>
          </table:table-cell>
          <table:table-cell office:value-type="float" office:value="147">
            <text:p>147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345386</text:p>
          </table:table-cell>
          <table:table-cell office:value-type="float" office:value="1388869931345">
            <text:p>1388869931345</text:p>
          </table:table-cell>
          <table:table-cell office:value-type="float" office:value="29">
            <text:p>29</text:p>
          </table:table-cell>
          <table:table-cell office:value-type="float" office:value="147">
            <text:p>147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352320</text:p>
          </table:table-cell>
          <table:table-cell office:value-type="float" office:value="1388869931352">
            <text:p>1388869931352</text:p>
          </table:table-cell>
          <table:table-cell office:value-type="float" office:value="24">
            <text:p>24</text:p>
          </table:table-cell>
          <table:table-cell office:value-type="float" office:value="151">
            <text:p>151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359024</text:p>
          </table:table-cell>
          <table:table-cell office:value-type="float" office:value="1388869931359">
            <text:p>1388869931359</text:p>
          </table:table-cell>
          <table:table-cell office:value-type="float" office:value="24">
            <text:p>24</text:p>
          </table:table-cell>
          <table:table-cell office:value-type="float" office:value="151">
            <text:p>151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365797</text:p>
          </table:table-cell>
          <table:table-cell office:value-type="float" office:value="1388869931366">
            <text:p>1388869931366</text:p>
          </table:table-cell>
          <table:table-cell office:value-type="float" office:value="24">
            <text:p>24</text:p>
          </table:table-cell>
          <table:table-cell office:value-type="float" office:value="151">
            <text:p>151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372492</text:p>
          </table:table-cell>
          <table:table-cell office:value-type="float" office:value="1388869931372">
            <text:p>1388869931372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379169</text:p>
          </table:table-cell>
          <table:table-cell office:value-type="float" office:value="1388869931379">
            <text:p>1388869931379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385943</text:p>
          </table:table-cell>
          <table:table-cell office:value-type="float" office:value="1388869931386">
            <text:p>1388869931386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392628</text:p>
          </table:table-cell>
          <table:table-cell office:value-type="float" office:value="1388869931392">
            <text:p>1388869931392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399310</text:p>
          </table:table-cell>
          <table:table-cell office:value-type="float" office:value="1388869931399">
            <text:p>1388869931399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406042</text:p>
          </table:table-cell>
          <table:table-cell office:value-type="float" office:value="1388869931406">
            <text:p>1388869931406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412731</text:p>
          </table:table-cell>
          <table:table-cell office:value-type="float" office:value="1388869931412">
            <text:p>1388869931412</text:p>
          </table:table-cell>
          <table:table-cell office:value-type="float" office:value="27">
            <text:p>27</text:p>
          </table:table-cell>
          <table:table-cell office:value-type="float" office:value="145">
            <text:p>145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419503</text:p>
          </table:table-cell>
          <table:table-cell office:value-type="float" office:value="1388869931419">
            <text:p>1388869931419</text:p>
          </table:table-cell>
          <table:table-cell office:value-type="float" office:value="27">
            <text:p>27</text:p>
          </table:table-cell>
          <table:table-cell office:value-type="float" office:value="145">
            <text:p>145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426230</text:p>
          </table:table-cell>
          <table:table-cell office:value-type="float" office:value="1388869931426">
            <text:p>1388869931426</text:p>
          </table:table-cell>
          <table:table-cell office:value-type="float" office:value="27">
            <text:p>27</text:p>
          </table:table-cell>
          <table:table-cell office:value-type="float" office:value="145">
            <text:p>145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432932</text:p>
          </table:table-cell>
          <table:table-cell office:value-type="float" office:value="1388869931433">
            <text:p>1388869931433</text:p>
          </table:table-cell>
          <table:table-cell office:value-type="float" office:value="34">
            <text:p>34</text:p>
          </table:table-cell>
          <table:table-cell office:value-type="float" office:value="148">
            <text:p>14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439635</text:p>
          </table:table-cell>
          <table:table-cell office:value-type="float" office:value="1388869931439">
            <text:p>1388869931439</text:p>
          </table:table-cell>
          <table:table-cell office:value-type="float" office:value="34">
            <text:p>34</text:p>
          </table:table-cell>
          <table:table-cell office:value-type="float" office:value="148">
            <text:p>14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446393</text:p>
          </table:table-cell>
          <table:table-cell office:value-type="float" office:value="1388869931446">
            <text:p>1388869931446</text:p>
          </table:table-cell>
          <table:table-cell office:value-type="float" office:value="34">
            <text:p>34</text:p>
          </table:table-cell>
          <table:table-cell office:value-type="float" office:value="148">
            <text:p>14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453074</text:p>
          </table:table-cell>
          <table:table-cell office:value-type="float" office:value="1388869931453">
            <text:p>1388869931453</text:p>
          </table:table-cell>
          <table:table-cell office:value-type="float" office:value="33">
            <text:p>33</text:p>
          </table:table-cell>
          <table:table-cell office:value-type="float" office:value="143">
            <text:p>143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459844</text:p>
          </table:table-cell>
          <table:table-cell office:value-type="float" office:value="1388869931460">
            <text:p>1388869931460</text:p>
          </table:table-cell>
          <table:table-cell office:value-type="float" office:value="33">
            <text:p>33</text:p>
          </table:table-cell>
          <table:table-cell office:value-type="float" office:value="143">
            <text:p>143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466534</text:p>
          </table:table-cell>
          <table:table-cell office:value-type="float" office:value="1388869931466">
            <text:p>1388869931466</text:p>
          </table:table-cell>
          <table:table-cell office:value-type="float" office:value="33">
            <text:p>33</text:p>
          </table:table-cell>
          <table:table-cell office:value-type="float" office:value="143">
            <text:p>143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473207</text:p>
          </table:table-cell>
          <table:table-cell office:value-type="float" office:value="1388869931473">
            <text:p>1388869931473</text:p>
          </table:table-cell>
          <table:table-cell office:value-type="float" office:value="27">
            <text:p>27</text:p>
          </table:table-cell>
          <table:table-cell office:value-type="float" office:value="156">
            <text:p>15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479886</text:p>
          </table:table-cell>
          <table:table-cell office:value-type="float" office:value="1388869931480">
            <text:p>1388869931480</text:p>
          </table:table-cell>
          <table:table-cell office:value-type="float" office:value="27">
            <text:p>27</text:p>
          </table:table-cell>
          <table:table-cell office:value-type="float" office:value="156">
            <text:p>15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486586</text:p>
          </table:table-cell>
          <table:table-cell office:value-type="float" office:value="1388869931486">
            <text:p>1388869931486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493331</text:p>
          </table:table-cell>
          <table:table-cell office:value-type="float" office:value="1388869931493">
            <text:p>1388869931493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500016</text:p>
          </table:table-cell>
          <table:table-cell office:value-type="float" office:value="1388869931500">
            <text:p>1388869931500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506725</text:p>
          </table:table-cell>
          <table:table-cell office:value-type="float" office:value="1388869931506">
            <text:p>1388869931506</text:p>
          </table:table-cell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513415</text:p>
          </table:table-cell>
          <table:table-cell office:value-type="float" office:value="1388869931513">
            <text:p>1388869931513</text:p>
          </table:table-cell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520130</text:p>
          </table:table-cell>
          <table:table-cell office:value-type="float" office:value="1388869931520">
            <text:p>1388869931520</text:p>
          </table:table-cell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526877</text:p>
          </table:table-cell>
          <table:table-cell office:value-type="float" office:value="1388869931527">
            <text:p>1388869931527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533637</text:p>
          </table:table-cell>
          <table:table-cell office:value-type="float" office:value="1388869931533">
            <text:p>1388869931533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540339</text:p>
          </table:table-cell>
          <table:table-cell office:value-type="float" office:value="1388869931540">
            <text:p>1388869931540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547064</text:p>
          </table:table-cell>
          <table:table-cell office:value-type="float" office:value="1388869931547">
            <text:p>1388869931547</text:p>
          </table:table-cell>
          <table:table-cell office:value-type="float" office:value="23">
            <text:p>23</text:p>
          </table:table-cell>
          <table:table-cell office:value-type="float" office:value="149">
            <text:p>149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553755</text:p>
          </table:table-cell>
          <table:table-cell office:value-type="float" office:value="1388869931553">
            <text:p>1388869931553</text:p>
          </table:table-cell>
          <table:table-cell office:value-type="float" office:value="23">
            <text:p>23</text:p>
          </table:table-cell>
          <table:table-cell office:value-type="float" office:value="149">
            <text:p>149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560436</text:p>
          </table:table-cell>
          <table:table-cell office:value-type="float" office:value="1388869931560">
            <text:p>1388869931560</text:p>
          </table:table-cell>
          <table:table-cell office:value-type="float" office:value="23">
            <text:p>23</text:p>
          </table:table-cell>
          <table:table-cell office:value-type="float" office:value="149">
            <text:p>149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567128</text:p>
          </table:table-cell>
          <table:table-cell office:value-type="float" office:value="1388869931567">
            <text:p>1388869931567</text:p>
          </table:table-cell>
          <table:table-cell office:value-type="float" office:value="28">
            <text:p>28</text:p>
          </table:table-cell>
          <table:table-cell office:value-type="float" office:value="151">
            <text:p>151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573814</text:p>
          </table:table-cell>
          <table:table-cell office:value-type="float" office:value="1388869931574">
            <text:p>1388869931574</text:p>
          </table:table-cell>
          <table:table-cell office:value-type="float" office:value="28">
            <text:p>28</text:p>
          </table:table-cell>
          <table:table-cell office:value-type="float" office:value="151">
            <text:p>151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580495</text:p>
          </table:table-cell>
          <table:table-cell office:value-type="float" office:value="1388869931580">
            <text:p>1388869931580</text:p>
          </table:table-cell>
          <table:table-cell office:value-type="float" office:value="28">
            <text:p>28</text:p>
          </table:table-cell>
          <table:table-cell office:value-type="float" office:value="151">
            <text:p>151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587169</text:p>
          </table:table-cell>
          <table:table-cell office:value-type="float" office:value="1388869931587">
            <text:p>1388869931587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594737</text:p>
          </table:table-cell>
          <table:table-cell office:value-type="float" office:value="1388869931594">
            <text:p>1388869931594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601440</text:p>
          </table:table-cell>
          <table:table-cell office:value-type="float" office:value="1388869931601">
            <text:p>1388869931601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608131</text:p>
          </table:table-cell>
          <table:table-cell office:value-type="float" office:value="1388869931608">
            <text:p>1388869931608</text:p>
          </table:table-cell>
          <table:table-cell office:value-type="float" office:value="29">
            <text:p>29</text:p>
          </table:table-cell>
          <table:table-cell office:value-type="float" office:value="151">
            <text:p>151</text:p>
          </table:table-cell>
          <table:table-cell office:value-type="float" office:value="-231">
            <text:p>-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614943</text:p>
          </table:table-cell>
          <table:table-cell office:value-type="float" office:value="1388869931615">
            <text:p>1388869931615</text:p>
          </table:table-cell>
          <table:table-cell office:value-type="float" office:value="29">
            <text:p>29</text:p>
          </table:table-cell>
          <table:table-cell office:value-type="float" office:value="151">
            <text:p>151</text:p>
          </table:table-cell>
          <table:table-cell office:value-type="float" office:value="-231">
            <text:p>-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621727</text:p>
          </table:table-cell>
          <table:table-cell office:value-type="float" office:value="1388869931621">
            <text:p>1388869931621</text:p>
          </table:table-cell>
          <table:table-cell office:value-type="float" office:value="29">
            <text:p>29</text:p>
          </table:table-cell>
          <table:table-cell office:value-type="float" office:value="151">
            <text:p>151</text:p>
          </table:table-cell>
          <table:table-cell office:value-type="float" office:value="-231">
            <text:p>-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628462</text:p>
          </table:table-cell>
          <table:table-cell office:value-type="float" office:value="1388869931628">
            <text:p>1388869931628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635146</text:p>
          </table:table-cell>
          <table:table-cell office:value-type="float" office:value="1388869931635">
            <text:p>1388869931635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641833</text:p>
          </table:table-cell>
          <table:table-cell office:value-type="float" office:value="1388869931642">
            <text:p>1388869931642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648535</text:p>
          </table:table-cell>
          <table:table-cell office:value-type="float" office:value="1388869931648">
            <text:p>1388869931648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655215</text:p>
          </table:table-cell>
          <table:table-cell office:value-type="float" office:value="1388869931655">
            <text:p>1388869931655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661904</text:p>
          </table:table-cell>
          <table:table-cell office:value-type="float" office:value="1388869931662">
            <text:p>1388869931662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668595</text:p>
          </table:table-cell>
          <table:table-cell office:value-type="float" office:value="1388869931668">
            <text:p>1388869931668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675270</text:p>
          </table:table-cell>
          <table:table-cell office:value-type="float" office:value="1388869931675">
            <text:p>1388869931675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681998</text:p>
          </table:table-cell>
          <table:table-cell office:value-type="float" office:value="1388869931682">
            <text:p>1388869931682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688666</text:p>
          </table:table-cell>
          <table:table-cell office:value-type="float" office:value="1388869931688">
            <text:p>1388869931688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695328</text:p>
          </table:table-cell>
          <table:table-cell office:value-type="float" office:value="1388869931695">
            <text:p>1388869931695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702184</text:p>
          </table:table-cell>
          <table:table-cell office:value-type="float" office:value="1388869931702">
            <text:p>1388869931702</text:p>
          </table:table-cell>
          <table:table-cell office:value-type="float" office:value="21">
            <text:p>21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708880</text:p>
          </table:table-cell>
          <table:table-cell office:value-type="float" office:value="1388869931709">
            <text:p>1388869931709</text:p>
          </table:table-cell>
          <table:table-cell office:value-type="float" office:value="21">
            <text:p>21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715631</text:p>
          </table:table-cell>
          <table:table-cell office:value-type="float" office:value="1388869931715">
            <text:p>1388869931715</text:p>
          </table:table-cell>
          <table:table-cell office:value-type="float" office:value="21">
            <text:p>21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722435</text:p>
          </table:table-cell>
          <table:table-cell office:value-type="float" office:value="1388869931722">
            <text:p>1388869931722</text:p>
          </table:table-cell>
          <table:table-cell office:value-type="float" office:value="18">
            <text:p>18</text:p>
          </table:table-cell>
          <table:table-cell office:value-type="float" office:value="151">
            <text:p>151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729206</text:p>
          </table:table-cell>
          <table:table-cell office:value-type="float" office:value="1388869931729">
            <text:p>1388869931729</text:p>
          </table:table-cell>
          <table:table-cell office:value-type="float" office:value="18">
            <text:p>18</text:p>
          </table:table-cell>
          <table:table-cell office:value-type="float" office:value="151">
            <text:p>151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735940</text:p>
          </table:table-cell>
          <table:table-cell office:value-type="float" office:value="1388869931736">
            <text:p>1388869931736</text:p>
          </table:table-cell>
          <table:table-cell office:value-type="float" office:value="18">
            <text:p>18</text:p>
          </table:table-cell>
          <table:table-cell office:value-type="float" office:value="151">
            <text:p>151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742623</text:p>
          </table:table-cell>
          <table:table-cell office:value-type="float" office:value="1388869931742">
            <text:p>1388869931742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749380</text:p>
          </table:table-cell>
          <table:table-cell office:value-type="float" office:value="1388869931749">
            <text:p>1388869931749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756075</text:p>
          </table:table-cell>
          <table:table-cell office:value-type="float" office:value="1388869931756">
            <text:p>1388869931756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762747</text:p>
          </table:table-cell>
          <table:table-cell office:value-type="float" office:value="1388869931762">
            <text:p>1388869931762</text:p>
          </table:table-cell>
          <table:table-cell office:value-type="float" office:value="24">
            <text:p>24</text:p>
          </table:table-cell>
          <table:table-cell office:value-type="float" office:value="153">
            <text:p>153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769434</text:p>
          </table:table-cell>
          <table:table-cell office:value-type="float" office:value="1388869931769">
            <text:p>1388869931769</text:p>
          </table:table-cell>
          <table:table-cell office:value-type="float" office:value="24">
            <text:p>24</text:p>
          </table:table-cell>
          <table:table-cell office:value-type="float" office:value="153">
            <text:p>153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776126</text:p>
          </table:table-cell>
          <table:table-cell office:value-type="float" office:value="1388869931776">
            <text:p>1388869931776</text:p>
          </table:table-cell>
          <table:table-cell office:value-type="float" office:value="24">
            <text:p>24</text:p>
          </table:table-cell>
          <table:table-cell office:value-type="float" office:value="153">
            <text:p>153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782786</text:p>
          </table:table-cell>
          <table:table-cell office:value-type="float" office:value="1388869931783">
            <text:p>1388869931783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789551</text:p>
          </table:table-cell>
          <table:table-cell office:value-type="float" office:value="1388869931789">
            <text:p>1388869931789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796263</text:p>
          </table:table-cell>
          <table:table-cell office:value-type="float" office:value="1388869931796">
            <text:p>1388869931796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802937</text:p>
          </table:table-cell>
          <table:table-cell office:value-type="float" office:value="1388869931803">
            <text:p>1388869931803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809632</text:p>
          </table:table-cell>
          <table:table-cell office:value-type="float" office:value="1388869931809">
            <text:p>1388869931809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816332</text:p>
          </table:table-cell>
          <table:table-cell office:value-type="float" office:value="1388869931816">
            <text:p>1388869931816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823309</text:p>
          </table:table-cell>
          <table:table-cell office:value-type="float" office:value="1388869931823">
            <text:p>1388869931823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830082</text:p>
          </table:table-cell>
          <table:table-cell office:value-type="float" office:value="1388869931830">
            <text:p>1388869931830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836849</text:p>
          </table:table-cell>
          <table:table-cell office:value-type="float" office:value="1388869931837">
            <text:p>1388869931837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843830</text:p>
          </table:table-cell>
          <table:table-cell office:value-type="float" office:value="1388869931844">
            <text:p>1388869931844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850538</text:p>
          </table:table-cell>
          <table:table-cell office:value-type="float" office:value="1388869931850">
            <text:p>1388869931850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857230</text:p>
          </table:table-cell>
          <table:table-cell office:value-type="float" office:value="1388869931857">
            <text:p>1388869931857</text:p>
          </table:table-cell>
          <table:table-cell office:value-type="float" office:value="22">
            <text:p>22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863931</text:p>
          </table:table-cell>
          <table:table-cell office:value-type="float" office:value="1388869931864">
            <text:p>1388869931864</text:p>
          </table:table-cell>
          <table:table-cell office:value-type="float" office:value="22">
            <text:p>22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870619</text:p>
          </table:table-cell>
          <table:table-cell office:value-type="float" office:value="1388869931870">
            <text:p>1388869931870</text:p>
          </table:table-cell>
          <table:table-cell office:value-type="float" office:value="22">
            <text:p>22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877375</text:p>
          </table:table-cell>
          <table:table-cell office:value-type="float" office:value="1388869931877">
            <text:p>1388869931877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884038</text:p>
          </table:table-cell>
          <table:table-cell office:value-type="float" office:value="1388869931884">
            <text:p>1388869931884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890684</text:p>
          </table:table-cell>
          <table:table-cell office:value-type="float" office:value="1388869931890">
            <text:p>1388869931890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897378</text:p>
          </table:table-cell>
          <table:table-cell office:value-type="float" office:value="1388869931897">
            <text:p>1388869931897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904070</text:p>
          </table:table-cell>
          <table:table-cell office:value-type="float" office:value="1388869931904">
            <text:p>1388869931904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910750</text:p>
          </table:table-cell>
          <table:table-cell office:value-type="float" office:value="1388869931910">
            <text:p>1388869931910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917466</text:p>
          </table:table-cell>
          <table:table-cell office:value-type="float" office:value="1388869931917">
            <text:p>1388869931917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924130</text:p>
          </table:table-cell>
          <table:table-cell office:value-type="float" office:value="1388869931924">
            <text:p>1388869931924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930857</text:p>
          </table:table-cell>
          <table:table-cell office:value-type="float" office:value="1388869931931">
            <text:p>1388869931931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937587</text:p>
          </table:table-cell>
          <table:table-cell office:value-type="float" office:value="1388869931937">
            <text:p>1388869931937</text:p>
          </table:table-cell>
          <table:table-cell office:value-type="float" office:value="23">
            <text:p>23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944274</text:p>
          </table:table-cell>
          <table:table-cell office:value-type="float" office:value="1388869931944">
            <text:p>1388869931944</text:p>
          </table:table-cell>
          <table:table-cell office:value-type="float" office:value="23">
            <text:p>23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950954</text:p>
          </table:table-cell>
          <table:table-cell office:value-type="float" office:value="1388869931951">
            <text:p>1388869931951</text:p>
          </table:table-cell>
          <table:table-cell office:value-type="float" office:value="23">
            <text:p>23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957659</text:p>
          </table:table-cell>
          <table:table-cell office:value-type="float" office:value="1388869931957">
            <text:p>1388869931957</text:p>
          </table:table-cell>
          <table:table-cell office:value-type="float" office:value="23">
            <text:p>23</text:p>
          </table:table-cell>
          <table:table-cell office:value-type="float" office:value="151">
            <text:p>151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964333</text:p>
          </table:table-cell>
          <table:table-cell office:value-type="float" office:value="1388869931964">
            <text:p>1388869931964</text:p>
          </table:table-cell>
          <table:table-cell office:value-type="float" office:value="23">
            <text:p>23</text:p>
          </table:table-cell>
          <table:table-cell office:value-type="float" office:value="151">
            <text:p>151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971017</text:p>
          </table:table-cell>
          <table:table-cell office:value-type="float" office:value="1388869931971">
            <text:p>1388869931971</text:p>
          </table:table-cell>
          <table:table-cell office:value-type="float" office:value="23">
            <text:p>23</text:p>
          </table:table-cell>
          <table:table-cell office:value-type="float" office:value="151">
            <text:p>151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977690</text:p>
          </table:table-cell>
          <table:table-cell office:value-type="float" office:value="1388869931977">
            <text:p>1388869931977</text:p>
          </table:table-cell>
          <table:table-cell office:value-type="float" office:value="23">
            <text:p>23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984347</text:p>
          </table:table-cell>
          <table:table-cell office:value-type="float" office:value="1388869931984">
            <text:p>1388869931984</text:p>
          </table:table-cell>
          <table:table-cell office:value-type="float" office:value="23">
            <text:p>23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991027</text:p>
          </table:table-cell>
          <table:table-cell office:value-type="float" office:value="1388869931991">
            <text:p>1388869931991</text:p>
          </table:table-cell>
          <table:table-cell office:value-type="float" office:value="23">
            <text:p>23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1_997741</text:p>
          </table:table-cell>
          <table:table-cell office:value-type="float" office:value="1388869931997">
            <text:p>1388869931997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004419</text:p>
          </table:table-cell>
          <table:table-cell office:value-type="float" office:value="1388869932004">
            <text:p>1388869932004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011107</text:p>
          </table:table-cell>
          <table:table-cell office:value-type="float" office:value="1388869932011">
            <text:p>1388869932011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017805</text:p>
          </table:table-cell>
          <table:table-cell office:value-type="float" office:value="1388869932018">
            <text:p>1388869932018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024496</text:p>
          </table:table-cell>
          <table:table-cell office:value-type="float" office:value="1388869932024">
            <text:p>1388869932024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031202</text:p>
          </table:table-cell>
          <table:table-cell office:value-type="float" office:value="1388869932031">
            <text:p>1388869932031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037917</text:p>
          </table:table-cell>
          <table:table-cell office:value-type="float" office:value="1388869932038">
            <text:p>1388869932038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044612</text:p>
          </table:table-cell>
          <table:table-cell office:value-type="float" office:value="1388869932044">
            <text:p>1388869932044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051309</text:p>
          </table:table-cell>
          <table:table-cell office:value-type="float" office:value="1388869932051">
            <text:p>1388869932051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058006</text:p>
          </table:table-cell>
          <table:table-cell office:value-type="float" office:value="1388869932058">
            <text:p>1388869932058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064688</text:p>
          </table:table-cell>
          <table:table-cell office:value-type="float" office:value="1388869932064">
            <text:p>1388869932064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071369</text:p>
          </table:table-cell>
          <table:table-cell office:value-type="float" office:value="1388869932071">
            <text:p>1388869932071</text:p>
          </table:table-cell>
          <table:table-cell office:value-type="float" office:value="30">
            <text:p>30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078065</text:p>
          </table:table-cell>
          <table:table-cell office:value-type="float" office:value="1388869932078">
            <text:p>1388869932078</text:p>
          </table:table-cell>
          <table:table-cell office:value-type="float" office:value="30">
            <text:p>30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084732</text:p>
          </table:table-cell>
          <table:table-cell office:value-type="float" office:value="1388869932084">
            <text:p>1388869932084</text:p>
          </table:table-cell>
          <table:table-cell office:value-type="float" office:value="30">
            <text:p>30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091385</text:p>
          </table:table-cell>
          <table:table-cell office:value-type="float" office:value="1388869932091">
            <text:p>1388869932091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098086</text:p>
          </table:table-cell>
          <table:table-cell office:value-type="float" office:value="1388869932098">
            <text:p>1388869932098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104781</text:p>
          </table:table-cell>
          <table:table-cell office:value-type="float" office:value="1388869932105">
            <text:p>1388869932105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111470</text:p>
          </table:table-cell>
          <table:table-cell office:value-type="float" office:value="1388869932111">
            <text:p>1388869932111</text:p>
          </table:table-cell>
          <table:table-cell office:value-type="float" office:value="21">
            <text:p>21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118191</text:p>
          </table:table-cell>
          <table:table-cell office:value-type="float" office:value="1388869932118">
            <text:p>1388869932118</text:p>
          </table:table-cell>
          <table:table-cell office:value-type="float" office:value="21">
            <text:p>21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124866</text:p>
          </table:table-cell>
          <table:table-cell office:value-type="float" office:value="1388869932125">
            <text:p>1388869932125</text:p>
          </table:table-cell>
          <table:table-cell office:value-type="float" office:value="21">
            <text:p>21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131824</text:p>
          </table:table-cell>
          <table:table-cell office:value-type="float" office:value="1388869932132">
            <text:p>1388869932132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138550</text:p>
          </table:table-cell>
          <table:table-cell office:value-type="float" office:value="1388869932138">
            <text:p>1388869932138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145235</text:p>
          </table:table-cell>
          <table:table-cell office:value-type="float" office:value="1388869932145">
            <text:p>1388869932145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151981</text:p>
          </table:table-cell>
          <table:table-cell office:value-type="float" office:value="1388869932152">
            <text:p>1388869932152</text:p>
          </table:table-cell>
          <table:table-cell office:value-type="float" office:value="28">
            <text:p>28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158670</text:p>
          </table:table-cell>
          <table:table-cell office:value-type="float" office:value="1388869932158">
            <text:p>1388869932158</text:p>
          </table:table-cell>
          <table:table-cell office:value-type="float" office:value="28">
            <text:p>28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165410</text:p>
          </table:table-cell>
          <table:table-cell office:value-type="float" office:value="1388869932165">
            <text:p>1388869932165</text:p>
          </table:table-cell>
          <table:table-cell office:value-type="float" office:value="28">
            <text:p>28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172166</text:p>
          </table:table-cell>
          <table:table-cell office:value-type="float" office:value="1388869932172">
            <text:p>1388869932172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178847</text:p>
          </table:table-cell>
          <table:table-cell office:value-type="float" office:value="1388869932179">
            <text:p>1388869932179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185513</text:p>
          </table:table-cell>
          <table:table-cell office:value-type="float" office:value="1388869932185">
            <text:p>1388869932185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192345</text:p>
          </table:table-cell>
          <table:table-cell office:value-type="float" office:value="1388869932192">
            <text:p>1388869932192</text:p>
          </table:table-cell>
          <table:table-cell office:value-type="float" office:value="21">
            <text:p>21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199031</text:p>
          </table:table-cell>
          <table:table-cell office:value-type="float" office:value="1388869932199">
            <text:p>1388869932199</text:p>
          </table:table-cell>
          <table:table-cell office:value-type="float" office:value="21">
            <text:p>21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205777</text:p>
          </table:table-cell>
          <table:table-cell office:value-type="float" office:value="1388869932206">
            <text:p>1388869932206</text:p>
          </table:table-cell>
          <table:table-cell office:value-type="float" office:value="21">
            <text:p>21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212464</text:p>
          </table:table-cell>
          <table:table-cell office:value-type="float" office:value="1388869932212">
            <text:p>1388869932212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219147</text:p>
          </table:table-cell>
          <table:table-cell office:value-type="float" office:value="1388869932219">
            <text:p>1388869932219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225881</text:p>
          </table:table-cell>
          <table:table-cell office:value-type="float" office:value="1388869932226">
            <text:p>1388869932226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232582</text:p>
          </table:table-cell>
          <table:table-cell office:value-type="float" office:value="1388869932232">
            <text:p>1388869932232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239301</text:p>
          </table:table-cell>
          <table:table-cell office:value-type="float" office:value="1388869932239">
            <text:p>1388869932239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246032</text:p>
          </table:table-cell>
          <table:table-cell office:value-type="float" office:value="1388869932246">
            <text:p>1388869932246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252717</text:p>
          </table:table-cell>
          <table:table-cell office:value-type="float" office:value="1388869932252">
            <text:p>1388869932252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259394</text:p>
          </table:table-cell>
          <table:table-cell office:value-type="float" office:value="1388869932259">
            <text:p>1388869932259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266091</text:p>
          </table:table-cell>
          <table:table-cell office:value-type="float" office:value="1388869932266">
            <text:p>1388869932266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272763</text:p>
          </table:table-cell>
          <table:table-cell office:value-type="float" office:value="1388869932272">
            <text:p>1388869932272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279437</text:p>
          </table:table-cell>
          <table:table-cell office:value-type="float" office:value="1388869932279">
            <text:p>1388869932279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286116</text:p>
          </table:table-cell>
          <table:table-cell office:value-type="float" office:value="1388869932286">
            <text:p>1388869932286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292783</text:p>
          </table:table-cell>
          <table:table-cell office:value-type="float" office:value="1388869932293">
            <text:p>1388869932293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299515</text:p>
          </table:table-cell>
          <table:table-cell office:value-type="float" office:value="1388869932299">
            <text:p>1388869932299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306229</text:p>
          </table:table-cell>
          <table:table-cell office:value-type="float" office:value="1388869932306">
            <text:p>1388869932306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312899</text:p>
          </table:table-cell>
          <table:table-cell office:value-type="float" office:value="1388869932313">
            <text:p>1388869932313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319578</text:p>
          </table:table-cell>
          <table:table-cell office:value-type="float" office:value="1388869932319">
            <text:p>1388869932319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326275</text:p>
          </table:table-cell>
          <table:table-cell office:value-type="float" office:value="1388869932326">
            <text:p>1388869932326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332959</text:p>
          </table:table-cell>
          <table:table-cell office:value-type="float" office:value="1388869932333">
            <text:p>1388869932333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339738</text:p>
          </table:table-cell>
          <table:table-cell office:value-type="float" office:value="1388869932339">
            <text:p>1388869932339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346456</text:p>
          </table:table-cell>
          <table:table-cell office:value-type="float" office:value="1388869932346">
            <text:p>1388869932346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353158</text:p>
          </table:table-cell>
          <table:table-cell office:value-type="float" office:value="1388869932353">
            <text:p>1388869932353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359839</text:p>
          </table:table-cell>
          <table:table-cell office:value-type="float" office:value="1388869932360">
            <text:p>1388869932360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366563</text:p>
          </table:table-cell>
          <table:table-cell office:value-type="float" office:value="1388869932366">
            <text:p>1388869932366</text:p>
          </table:table-cell>
          <table:table-cell office:value-type="float" office:value="23">
            <text:p>23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373285</text:p>
          </table:table-cell>
          <table:table-cell office:value-type="float" office:value="1388869932373">
            <text:p>1388869932373</text:p>
          </table:table-cell>
          <table:table-cell office:value-type="float" office:value="23">
            <text:p>23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380012</text:p>
          </table:table-cell>
          <table:table-cell office:value-type="float" office:value="1388869932380">
            <text:p>1388869932380</text:p>
          </table:table-cell>
          <table:table-cell office:value-type="float" office:value="23">
            <text:p>23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386694</text:p>
          </table:table-cell>
          <table:table-cell office:value-type="float" office:value="1388869932386">
            <text:p>1388869932386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393380</text:p>
          </table:table-cell>
          <table:table-cell office:value-type="float" office:value="1388869932393">
            <text:p>1388869932393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400054</text:p>
          </table:table-cell>
          <table:table-cell office:value-type="float" office:value="1388869932400">
            <text:p>1388869932400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406730</text:p>
          </table:table-cell>
          <table:table-cell office:value-type="float" office:value="1388869932406">
            <text:p>1388869932406</text:p>
          </table:table-cell>
          <table:table-cell office:value-type="float" office:value="22">
            <text:p>22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413473</text:p>
          </table:table-cell>
          <table:table-cell office:value-type="float" office:value="1388869932413">
            <text:p>1388869932413</text:p>
          </table:table-cell>
          <table:table-cell office:value-type="float" office:value="22">
            <text:p>22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420156</text:p>
          </table:table-cell>
          <table:table-cell office:value-type="float" office:value="1388869932420">
            <text:p>1388869932420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426874</text:p>
          </table:table-cell>
          <table:table-cell office:value-type="float" office:value="1388869932427">
            <text:p>1388869932427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433578</text:p>
          </table:table-cell>
          <table:table-cell office:value-type="float" office:value="1388869932433">
            <text:p>1388869932433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440331</text:p>
          </table:table-cell>
          <table:table-cell office:value-type="float" office:value="1388869932440">
            <text:p>1388869932440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447081</text:p>
          </table:table-cell>
          <table:table-cell office:value-type="float" office:value="1388869932447">
            <text:p>1388869932447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453763</text:p>
          </table:table-cell>
          <table:table-cell office:value-type="float" office:value="1388869932453">
            <text:p>1388869932453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460444</text:p>
          </table:table-cell>
          <table:table-cell office:value-type="float" office:value="1388869932460">
            <text:p>1388869932460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467143</text:p>
          </table:table-cell>
          <table:table-cell office:value-type="float" office:value="1388869932467">
            <text:p>1388869932467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473827</text:p>
          </table:table-cell>
          <table:table-cell office:value-type="float" office:value="1388869932474">
            <text:p>1388869932474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480497</text:p>
          </table:table-cell>
          <table:table-cell office:value-type="float" office:value="1388869932480">
            <text:p>1388869932480</text:p>
          </table:table-cell>
          <table:table-cell office:value-type="float" office:value="28">
            <text:p>28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487158</text:p>
          </table:table-cell>
          <table:table-cell office:value-type="float" office:value="1388869932487">
            <text:p>1388869932487</text:p>
          </table:table-cell>
          <table:table-cell office:value-type="float" office:value="28">
            <text:p>28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493834</text:p>
          </table:table-cell>
          <table:table-cell office:value-type="float" office:value="1388869932494">
            <text:p>1388869932494</text:p>
          </table:table-cell>
          <table:table-cell office:value-type="float" office:value="28">
            <text:p>28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500513</text:p>
          </table:table-cell>
          <table:table-cell office:value-type="float" office:value="1388869932500">
            <text:p>1388869932500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507221</text:p>
          </table:table-cell>
          <table:table-cell office:value-type="float" office:value="1388869932507">
            <text:p>1388869932507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513904</text:p>
          </table:table-cell>
          <table:table-cell office:value-type="float" office:value="1388869932514">
            <text:p>1388869932514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520583</text:p>
          </table:table-cell>
          <table:table-cell office:value-type="float" office:value="1388869932520">
            <text:p>1388869932520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527257</text:p>
          </table:table-cell>
          <table:table-cell office:value-type="float" office:value="1388869932527">
            <text:p>1388869932527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533926</text:p>
          </table:table-cell>
          <table:table-cell office:value-type="float" office:value="1388869932534">
            <text:p>1388869932534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540677</text:p>
          </table:table-cell>
          <table:table-cell office:value-type="float" office:value="1388869932540">
            <text:p>1388869932540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547753</text:p>
          </table:table-cell>
          <table:table-cell office:value-type="float" office:value="1388869932548">
            <text:p>1388869932548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554443</text:p>
          </table:table-cell>
          <table:table-cell office:value-type="float" office:value="1388869932554">
            <text:p>1388869932554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561127</text:p>
          </table:table-cell>
          <table:table-cell office:value-type="float" office:value="1388869932561">
            <text:p>1388869932561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567819</text:p>
          </table:table-cell>
          <table:table-cell office:value-type="float" office:value="1388869932568">
            <text:p>1388869932568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574520</text:p>
          </table:table-cell>
          <table:table-cell office:value-type="float" office:value="1388869932574">
            <text:p>1388869932574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581245</text:p>
          </table:table-cell>
          <table:table-cell office:value-type="float" office:value="1388869932581">
            <text:p>1388869932581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587957</text:p>
          </table:table-cell>
          <table:table-cell office:value-type="float" office:value="1388869932588">
            <text:p>1388869932588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594650</text:p>
          </table:table-cell>
          <table:table-cell office:value-type="float" office:value="1388869932594">
            <text:p>1388869932594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601350</text:p>
          </table:table-cell>
          <table:table-cell office:value-type="float" office:value="1388869932601">
            <text:p>1388869932601</text:p>
          </table:table-cell>
          <table:table-cell office:value-type="float" office:value="28">
            <text:p>28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608039</text:p>
          </table:table-cell>
          <table:table-cell office:value-type="float" office:value="1388869932608">
            <text:p>1388869932608</text:p>
          </table:table-cell>
          <table:table-cell office:value-type="float" office:value="28">
            <text:p>28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614713</text:p>
          </table:table-cell>
          <table:table-cell office:value-type="float" office:value="1388869932614">
            <text:p>1388869932614</text:p>
          </table:table-cell>
          <table:table-cell office:value-type="float" office:value="23">
            <text:p>23</text:p>
          </table:table-cell>
          <table:table-cell office:value-type="float" office:value="151">
            <text:p>151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621469</text:p>
          </table:table-cell>
          <table:table-cell office:value-type="float" office:value="1388869932621">
            <text:p>1388869932621</text:p>
          </table:table-cell>
          <table:table-cell office:value-type="float" office:value="23">
            <text:p>23</text:p>
          </table:table-cell>
          <table:table-cell office:value-type="float" office:value="151">
            <text:p>151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628170</text:p>
          </table:table-cell>
          <table:table-cell office:value-type="float" office:value="1388869932628">
            <text:p>1388869932628</text:p>
          </table:table-cell>
          <table:table-cell office:value-type="float" office:value="23">
            <text:p>23</text:p>
          </table:table-cell>
          <table:table-cell office:value-type="float" office:value="151">
            <text:p>151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634841</text:p>
          </table:table-cell>
          <table:table-cell office:value-type="float" office:value="1388869932635">
            <text:p>1388869932635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641523</text:p>
          </table:table-cell>
          <table:table-cell office:value-type="float" office:value="1388869932641">
            <text:p>1388869932641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648255</text:p>
          </table:table-cell>
          <table:table-cell office:value-type="float" office:value="1388869932648">
            <text:p>1388869932648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654946</text:p>
          </table:table-cell>
          <table:table-cell office:value-type="float" office:value="1388869932655">
            <text:p>1388869932655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661649</text:p>
          </table:table-cell>
          <table:table-cell office:value-type="float" office:value="1388869932661">
            <text:p>1388869932661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668343</text:p>
          </table:table-cell>
          <table:table-cell office:value-type="float" office:value="1388869932668">
            <text:p>1388869932668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675022</text:p>
          </table:table-cell>
          <table:table-cell office:value-type="float" office:value="1388869932675">
            <text:p>1388869932675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681701</text:p>
          </table:table-cell>
          <table:table-cell office:value-type="float" office:value="1388869932681">
            <text:p>1388869932681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688357</text:p>
          </table:table-cell>
          <table:table-cell office:value-type="float" office:value="1388869932688">
            <text:p>1388869932688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695015</text:p>
          </table:table-cell>
          <table:table-cell office:value-type="float" office:value="1388869932695">
            <text:p>1388869932695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701705</text:p>
          </table:table-cell>
          <table:table-cell office:value-type="float" office:value="1388869932701">
            <text:p>1388869932701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708403</text:p>
          </table:table-cell>
          <table:table-cell office:value-type="float" office:value="1388869932708">
            <text:p>1388869932708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715072</text:p>
          </table:table-cell>
          <table:table-cell office:value-type="float" office:value="1388869932715">
            <text:p>1388869932715</text:p>
          </table:table-cell>
          <table:table-cell office:value-type="float" office:value="26">
            <text:p>26</text:p>
          </table:table-cell>
          <table:table-cell office:value-type="float" office:value="151">
            <text:p>151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721757</text:p>
          </table:table-cell>
          <table:table-cell office:value-type="float" office:value="1388869932721">
            <text:p>1388869932721</text:p>
          </table:table-cell>
          <table:table-cell office:value-type="float" office:value="26">
            <text:p>26</text:p>
          </table:table-cell>
          <table:table-cell office:value-type="float" office:value="151">
            <text:p>151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728444</text:p>
          </table:table-cell>
          <table:table-cell office:value-type="float" office:value="1388869932728">
            <text:p>1388869932728</text:p>
          </table:table-cell>
          <table:table-cell office:value-type="float" office:value="26">
            <text:p>26</text:p>
          </table:table-cell>
          <table:table-cell office:value-type="float" office:value="151">
            <text:p>151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735132</text:p>
          </table:table-cell>
          <table:table-cell office:value-type="float" office:value="1388869932735">
            <text:p>1388869932735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741834</text:p>
          </table:table-cell>
          <table:table-cell office:value-type="float" office:value="1388869932742">
            <text:p>1388869932742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748546</text:p>
          </table:table-cell>
          <table:table-cell office:value-type="float" office:value="1388869932748">
            <text:p>1388869932748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755252</text:p>
          </table:table-cell>
          <table:table-cell office:value-type="float" office:value="1388869932755">
            <text:p>1388869932755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762000</text:p>
          </table:table-cell>
          <table:table-cell office:value-type="float" office:value="1388869932762">
            <text:p>138886993276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768694</text:p>
          </table:table-cell>
          <table:table-cell office:value-type="float" office:value="1388869932768">
            <text:p>1388869932768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775367</text:p>
          </table:table-cell>
          <table:table-cell office:value-type="float" office:value="1388869932775">
            <text:p>1388869932775</text:p>
          </table:table-cell>
          <table:table-cell office:value-type="float" office:value="26">
            <text:p>26</text:p>
          </table:table-cell>
          <table:table-cell office:value-type="float" office:value="151">
            <text:p>151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782135</text:p>
          </table:table-cell>
          <table:table-cell office:value-type="float" office:value="1388869932782">
            <text:p>1388869932782</text:p>
          </table:table-cell>
          <table:table-cell office:value-type="float" office:value="26">
            <text:p>26</text:p>
          </table:table-cell>
          <table:table-cell office:value-type="float" office:value="151">
            <text:p>151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788813</text:p>
          </table:table-cell>
          <table:table-cell office:value-type="float" office:value="1388869932789">
            <text:p>1388869932789</text:p>
          </table:table-cell>
          <table:table-cell office:value-type="float" office:value="26">
            <text:p>26</text:p>
          </table:table-cell>
          <table:table-cell office:value-type="float" office:value="151">
            <text:p>151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795545</text:p>
          </table:table-cell>
          <table:table-cell office:value-type="float" office:value="1388869932795">
            <text:p>1388869932795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802301</text:p>
          </table:table-cell>
          <table:table-cell office:value-type="float" office:value="1388869932802">
            <text:p>1388869932802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808997</text:p>
          </table:table-cell>
          <table:table-cell office:value-type="float" office:value="1388869932809">
            <text:p>1388869932809</text:p>
          </table:table-cell>
          <table:table-cell office:value-type="float" office:value="23">
            <text:p>23</text:p>
          </table:table-cell>
          <table:table-cell office:value-type="float" office:value="146">
            <text:p>146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815741</text:p>
          </table:table-cell>
          <table:table-cell office:value-type="float" office:value="1388869932815">
            <text:p>1388869932815</text:p>
          </table:table-cell>
          <table:table-cell office:value-type="float" office:value="23">
            <text:p>23</text:p>
          </table:table-cell>
          <table:table-cell office:value-type="float" office:value="146">
            <text:p>146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822503</text:p>
          </table:table-cell>
          <table:table-cell office:value-type="float" office:value="1388869932822">
            <text:p>1388869932822</text:p>
          </table:table-cell>
          <table:table-cell office:value-type="float" office:value="23">
            <text:p>23</text:p>
          </table:table-cell>
          <table:table-cell office:value-type="float" office:value="146">
            <text:p>146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829191</text:p>
          </table:table-cell>
          <table:table-cell office:value-type="float" office:value="1388869932829">
            <text:p>1388869932829</text:p>
          </table:table-cell>
          <table:table-cell office:value-type="float" office:value="23">
            <text:p>23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835974</text:p>
          </table:table-cell>
          <table:table-cell office:value-type="float" office:value="1388869932836">
            <text:p>1388869932836</text:p>
          </table:table-cell>
          <table:table-cell office:value-type="float" office:value="23">
            <text:p>23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842677</text:p>
          </table:table-cell>
          <table:table-cell office:value-type="float" office:value="1388869932842">
            <text:p>1388869932842</text:p>
          </table:table-cell>
          <table:table-cell office:value-type="float" office:value="23">
            <text:p>23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849578</text:p>
          </table:table-cell>
          <table:table-cell office:value-type="float" office:value="1388869932849">
            <text:p>1388869932849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856300</text:p>
          </table:table-cell>
          <table:table-cell office:value-type="float" office:value="1388869932856">
            <text:p>1388869932856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862985</text:p>
          </table:table-cell>
          <table:table-cell office:value-type="float" office:value="1388869932863">
            <text:p>1388869932863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869683</text:p>
          </table:table-cell>
          <table:table-cell office:value-type="float" office:value="1388869932869">
            <text:p>1388869932869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876371</text:p>
          </table:table-cell>
          <table:table-cell office:value-type="float" office:value="1388869932876">
            <text:p>1388869932876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883030</text:p>
          </table:table-cell>
          <table:table-cell office:value-type="float" office:value="1388869932883">
            <text:p>1388869932883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889693</text:p>
          </table:table-cell>
          <table:table-cell office:value-type="float" office:value="1388869932889">
            <text:p>1388869932889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896393</text:p>
          </table:table-cell>
          <table:table-cell office:value-type="float" office:value="1388869932896">
            <text:p>1388869932896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903088</text:p>
          </table:table-cell>
          <table:table-cell office:value-type="float" office:value="1388869932903">
            <text:p>1388869932903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909796</text:p>
          </table:table-cell>
          <table:table-cell office:value-type="float" office:value="1388869932910">
            <text:p>1388869932910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916493</text:p>
          </table:table-cell>
          <table:table-cell office:value-type="float" office:value="1388869932916">
            <text:p>1388869932916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923167</text:p>
          </table:table-cell>
          <table:table-cell office:value-type="float" office:value="1388869932923">
            <text:p>1388869932923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929867</text:p>
          </table:table-cell>
          <table:table-cell office:value-type="float" office:value="1388869932930">
            <text:p>1388869932930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936570</text:p>
          </table:table-cell>
          <table:table-cell office:value-type="float" office:value="1388869932936">
            <text:p>1388869932936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943258</text:p>
          </table:table-cell>
          <table:table-cell office:value-type="float" office:value="1388869932943">
            <text:p>1388869932943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949964</text:p>
          </table:table-cell>
          <table:table-cell office:value-type="float" office:value="1388869932950">
            <text:p>1388869932950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956702</text:p>
          </table:table-cell>
          <table:table-cell office:value-type="float" office:value="1388869932956">
            <text:p>1388869932956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963415</text:p>
          </table:table-cell>
          <table:table-cell office:value-type="float" office:value="1388869932963">
            <text:p>1388869932963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970113</text:p>
          </table:table-cell>
          <table:table-cell office:value-type="float" office:value="1388869932970">
            <text:p>1388869932970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976836</text:p>
          </table:table-cell>
          <table:table-cell office:value-type="float" office:value="1388869932977">
            <text:p>1388869932977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983508</text:p>
          </table:table-cell>
          <table:table-cell office:value-type="float" office:value="1388869932983">
            <text:p>1388869932983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990188</text:p>
          </table:table-cell>
          <table:table-cell office:value-type="float" office:value="1388869932990">
            <text:p>1388869932990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2_996897</text:p>
          </table:table-cell>
          <table:table-cell office:value-type="float" office:value="1388869932997">
            <text:p>1388869932997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003641</text:p>
          </table:table-cell>
          <table:table-cell office:value-type="float" office:value="1388869933003">
            <text:p>1388869933003</text:p>
          </table:table-cell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010332</text:p>
          </table:table-cell>
          <table:table-cell office:value-type="float" office:value="1388869933010">
            <text:p>1388869933010</text:p>
          </table:table-cell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017035</text:p>
          </table:table-cell>
          <table:table-cell office:value-type="float" office:value="1388869933017">
            <text:p>1388869933017</text:p>
          </table:table-cell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023735</text:p>
          </table:table-cell>
          <table:table-cell office:value-type="float" office:value="1388869933023">
            <text:p>138886993302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030507</text:p>
          </table:table-cell>
          <table:table-cell office:value-type="float" office:value="1388869933030">
            <text:p>1388869933030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037198</text:p>
          </table:table-cell>
          <table:table-cell office:value-type="float" office:value="1388869933037">
            <text:p>1388869933037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043969</text:p>
          </table:table-cell>
          <table:table-cell office:value-type="float" office:value="1388869933044">
            <text:p>1388869933044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050663</text:p>
          </table:table-cell>
          <table:table-cell office:value-type="float" office:value="1388869933050">
            <text:p>1388869933050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057408</text:p>
          </table:table-cell>
          <table:table-cell office:value-type="float" office:value="1388869933057">
            <text:p>1388869933057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064123</text:p>
          </table:table-cell>
          <table:table-cell office:value-type="float" office:value="1388869933064">
            <text:p>1388869933064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070812</text:p>
          </table:table-cell>
          <table:table-cell office:value-type="float" office:value="1388869933071">
            <text:p>1388869933071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077536</text:p>
          </table:table-cell>
          <table:table-cell office:value-type="float" office:value="1388869933077">
            <text:p>1388869933077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084209</text:p>
          </table:table-cell>
          <table:table-cell office:value-type="float" office:value="1388869933084">
            <text:p>138886993308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090866</text:p>
          </table:table-cell>
          <table:table-cell office:value-type="float" office:value="1388869933091">
            <text:p>1388869933091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097572</text:p>
          </table:table-cell>
          <table:table-cell office:value-type="float" office:value="1388869933097">
            <text:p>1388869933097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104269</text:p>
          </table:table-cell>
          <table:table-cell office:value-type="float" office:value="1388869933104">
            <text:p>1388869933104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110979</text:p>
          </table:table-cell>
          <table:table-cell office:value-type="float" office:value="1388869933111">
            <text:p>1388869933111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117710</text:p>
          </table:table-cell>
          <table:table-cell office:value-type="float" office:value="1388869933117">
            <text:p>1388869933117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124392</text:p>
          </table:table-cell>
          <table:table-cell office:value-type="float" office:value="1388869933124">
            <text:p>1388869933124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131087</text:p>
          </table:table-cell>
          <table:table-cell office:value-type="float" office:value="1388869933131">
            <text:p>1388869933131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137792</text:p>
          </table:table-cell>
          <table:table-cell office:value-type="float" office:value="1388869933138">
            <text:p>1388869933138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144471</text:p>
          </table:table-cell>
          <table:table-cell office:value-type="float" office:value="1388869933144">
            <text:p>1388869933144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151162</text:p>
          </table:table-cell>
          <table:table-cell office:value-type="float" office:value="1388869933151">
            <text:p>1388869933151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157903</text:p>
          </table:table-cell>
          <table:table-cell office:value-type="float" office:value="1388869933158">
            <text:p>1388869933158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164619</text:p>
          </table:table-cell>
          <table:table-cell office:value-type="float" office:value="1388869933164">
            <text:p>1388869933164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171307</text:p>
          </table:table-cell>
          <table:table-cell office:value-type="float" office:value="1388869933171">
            <text:p>1388869933171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177989</text:p>
          </table:table-cell>
          <table:table-cell office:value-type="float" office:value="1388869933178">
            <text:p>1388869933178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184644</text:p>
          </table:table-cell>
          <table:table-cell office:value-type="float" office:value="1388869933184">
            <text:p>1388869933184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191325</text:p>
          </table:table-cell>
          <table:table-cell office:value-type="float" office:value="1388869933191">
            <text:p>1388869933191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198036</text:p>
          </table:table-cell>
          <table:table-cell office:value-type="float" office:value="1388869933198">
            <text:p>1388869933198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204709</text:p>
          </table:table-cell>
          <table:table-cell office:value-type="float" office:value="1388869933204">
            <text:p>1388869933204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211391</text:p>
          </table:table-cell>
          <table:table-cell office:value-type="float" office:value="1388869933211">
            <text:p>1388869933211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218103</text:p>
          </table:table-cell>
          <table:table-cell office:value-type="float" office:value="1388869933218">
            <text:p>1388869933218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224799</text:p>
          </table:table-cell>
          <table:table-cell office:value-type="float" office:value="1388869933225">
            <text:p>1388869933225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231487</text:p>
          </table:table-cell>
          <table:table-cell office:value-type="float" office:value="1388869933231">
            <text:p>1388869933231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238198</text:p>
          </table:table-cell>
          <table:table-cell office:value-type="float" office:value="1388869933238">
            <text:p>1388869933238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244867</text:p>
          </table:table-cell>
          <table:table-cell office:value-type="float" office:value="1388869933245">
            <text:p>1388869933245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251590</text:p>
          </table:table-cell>
          <table:table-cell office:value-type="float" office:value="1388869933251">
            <text:p>1388869933251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258324</text:p>
          </table:table-cell>
          <table:table-cell office:value-type="float" office:value="1388869933258">
            <text:p>1388869933258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265026</text:p>
          </table:table-cell>
          <table:table-cell office:value-type="float" office:value="1388869933265">
            <text:p>1388869933265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271712</text:p>
          </table:table-cell>
          <table:table-cell office:value-type="float" office:value="1388869933271">
            <text:p>1388869933271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278432</text:p>
          </table:table-cell>
          <table:table-cell office:value-type="float" office:value="1388869933278">
            <text:p>1388869933278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285093</text:p>
          </table:table-cell>
          <table:table-cell office:value-type="float" office:value="1388869933285">
            <text:p>1388869933285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291831</text:p>
          </table:table-cell>
          <table:table-cell office:value-type="float" office:value="1388869933292">
            <text:p>1388869933292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298531</text:p>
          </table:table-cell>
          <table:table-cell office:value-type="float" office:value="1388869933298">
            <text:p>1388869933298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305225</text:p>
          </table:table-cell>
          <table:table-cell office:value-type="float" office:value="1388869933305">
            <text:p>1388869933305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311905</text:p>
          </table:table-cell>
          <table:table-cell office:value-type="float" office:value="1388869933312">
            <text:p>1388869933312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318612</text:p>
          </table:table-cell>
          <table:table-cell office:value-type="float" office:value="1388869933318">
            <text:p>1388869933318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325316</text:p>
          </table:table-cell>
          <table:table-cell office:value-type="float" office:value="1388869933325">
            <text:p>1388869933325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332108</text:p>
          </table:table-cell>
          <table:table-cell office:value-type="float" office:value="1388869933332">
            <text:p>1388869933332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338785</text:p>
          </table:table-cell>
          <table:table-cell office:value-type="float" office:value="1388869933339">
            <text:p>1388869933339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345436</text:p>
          </table:table-cell>
          <table:table-cell office:value-type="float" office:value="1388869933345">
            <text:p>1388869933345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352386</text:p>
          </table:table-cell>
          <table:table-cell office:value-type="float" office:value="1388869933352">
            <text:p>1388869933352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359079</text:p>
          </table:table-cell>
          <table:table-cell office:value-type="float" office:value="1388869933359">
            <text:p>1388869933359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366148</text:p>
          </table:table-cell>
          <table:table-cell office:value-type="float" office:value="1388869933366">
            <text:p>1388869933366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372853</text:p>
          </table:table-cell>
          <table:table-cell office:value-type="float" office:value="1388869933373">
            <text:p>1388869933373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379538</text:p>
          </table:table-cell>
          <table:table-cell office:value-type="float" office:value="1388869933379">
            <text:p>1388869933379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386220</text:p>
          </table:table-cell>
          <table:table-cell office:value-type="float" office:value="1388869933386">
            <text:p>1388869933386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392913</text:p>
          </table:table-cell>
          <table:table-cell office:value-type="float" office:value="1388869933393">
            <text:p>1388869933393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399596</text:p>
          </table:table-cell>
          <table:table-cell office:value-type="float" office:value="1388869933399">
            <text:p>1388869933399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406301</text:p>
          </table:table-cell>
          <table:table-cell office:value-type="float" office:value="1388869933406">
            <text:p>1388869933406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412977</text:p>
          </table:table-cell>
          <table:table-cell office:value-type="float" office:value="1388869933413">
            <text:p>1388869933413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419746</text:p>
          </table:table-cell>
          <table:table-cell office:value-type="float" office:value="1388869933419">
            <text:p>1388869933419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426443</text:p>
          </table:table-cell>
          <table:table-cell office:value-type="float" office:value="1388869933426">
            <text:p>1388869933426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433134</text:p>
          </table:table-cell>
          <table:table-cell office:value-type="float" office:value="1388869933433">
            <text:p>1388869933433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439823</text:p>
          </table:table-cell>
          <table:table-cell office:value-type="float" office:value="1388869933440">
            <text:p>1388869933440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446590</text:p>
          </table:table-cell>
          <table:table-cell office:value-type="float" office:value="1388869933446">
            <text:p>1388869933446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453277</text:p>
          </table:table-cell>
          <table:table-cell office:value-type="float" office:value="1388869933453">
            <text:p>1388869933453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460047</text:p>
          </table:table-cell>
          <table:table-cell office:value-type="float" office:value="1388869933460">
            <text:p>1388869933460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466768</text:p>
          </table:table-cell>
          <table:table-cell office:value-type="float" office:value="1388869933467">
            <text:p>1388869933467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473474</text:p>
          </table:table-cell>
          <table:table-cell office:value-type="float" office:value="1388869933473">
            <text:p>1388869933473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480143</text:p>
          </table:table-cell>
          <table:table-cell office:value-type="float" office:value="1388869933480">
            <text:p>1388869933480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486921</text:p>
          </table:table-cell>
          <table:table-cell office:value-type="float" office:value="1388869933487">
            <text:p>1388869933487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493621</text:p>
          </table:table-cell>
          <table:table-cell office:value-type="float" office:value="1388869933493">
            <text:p>1388869933493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500302</text:p>
          </table:table-cell>
          <table:table-cell office:value-type="float" office:value="1388869933500">
            <text:p>1388869933500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507001</text:p>
          </table:table-cell>
          <table:table-cell office:value-type="float" office:value="1388869933507">
            <text:p>1388869933507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513695</text:p>
          </table:table-cell>
          <table:table-cell office:value-type="float" office:value="1388869933513">
            <text:p>1388869933513</text:p>
          </table:table-cell>
          <table:table-cell office:value-type="float" office:value="27">
            <text:p>27</text:p>
          </table:table-cell>
          <table:table-cell office:value-type="float" office:value="152">
            <text:p>15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520380</text:p>
          </table:table-cell>
          <table:table-cell office:value-type="float" office:value="1388869933520">
            <text:p>1388869933520</text:p>
          </table:table-cell>
          <table:table-cell office:value-type="float" office:value="27">
            <text:p>27</text:p>
          </table:table-cell>
          <table:table-cell office:value-type="float" office:value="152">
            <text:p>15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527097</text:p>
          </table:table-cell>
          <table:table-cell office:value-type="float" office:value="1388869933527">
            <text:p>1388869933527</text:p>
          </table:table-cell>
          <table:table-cell office:value-type="float" office:value="27">
            <text:p>27</text:p>
          </table:table-cell>
          <table:table-cell office:value-type="float" office:value="152">
            <text:p>15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533793</text:p>
          </table:table-cell>
          <table:table-cell office:value-type="float" office:value="1388869933534">
            <text:p>1388869933534</text:p>
          </table:table-cell>
          <table:table-cell office:value-type="float" office:value="27">
            <text:p>27</text:p>
          </table:table-cell>
          <table:table-cell office:value-type="float" office:value="147">
            <text:p>147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540503</text:p>
          </table:table-cell>
          <table:table-cell office:value-type="float" office:value="1388869933540">
            <text:p>1388869933540</text:p>
          </table:table-cell>
          <table:table-cell office:value-type="float" office:value="27">
            <text:p>27</text:p>
          </table:table-cell>
          <table:table-cell office:value-type="float" office:value="147">
            <text:p>147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547228</text:p>
          </table:table-cell>
          <table:table-cell office:value-type="float" office:value="1388869933547">
            <text:p>1388869933547</text:p>
          </table:table-cell>
          <table:table-cell office:value-type="float" office:value="27">
            <text:p>27</text:p>
          </table:table-cell>
          <table:table-cell office:value-type="float" office:value="147">
            <text:p>147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553903</text:p>
          </table:table-cell>
          <table:table-cell office:value-type="float" office:value="1388869933554">
            <text:p>1388869933554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560583</text:p>
          </table:table-cell>
          <table:table-cell office:value-type="float" office:value="1388869933560">
            <text:p>1388869933560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567763</text:p>
          </table:table-cell>
          <table:table-cell office:value-type="float" office:value="1388869933568">
            <text:p>1388869933568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574559</text:p>
          </table:table-cell>
          <table:table-cell office:value-type="float" office:value="1388869933574">
            <text:p>1388869933574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581252</text:p>
          </table:table-cell>
          <table:table-cell office:value-type="float" office:value="1388869933581">
            <text:p>1388869933581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588016</text:p>
          </table:table-cell>
          <table:table-cell office:value-type="float" office:value="1388869933588">
            <text:p>1388869933588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595379</text:p>
          </table:table-cell>
          <table:table-cell office:value-type="float" office:value="1388869933595">
            <text:p>1388869933595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602379</text:p>
          </table:table-cell>
          <table:table-cell office:value-type="float" office:value="1388869933602">
            <text:p>1388869933602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609069</text:p>
          </table:table-cell>
          <table:table-cell office:value-type="float" office:value="1388869933609">
            <text:p>1388869933609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615808</text:p>
          </table:table-cell>
          <table:table-cell office:value-type="float" office:value="1388869933616">
            <text:p>1388869933616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622577</text:p>
          </table:table-cell>
          <table:table-cell office:value-type="float" office:value="1388869933622">
            <text:p>1388869933622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629280</text:p>
          </table:table-cell>
          <table:table-cell office:value-type="float" office:value="1388869933629">
            <text:p>1388869933629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636069</text:p>
          </table:table-cell>
          <table:table-cell office:value-type="float" office:value="1388869933636">
            <text:p>1388869933636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642739</text:p>
          </table:table-cell>
          <table:table-cell office:value-type="float" office:value="1388869933642">
            <text:p>1388869933642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649433</text:p>
          </table:table-cell>
          <table:table-cell office:value-type="float" office:value="1388869933649">
            <text:p>1388869933649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656121</text:p>
          </table:table-cell>
          <table:table-cell office:value-type="float" office:value="1388869933656">
            <text:p>1388869933656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662809</text:p>
          </table:table-cell>
          <table:table-cell office:value-type="float" office:value="1388869933663">
            <text:p>1388869933663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669580</text:p>
          </table:table-cell>
          <table:table-cell office:value-type="float" office:value="1388869933669">
            <text:p>1388869933669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676293</text:p>
          </table:table-cell>
          <table:table-cell office:value-type="float" office:value="1388869933676">
            <text:p>1388869933676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682974</text:p>
          </table:table-cell>
          <table:table-cell office:value-type="float" office:value="1388869933683">
            <text:p>138886993368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689634</text:p>
          </table:table-cell>
          <table:table-cell office:value-type="float" office:value="1388869933689">
            <text:p>1388869933689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696329</text:p>
          </table:table-cell>
          <table:table-cell office:value-type="float" office:value="1388869933696">
            <text:p>1388869933696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703042</text:p>
          </table:table-cell>
          <table:table-cell office:value-type="float" office:value="1388869933703">
            <text:p>138886993370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709756</text:p>
          </table:table-cell>
          <table:table-cell office:value-type="float" office:value="1388869933709">
            <text:p>1388869933709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716454</text:p>
          </table:table-cell>
          <table:table-cell office:value-type="float" office:value="1388869933716">
            <text:p>1388869933716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723127</text:p>
          </table:table-cell>
          <table:table-cell office:value-type="float" office:value="1388869933723">
            <text:p>1388869933723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729828</text:p>
          </table:table-cell>
          <table:table-cell office:value-type="float" office:value="1388869933730">
            <text:p>1388869933730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736525</text:p>
          </table:table-cell>
          <table:table-cell office:value-type="float" office:value="1388869933736">
            <text:p>1388869933736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743205</text:p>
          </table:table-cell>
          <table:table-cell office:value-type="float" office:value="1388869933743">
            <text:p>1388869933743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749905</text:p>
          </table:table-cell>
          <table:table-cell office:value-type="float" office:value="1388869933750">
            <text:p>1388869933750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756604</text:p>
          </table:table-cell>
          <table:table-cell office:value-type="float" office:value="1388869933756">
            <text:p>1388869933756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763275</text:p>
          </table:table-cell>
          <table:table-cell office:value-type="float" office:value="1388869933763">
            <text:p>1388869933763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770000</text:p>
          </table:table-cell>
          <table:table-cell office:value-type="float" office:value="1388869933770">
            <text:p>1388869933770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776748</text:p>
          </table:table-cell>
          <table:table-cell office:value-type="float" office:value="1388869933776">
            <text:p>1388869933776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783431</text:p>
          </table:table-cell>
          <table:table-cell office:value-type="float" office:value="1388869933783">
            <text:p>1388869933783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790125</text:p>
          </table:table-cell>
          <table:table-cell office:value-type="float" office:value="1388869933790">
            <text:p>1388869933790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796878</text:p>
          </table:table-cell>
          <table:table-cell office:value-type="float" office:value="1388869933797">
            <text:p>1388869933797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803554</text:p>
          </table:table-cell>
          <table:table-cell office:value-type="float" office:value="1388869933803">
            <text:p>1388869933803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810255</text:p>
          </table:table-cell>
          <table:table-cell office:value-type="float" office:value="1388869933810">
            <text:p>1388869933810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816951</text:p>
          </table:table-cell>
          <table:table-cell office:value-type="float" office:value="1388869933817">
            <text:p>1388869933817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823643</text:p>
          </table:table-cell>
          <table:table-cell office:value-type="float" office:value="1388869933823">
            <text:p>1388869933823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830367</text:p>
          </table:table-cell>
          <table:table-cell office:value-type="float" office:value="1388869933830">
            <text:p>1388869933830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837064</text:p>
          </table:table-cell>
          <table:table-cell office:value-type="float" office:value="1388869933837">
            <text:p>1388869933837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844072</text:p>
          </table:table-cell>
          <table:table-cell office:value-type="float" office:value="1388869933844">
            <text:p>1388869933844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850772</text:p>
          </table:table-cell>
          <table:table-cell office:value-type="float" office:value="1388869933851">
            <text:p>1388869933851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857464</text:p>
          </table:table-cell>
          <table:table-cell office:value-type="float" office:value="1388869933857">
            <text:p>1388869933857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864144</text:p>
          </table:table-cell>
          <table:table-cell office:value-type="float" office:value="1388869933864">
            <text:p>1388869933864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870822</text:p>
          </table:table-cell>
          <table:table-cell office:value-type="float" office:value="1388869933871">
            <text:p>1388869933871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877876</text:p>
          </table:table-cell>
          <table:table-cell office:value-type="float" office:value="1388869933878">
            <text:p>1388869933878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884555</text:p>
          </table:table-cell>
          <table:table-cell office:value-type="float" office:value="1388869933884">
            <text:p>1388869933884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891219</text:p>
          </table:table-cell>
          <table:table-cell office:value-type="float" office:value="1388869933891">
            <text:p>1388869933891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897922</text:p>
          </table:table-cell>
          <table:table-cell office:value-type="float" office:value="1388869933898">
            <text:p>1388869933898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904613</text:p>
          </table:table-cell>
          <table:table-cell office:value-type="float" office:value="1388869933904">
            <text:p>1388869933904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911283</text:p>
          </table:table-cell>
          <table:table-cell office:value-type="float" office:value="1388869933911">
            <text:p>1388869933911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917990</text:p>
          </table:table-cell>
          <table:table-cell office:value-type="float" office:value="1388869933918">
            <text:p>1388869933918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924666</text:p>
          </table:table-cell>
          <table:table-cell office:value-type="float" office:value="1388869933924">
            <text:p>1388869933924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931349</text:p>
          </table:table-cell>
          <table:table-cell office:value-type="float" office:value="1388869933931">
            <text:p>1388869933931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938052</text:p>
          </table:table-cell>
          <table:table-cell office:value-type="float" office:value="1388869933938">
            <text:p>1388869933938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944731</text:p>
          </table:table-cell>
          <table:table-cell office:value-type="float" office:value="1388869933944">
            <text:p>1388869933944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951400</text:p>
          </table:table-cell>
          <table:table-cell office:value-type="float" office:value="1388869933951">
            <text:p>1388869933951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958094</text:p>
          </table:table-cell>
          <table:table-cell office:value-type="float" office:value="1388869933958">
            <text:p>1388869933958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964771</text:p>
          </table:table-cell>
          <table:table-cell office:value-type="float" office:value="1388869933965">
            <text:p>1388869933965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971447</text:p>
          </table:table-cell>
          <table:table-cell office:value-type="float" office:value="1388869933971">
            <text:p>1388869933971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978166</text:p>
          </table:table-cell>
          <table:table-cell office:value-type="float" office:value="1388869933978">
            <text:p>1388869933978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984849</text:p>
          </table:table-cell>
          <table:table-cell office:value-type="float" office:value="1388869933985">
            <text:p>1388869933985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991518</text:p>
          </table:table-cell>
          <table:table-cell office:value-type="float" office:value="1388869933991">
            <text:p>1388869933991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3_998254</text:p>
          </table:table-cell>
          <table:table-cell office:value-type="float" office:value="1388869933998">
            <text:p>1388869933998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004927</text:p>
          </table:table-cell>
          <table:table-cell office:value-type="float" office:value="1388869934005">
            <text:p>1388869934005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011605</text:p>
          </table:table-cell>
          <table:table-cell office:value-type="float" office:value="1388869934011">
            <text:p>1388869934011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018291</text:p>
          </table:table-cell>
          <table:table-cell office:value-type="float" office:value="1388869934018">
            <text:p>1388869934018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024977</text:p>
          </table:table-cell>
          <table:table-cell office:value-type="float" office:value="1388869934025">
            <text:p>1388869934025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031664</text:p>
          </table:table-cell>
          <table:table-cell office:value-type="float" office:value="1388869934031">
            <text:p>1388869934031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038376</text:p>
          </table:table-cell>
          <table:table-cell office:value-type="float" office:value="1388869934038">
            <text:p>1388869934038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045059</text:p>
          </table:table-cell>
          <table:table-cell office:value-type="float" office:value="1388869934045">
            <text:p>1388869934045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051825</text:p>
          </table:table-cell>
          <table:table-cell office:value-type="float" office:value="1388869934052">
            <text:p>1388869934052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058529</text:p>
          </table:table-cell>
          <table:table-cell office:value-type="float" office:value="1388869934058">
            <text:p>1388869934058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065208</text:p>
          </table:table-cell>
          <table:table-cell office:value-type="float" office:value="1388869934065">
            <text:p>1388869934065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071881</text:p>
          </table:table-cell>
          <table:table-cell office:value-type="float" office:value="1388869934072">
            <text:p>1388869934072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078637</text:p>
          </table:table-cell>
          <table:table-cell office:value-type="float" office:value="1388869934078">
            <text:p>1388869934078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085325</text:p>
          </table:table-cell>
          <table:table-cell office:value-type="float" office:value="1388869934085">
            <text:p>1388869934085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092227</text:p>
          </table:table-cell>
          <table:table-cell office:value-type="float" office:value="1388869934092">
            <text:p>1388869934092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098930</text:p>
          </table:table-cell>
          <table:table-cell office:value-type="float" office:value="1388869934099">
            <text:p>1388869934099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105631</text:p>
          </table:table-cell>
          <table:table-cell office:value-type="float" office:value="1388869934105">
            <text:p>1388869934105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112379</text:p>
          </table:table-cell>
          <table:table-cell office:value-type="float" office:value="1388869934112">
            <text:p>1388869934112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119067</text:p>
          </table:table-cell>
          <table:table-cell office:value-type="float" office:value="1388869934119">
            <text:p>1388869934119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125825</text:p>
          </table:table-cell>
          <table:table-cell office:value-type="float" office:value="1388869934126">
            <text:p>1388869934126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132520</text:p>
          </table:table-cell>
          <table:table-cell office:value-type="float" office:value="1388869934132">
            <text:p>1388869934132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139252</text:p>
          </table:table-cell>
          <table:table-cell office:value-type="float" office:value="1388869934139">
            <text:p>1388869934139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145966</text:p>
          </table:table-cell>
          <table:table-cell office:value-type="float" office:value="1388869934146">
            <text:p>1388869934146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152812</text:p>
          </table:table-cell>
          <table:table-cell office:value-type="float" office:value="1388869934153">
            <text:p>1388869934153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159511</text:p>
          </table:table-cell>
          <table:table-cell office:value-type="float" office:value="1388869934159">
            <text:p>1388869934159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166214</text:p>
          </table:table-cell>
          <table:table-cell office:value-type="float" office:value="1388869934166">
            <text:p>1388869934166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172891</text:p>
          </table:table-cell>
          <table:table-cell office:value-type="float" office:value="1388869934173">
            <text:p>1388869934173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179996</text:p>
          </table:table-cell>
          <table:table-cell office:value-type="float" office:value="1388869934180">
            <text:p>1388869934180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186712</text:p>
          </table:table-cell>
          <table:table-cell office:value-type="float" office:value="1388869934186">
            <text:p>1388869934186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193402</text:p>
          </table:table-cell>
          <table:table-cell office:value-type="float" office:value="1388869934193">
            <text:p>1388869934193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200079</text:p>
          </table:table-cell>
          <table:table-cell office:value-type="float" office:value="1388869934200">
            <text:p>1388869934200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206808</text:p>
          </table:table-cell>
          <table:table-cell office:value-type="float" office:value="1388869934207">
            <text:p>1388869934207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213556</text:p>
          </table:table-cell>
          <table:table-cell office:value-type="float" office:value="1388869934213">
            <text:p>1388869934213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220251</text:p>
          </table:table-cell>
          <table:table-cell office:value-type="float" office:value="1388869934220">
            <text:p>1388869934220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226932</text:p>
          </table:table-cell>
          <table:table-cell office:value-type="float" office:value="1388869934227">
            <text:p>1388869934227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233615</text:p>
          </table:table-cell>
          <table:table-cell office:value-type="float" office:value="1388869934233">
            <text:p>1388869934233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240320</text:p>
          </table:table-cell>
          <table:table-cell office:value-type="float" office:value="1388869934240">
            <text:p>1388869934240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247053</text:p>
          </table:table-cell>
          <table:table-cell office:value-type="float" office:value="1388869934247">
            <text:p>1388869934247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253739</text:p>
          </table:table-cell>
          <table:table-cell office:value-type="float" office:value="1388869934253">
            <text:p>1388869934253</text:p>
          </table:table-cell>
          <table:table-cell office:value-type="float" office:value="22">
            <text:p>22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260421</text:p>
          </table:table-cell>
          <table:table-cell office:value-type="float" office:value="1388869934260">
            <text:p>1388869934260</text:p>
          </table:table-cell>
          <table:table-cell office:value-type="float" office:value="22">
            <text:p>22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267108</text:p>
          </table:table-cell>
          <table:table-cell office:value-type="float" office:value="1388869934267">
            <text:p>1388869934267</text:p>
          </table:table-cell>
          <table:table-cell office:value-type="float" office:value="22">
            <text:p>22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273783</text:p>
          </table:table-cell>
          <table:table-cell office:value-type="float" office:value="1388869934274">
            <text:p>1388869934274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280454</text:p>
          </table:table-cell>
          <table:table-cell office:value-type="float" office:value="1388869934281">
            <text:p>1388869934281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287467</text:p>
          </table:table-cell>
          <table:table-cell office:value-type="float" office:value="1388869934287">
            <text:p>1388869934287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294151</text:p>
          </table:table-cell>
          <table:table-cell office:value-type="float" office:value="1388869934294">
            <text:p>1388869934294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300830</text:p>
          </table:table-cell>
          <table:table-cell office:value-type="float" office:value="1388869934301">
            <text:p>1388869934301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307539</text:p>
          </table:table-cell>
          <table:table-cell office:value-type="float" office:value="1388869934307">
            <text:p>1388869934307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314217</text:p>
          </table:table-cell>
          <table:table-cell office:value-type="float" office:value="1388869934314">
            <text:p>1388869934314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320904</text:p>
          </table:table-cell>
          <table:table-cell office:value-type="float" office:value="1388869934321">
            <text:p>1388869934321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327596</text:p>
          </table:table-cell>
          <table:table-cell office:value-type="float" office:value="1388869934327">
            <text:p>1388869934327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334292</text:p>
          </table:table-cell>
          <table:table-cell office:value-type="float" office:value="1388869934334">
            <text:p>1388869934334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340968</text:p>
          </table:table-cell>
          <table:table-cell office:value-type="float" office:value="1388869934341">
            <text:p>1388869934341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347693</text:p>
          </table:table-cell>
          <table:table-cell office:value-type="float" office:value="1388869934347">
            <text:p>1388869934347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354380</text:p>
          </table:table-cell>
          <table:table-cell office:value-type="float" office:value="1388869934354">
            <text:p>1388869934354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361064</text:p>
          </table:table-cell>
          <table:table-cell office:value-type="float" office:value="1388869934361">
            <text:p>1388869934361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367756</text:p>
          </table:table-cell>
          <table:table-cell office:value-type="float" office:value="1388869934367">
            <text:p>1388869934367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374438</text:p>
          </table:table-cell>
          <table:table-cell office:value-type="float" office:value="1388869934374">
            <text:p>138886993437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381124</text:p>
          </table:table-cell>
          <table:table-cell office:value-type="float" office:value="1388869934381">
            <text:p>1388869934381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387904</text:p>
          </table:table-cell>
          <table:table-cell office:value-type="float" office:value="1388869934388">
            <text:p>1388869934388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394602</text:p>
          </table:table-cell>
          <table:table-cell office:value-type="float" office:value="1388869934394">
            <text:p>1388869934394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401287</text:p>
          </table:table-cell>
          <table:table-cell office:value-type="float" office:value="1388869934401">
            <text:p>1388869934401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407980</text:p>
          </table:table-cell>
          <table:table-cell office:value-type="float" office:value="1388869934408">
            <text:p>1388869934408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414694</text:p>
          </table:table-cell>
          <table:table-cell office:value-type="float" office:value="1388869934414">
            <text:p>1388869934414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421419</text:p>
          </table:table-cell>
          <table:table-cell office:value-type="float" office:value="1388869934421">
            <text:p>1388869934421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428153</text:p>
          </table:table-cell>
          <table:table-cell office:value-type="float" office:value="1388869934428">
            <text:p>1388869934428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434831</text:p>
          </table:table-cell>
          <table:table-cell office:value-type="float" office:value="1388869934435">
            <text:p>1388869934435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441516</text:p>
          </table:table-cell>
          <table:table-cell office:value-type="float" office:value="1388869934441">
            <text:p>1388869934441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448209</text:p>
          </table:table-cell>
          <table:table-cell office:value-type="float" office:value="1388869934448">
            <text:p>1388869934448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454887</text:p>
          </table:table-cell>
          <table:table-cell office:value-type="float" office:value="1388869934455">
            <text:p>1388869934455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461655</text:p>
          </table:table-cell>
          <table:table-cell office:value-type="float" office:value="1388869934461">
            <text:p>1388869934461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468358</text:p>
          </table:table-cell>
          <table:table-cell office:value-type="float" office:value="1388869934468">
            <text:p>1388869934468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475030</text:p>
          </table:table-cell>
          <table:table-cell office:value-type="float" office:value="1388869934475">
            <text:p>1388869934475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481701</text:p>
          </table:table-cell>
          <table:table-cell office:value-type="float" office:value="1388869934481">
            <text:p>1388869934481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488398</text:p>
          </table:table-cell>
          <table:table-cell office:value-type="float" office:value="1388869934488">
            <text:p>1388869934488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495075</text:p>
          </table:table-cell>
          <table:table-cell office:value-type="float" office:value="1388869934495">
            <text:p>1388869934495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501766</text:p>
          </table:table-cell>
          <table:table-cell office:value-type="float" office:value="1388869934502">
            <text:p>1388869934502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508474</text:p>
          </table:table-cell>
          <table:table-cell office:value-type="float" office:value="1388869934508">
            <text:p>1388869934508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515138</text:p>
          </table:table-cell>
          <table:table-cell office:value-type="float" office:value="1388869934515">
            <text:p>1388869934515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521817</text:p>
          </table:table-cell>
          <table:table-cell office:value-type="float" office:value="1388869934522">
            <text:p>1388869934522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528497</text:p>
          </table:table-cell>
          <table:table-cell office:value-type="float" office:value="1388869934528">
            <text:p>1388869934528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535161</text:p>
          </table:table-cell>
          <table:table-cell office:value-type="float" office:value="1388869934535">
            <text:p>1388869934535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541878</text:p>
          </table:table-cell>
          <table:table-cell office:value-type="float" office:value="1388869934542">
            <text:p>1388869934542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548602</text:p>
          </table:table-cell>
          <table:table-cell office:value-type="float" office:value="1388869934548">
            <text:p>1388869934548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555269</text:p>
          </table:table-cell>
          <table:table-cell office:value-type="float" office:value="1388869934555">
            <text:p>1388869934555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562015</text:p>
          </table:table-cell>
          <table:table-cell office:value-type="float" office:value="1388869934562">
            <text:p>1388869934562</text:p>
          </table:table-cell>
          <table:table-cell office:value-type="float" office:value="28">
            <text:p>28</text:p>
          </table:table-cell>
          <table:table-cell office:value-type="float" office:value="146">
            <text:p>146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568716</text:p>
          </table:table-cell>
          <table:table-cell office:value-type="float" office:value="1388869934568">
            <text:p>1388869934568</text:p>
          </table:table-cell>
          <table:table-cell office:value-type="float" office:value="28">
            <text:p>28</text:p>
          </table:table-cell>
          <table:table-cell office:value-type="float" office:value="146">
            <text:p>146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575398</text:p>
          </table:table-cell>
          <table:table-cell office:value-type="float" office:value="1388869934575">
            <text:p>1388869934575</text:p>
          </table:table-cell>
          <table:table-cell office:value-type="float" office:value="28">
            <text:p>28</text:p>
          </table:table-cell>
          <table:table-cell office:value-type="float" office:value="146">
            <text:p>146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582128</text:p>
          </table:table-cell>
          <table:table-cell office:value-type="float" office:value="1388869934582">
            <text:p>1388869934582</text:p>
          </table:table-cell>
          <table:table-cell office:value-type="float" office:value="29">
            <text:p>29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589298</text:p>
          </table:table-cell>
          <table:table-cell office:value-type="float" office:value="1388869934589">
            <text:p>1388869934589</text:p>
          </table:table-cell>
          <table:table-cell office:value-type="float" office:value="29">
            <text:p>29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601807</text:p>
          </table:table-cell>
          <table:table-cell office:value-type="float" office:value="1388869934602">
            <text:p>1388869934602</text:p>
          </table:table-cell>
          <table:table-cell office:value-type="float" office:value="29">
            <text:p>29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609185</text:p>
          </table:table-cell>
          <table:table-cell office:value-type="float" office:value="1388869934609">
            <text:p>1388869934609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615909</text:p>
          </table:table-cell>
          <table:table-cell office:value-type="float" office:value="1388869934616">
            <text:p>1388869934616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622689</text:p>
          </table:table-cell>
          <table:table-cell office:value-type="float" office:value="1388869934622">
            <text:p>1388869934622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629427</text:p>
          </table:table-cell>
          <table:table-cell office:value-type="float" office:value="1388869934629">
            <text:p>1388869934629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636176</text:p>
          </table:table-cell>
          <table:table-cell office:value-type="float" office:value="1388869934636">
            <text:p>1388869934636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642852</text:p>
          </table:table-cell>
          <table:table-cell office:value-type="float" office:value="1388869934643">
            <text:p>1388869934643</text:p>
          </table:table-cell>
          <table:table-cell office:value-type="float" office:value="18">
            <text:p>18</text:p>
          </table:table-cell>
          <table:table-cell office:value-type="float" office:value="152">
            <text:p>152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649552</text:p>
          </table:table-cell>
          <table:table-cell office:value-type="float" office:value="1388869934649">
            <text:p>1388869934649</text:p>
          </table:table-cell>
          <table:table-cell office:value-type="float" office:value="18">
            <text:p>18</text:p>
          </table:table-cell>
          <table:table-cell office:value-type="float" office:value="152">
            <text:p>152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656242</text:p>
          </table:table-cell>
          <table:table-cell office:value-type="float" office:value="1388869934656">
            <text:p>1388869934656</text:p>
          </table:table-cell>
          <table:table-cell office:value-type="float" office:value="18">
            <text:p>18</text:p>
          </table:table-cell>
          <table:table-cell office:value-type="float" office:value="152">
            <text:p>152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662916</text:p>
          </table:table-cell>
          <table:table-cell office:value-type="float" office:value="1388869934663">
            <text:p>1388869934663</text:p>
          </table:table-cell>
          <table:table-cell office:value-type="float" office:value="18">
            <text:p>18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669678</text:p>
          </table:table-cell>
          <table:table-cell office:value-type="float" office:value="1388869934669">
            <text:p>1388869934669</text:p>
          </table:table-cell>
          <table:table-cell office:value-type="float" office:value="18">
            <text:p>18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676376</text:p>
          </table:table-cell>
          <table:table-cell office:value-type="float" office:value="1388869934676">
            <text:p>1388869934676</text:p>
          </table:table-cell>
          <table:table-cell office:value-type="float" office:value="20">
            <text:p>20</text:p>
          </table:table-cell>
          <table:table-cell office:value-type="float" office:value="148">
            <text:p>148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683033</text:p>
          </table:table-cell>
          <table:table-cell office:value-type="float" office:value="1388869934683">
            <text:p>1388869934683</text:p>
          </table:table-cell>
          <table:table-cell office:value-type="float" office:value="20">
            <text:p>20</text:p>
          </table:table-cell>
          <table:table-cell office:value-type="float" office:value="148">
            <text:p>148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689689</text:p>
          </table:table-cell>
          <table:table-cell office:value-type="float" office:value="1388869934689">
            <text:p>1388869934689</text:p>
          </table:table-cell>
          <table:table-cell office:value-type="float" office:value="20">
            <text:p>20</text:p>
          </table:table-cell>
          <table:table-cell office:value-type="float" office:value="148">
            <text:p>148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696706</text:p>
          </table:table-cell>
          <table:table-cell office:value-type="float" office:value="1388869934696">
            <text:p>1388869934696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703416</text:p>
          </table:table-cell>
          <table:table-cell office:value-type="float" office:value="1388869934703">
            <text:p>1388869934703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710113</text:p>
          </table:table-cell>
          <table:table-cell office:value-type="float" office:value="1388869934710">
            <text:p>1388869934710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716851</text:p>
          </table:table-cell>
          <table:table-cell office:value-type="float" office:value="1388869934717">
            <text:p>1388869934717</text:p>
          </table:table-cell>
          <table:table-cell office:value-type="float" office:value="33">
            <text:p>33</text:p>
          </table:table-cell>
          <table:table-cell office:value-type="float" office:value="144">
            <text:p>144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723516</text:p>
          </table:table-cell>
          <table:table-cell office:value-type="float" office:value="1388869934723">
            <text:p>1388869934723</text:p>
          </table:table-cell>
          <table:table-cell office:value-type="float" office:value="33">
            <text:p>33</text:p>
          </table:table-cell>
          <table:table-cell office:value-type="float" office:value="144">
            <text:p>144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730213</text:p>
          </table:table-cell>
          <table:table-cell office:value-type="float" office:value="1388869934730">
            <text:p>1388869934730</text:p>
          </table:table-cell>
          <table:table-cell office:value-type="float" office:value="33">
            <text:p>33</text:p>
          </table:table-cell>
          <table:table-cell office:value-type="float" office:value="144">
            <text:p>144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736918</text:p>
          </table:table-cell>
          <table:table-cell office:value-type="float" office:value="1388869934737">
            <text:p>1388869934737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743593</text:p>
          </table:table-cell>
          <table:table-cell office:value-type="float" office:value="1388869934743">
            <text:p>1388869934743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750283</text:p>
          </table:table-cell>
          <table:table-cell office:value-type="float" office:value="1388869934750">
            <text:p>138886993475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756968</text:p>
          </table:table-cell>
          <table:table-cell office:value-type="float" office:value="1388869934757">
            <text:p>1388869934757</text:p>
          </table:table-cell>
          <table:table-cell office:value-type="float" office:value="29">
            <text:p>29</text:p>
          </table:table-cell>
          <table:table-cell office:value-type="float" office:value="147">
            <text:p>147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763640</text:p>
          </table:table-cell>
          <table:table-cell office:value-type="float" office:value="1388869934763">
            <text:p>1388869934763</text:p>
          </table:table-cell>
          <table:table-cell office:value-type="float" office:value="29">
            <text:p>29</text:p>
          </table:table-cell>
          <table:table-cell office:value-type="float" office:value="147">
            <text:p>147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770335</text:p>
          </table:table-cell>
          <table:table-cell office:value-type="float" office:value="1388869934770">
            <text:p>1388869934770</text:p>
          </table:table-cell>
          <table:table-cell office:value-type="float" office:value="29">
            <text:p>29</text:p>
          </table:table-cell>
          <table:table-cell office:value-type="float" office:value="147">
            <text:p>147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777020</text:p>
          </table:table-cell>
          <table:table-cell office:value-type="float" office:value="1388869934777">
            <text:p>1388869934777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783679</text:p>
          </table:table-cell>
          <table:table-cell office:value-type="float" office:value="1388869934783">
            <text:p>1388869934783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790350</text:p>
          </table:table-cell>
          <table:table-cell office:value-type="float" office:value="1388869934790">
            <text:p>1388869934790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797086</text:p>
          </table:table-cell>
          <table:table-cell office:value-type="float" office:value="1388869934797">
            <text:p>1388869934797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803862</text:p>
          </table:table-cell>
          <table:table-cell office:value-type="float" office:value="1388869934804">
            <text:p>1388869934804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810554</text:p>
          </table:table-cell>
          <table:table-cell office:value-type="float" office:value="1388869934810">
            <text:p>1388869934810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817243</text:p>
          </table:table-cell>
          <table:table-cell office:value-type="float" office:value="1388869934817">
            <text:p>1388869934817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823913</text:p>
          </table:table-cell>
          <table:table-cell office:value-type="float" office:value="1388869934824">
            <text:p>1388869934824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830672</text:p>
          </table:table-cell>
          <table:table-cell office:value-type="float" office:value="1388869934830">
            <text:p>1388869934830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837630</text:p>
          </table:table-cell>
          <table:table-cell office:value-type="float" office:value="1388869934837">
            <text:p>1388869934837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844345</text:p>
          </table:table-cell>
          <table:table-cell office:value-type="float" office:value="1388869934844">
            <text:p>1388869934844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851037</text:p>
          </table:table-cell>
          <table:table-cell office:value-type="float" office:value="1388869934851">
            <text:p>1388869934851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857730</text:p>
          </table:table-cell>
          <table:table-cell office:value-type="float" office:value="1388869934857">
            <text:p>1388869934857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864416</text:p>
          </table:table-cell>
          <table:table-cell office:value-type="float" office:value="1388869934864">
            <text:p>1388869934864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871089</text:p>
          </table:table-cell>
          <table:table-cell office:value-type="float" office:value="1388869934871">
            <text:p>1388869934871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877785</text:p>
          </table:table-cell>
          <table:table-cell office:value-type="float" office:value="1388869934878">
            <text:p>1388869934878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884445</text:p>
          </table:table-cell>
          <table:table-cell office:value-type="float" office:value="1388869934884">
            <text:p>1388869934884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891092</text:p>
          </table:table-cell>
          <table:table-cell office:value-type="float" office:value="1388869934891">
            <text:p>1388869934891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897834</text:p>
          </table:table-cell>
          <table:table-cell office:value-type="float" office:value="1388869934898">
            <text:p>1388869934898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904538</text:p>
          </table:table-cell>
          <table:table-cell office:value-type="float" office:value="1388869934904">
            <text:p>1388869934904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911225</text:p>
          </table:table-cell>
          <table:table-cell office:value-type="float" office:value="1388869934911">
            <text:p>1388869934911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917928</text:p>
          </table:table-cell>
          <table:table-cell office:value-type="float" office:value="1388869934918">
            <text:p>1388869934918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924607</text:p>
          </table:table-cell>
          <table:table-cell office:value-type="float" office:value="1388869934924">
            <text:p>1388869934924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931299</text:p>
          </table:table-cell>
          <table:table-cell office:value-type="float" office:value="1388869934931">
            <text:p>1388869934931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937990</text:p>
          </table:table-cell>
          <table:table-cell office:value-type="float" office:value="1388869934938">
            <text:p>1388869934938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944673</text:p>
          </table:table-cell>
          <table:table-cell office:value-type="float" office:value="1388869934944">
            <text:p>1388869934944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951350</text:p>
          </table:table-cell>
          <table:table-cell office:value-type="float" office:value="1388869934951">
            <text:p>1388869934951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958059</text:p>
          </table:table-cell>
          <table:table-cell office:value-type="float" office:value="1388869934958">
            <text:p>1388869934958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964735</text:p>
          </table:table-cell>
          <table:table-cell office:value-type="float" office:value="1388869934964">
            <text:p>1388869934964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971426</text:p>
          </table:table-cell>
          <table:table-cell office:value-type="float" office:value="1388869934971">
            <text:p>1388869934971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978114</text:p>
          </table:table-cell>
          <table:table-cell office:value-type="float" office:value="1388869934978">
            <text:p>1388869934978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984776</text:p>
          </table:table-cell>
          <table:table-cell office:value-type="float" office:value="1388869934985">
            <text:p>1388869934985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991463</text:p>
          </table:table-cell>
          <table:table-cell office:value-type="float" office:value="1388869934991">
            <text:p>1388869934991</text:p>
          </table:table-cell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4_998249</text:p>
          </table:table-cell>
          <table:table-cell office:value-type="float" office:value="1388869934998">
            <text:p>1388869934998</text:p>
          </table:table-cell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005240</text:p>
          </table:table-cell>
          <table:table-cell office:value-type="float" office:value="1388869935005">
            <text:p>1388869935005</text:p>
          </table:table-cell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012095</text:p>
          </table:table-cell>
          <table:table-cell office:value-type="float" office:value="1388869935012">
            <text:p>1388869935012</text:p>
          </table:table-cell>
          <table:table-cell office:value-type="float" office:value="32">
            <text:p>32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018797</text:p>
          </table:table-cell>
          <table:table-cell office:value-type="float" office:value="1388869935019">
            <text:p>1388869935019</text:p>
          </table:table-cell>
          <table:table-cell office:value-type="float" office:value="32">
            <text:p>32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025590</text:p>
          </table:table-cell>
          <table:table-cell office:value-type="float" office:value="1388869935025">
            <text:p>1388869935025</text:p>
          </table:table-cell>
          <table:table-cell office:value-type="float" office:value="32">
            <text:p>32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032347</text:p>
          </table:table-cell>
          <table:table-cell office:value-type="float" office:value="1388869935032">
            <text:p>1388869935032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039033</text:p>
          </table:table-cell>
          <table:table-cell office:value-type="float" office:value="1388869935039">
            <text:p>1388869935039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045821</text:p>
          </table:table-cell>
          <table:table-cell office:value-type="float" office:value="1388869935046">
            <text:p>1388869935046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052509</text:p>
          </table:table-cell>
          <table:table-cell office:value-type="float" office:value="1388869935052">
            <text:p>1388869935052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059207</text:p>
          </table:table-cell>
          <table:table-cell office:value-type="float" office:value="1388869935059">
            <text:p>1388869935059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065904</text:p>
          </table:table-cell>
          <table:table-cell office:value-type="float" office:value="1388869935066">
            <text:p>1388869935066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072586</text:p>
          </table:table-cell>
          <table:table-cell office:value-type="float" office:value="1388869935072">
            <text:p>138886993507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079252</text:p>
          </table:table-cell>
          <table:table-cell office:value-type="float" office:value="1388869935079">
            <text:p>1388869935079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085972</text:p>
          </table:table-cell>
          <table:table-cell office:value-type="float" office:value="1388869935086">
            <text:p>1388869935086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092637</text:p>
          </table:table-cell>
          <table:table-cell office:value-type="float" office:value="1388869935092">
            <text:p>1388869935092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099327</text:p>
          </table:table-cell>
          <table:table-cell office:value-type="float" office:value="1388869935099">
            <text:p>1388869935099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106074</text:p>
          </table:table-cell>
          <table:table-cell office:value-type="float" office:value="1388869935106">
            <text:p>1388869935106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112816</text:p>
          </table:table-cell>
          <table:table-cell office:value-type="float" office:value="1388869935113">
            <text:p>1388869935113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119509</text:p>
          </table:table-cell>
          <table:table-cell office:value-type="float" office:value="1388869935119">
            <text:p>1388869935119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126214</text:p>
          </table:table-cell>
          <table:table-cell office:value-type="float" office:value="1388869935126">
            <text:p>1388869935126</text:p>
          </table:table-cell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132907</text:p>
          </table:table-cell>
          <table:table-cell office:value-type="float" office:value="1388869935133">
            <text:p>1388869935133</text:p>
          </table:table-cell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139598</text:p>
          </table:table-cell>
          <table:table-cell office:value-type="float" office:value="1388869935139">
            <text:p>1388869935139</text:p>
          </table:table-cell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146296</text:p>
          </table:table-cell>
          <table:table-cell office:value-type="float" office:value="1388869935146">
            <text:p>1388869935146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152978</text:p>
          </table:table-cell>
          <table:table-cell office:value-type="float" office:value="1388869935153">
            <text:p>1388869935153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159663</text:p>
          </table:table-cell>
          <table:table-cell office:value-type="float" office:value="1388869935159">
            <text:p>1388869935159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166382</text:p>
          </table:table-cell>
          <table:table-cell office:value-type="float" office:value="1388869935166">
            <text:p>1388869935166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173057</text:p>
          </table:table-cell>
          <table:table-cell office:value-type="float" office:value="1388869935173">
            <text:p>1388869935173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179762</text:p>
          </table:table-cell>
          <table:table-cell office:value-type="float" office:value="1388869935179">
            <text:p>1388869935179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186453</text:p>
          </table:table-cell>
          <table:table-cell office:value-type="float" office:value="1388869935186">
            <text:p>1388869935186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193144</text:p>
          </table:table-cell>
          <table:table-cell office:value-type="float" office:value="1388869935193">
            <text:p>1388869935193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199830</text:p>
          </table:table-cell>
          <table:table-cell office:value-type="float" office:value="1388869935200">
            <text:p>1388869935200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206562</text:p>
          </table:table-cell>
          <table:table-cell office:value-type="float" office:value="1388869935206">
            <text:p>1388869935206</text:p>
          </table:table-cell>
          <table:table-cell office:value-type="float" office:value="33">
            <text:p>33</text:p>
          </table:table-cell>
          <table:table-cell office:value-type="float" office:value="147">
            <text:p>147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213278</text:p>
          </table:table-cell>
          <table:table-cell office:value-type="float" office:value="1388869935213">
            <text:p>1388869935213</text:p>
          </table:table-cell>
          <table:table-cell office:value-type="float" office:value="33">
            <text:p>33</text:p>
          </table:table-cell>
          <table:table-cell office:value-type="float" office:value="147">
            <text:p>147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220052</text:p>
          </table:table-cell>
          <table:table-cell office:value-type="float" office:value="1388869935220">
            <text:p>1388869935220</text:p>
          </table:table-cell>
          <table:table-cell office:value-type="float" office:value="33">
            <text:p>33</text:p>
          </table:table-cell>
          <table:table-cell office:value-type="float" office:value="147">
            <text:p>147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226735</text:p>
          </table:table-cell>
          <table:table-cell office:value-type="float" office:value="1388869935226">
            <text:p>1388869935226</text:p>
          </table:table-cell>
          <table:table-cell office:value-type="float" office:value="34">
            <text:p>34</text:p>
          </table:table-cell>
          <table:table-cell office:value-type="float" office:value="149">
            <text:p>149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233430</text:p>
          </table:table-cell>
          <table:table-cell office:value-type="float" office:value="1388869935233">
            <text:p>1388869935233</text:p>
          </table:table-cell>
          <table:table-cell office:value-type="float" office:value="34">
            <text:p>34</text:p>
          </table:table-cell>
          <table:table-cell office:value-type="float" office:value="149">
            <text:p>149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240128</text:p>
          </table:table-cell>
          <table:table-cell office:value-type="float" office:value="1388869935240">
            <text:p>1388869935240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246866</text:p>
          </table:table-cell>
          <table:table-cell office:value-type="float" office:value="1388869935247">
            <text:p>1388869935247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253614</text:p>
          </table:table-cell>
          <table:table-cell office:value-type="float" office:value="1388869935253">
            <text:p>1388869935253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260316</text:p>
          </table:table-cell>
          <table:table-cell office:value-type="float" office:value="1388869935260">
            <text:p>1388869935260</text:p>
          </table:table-cell>
          <table:table-cell office:value-type="float" office:value="21">
            <text:p>21</text:p>
          </table:table-cell>
          <table:table-cell office:value-type="float" office:value="149">
            <text:p>149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267014</text:p>
          </table:table-cell>
          <table:table-cell office:value-type="float" office:value="1388869935267">
            <text:p>1388869935267</text:p>
          </table:table-cell>
          <table:table-cell office:value-type="float" office:value="21">
            <text:p>21</text:p>
          </table:table-cell>
          <table:table-cell office:value-type="float" office:value="149">
            <text:p>149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276242</text:p>
          </table:table-cell>
          <table:table-cell office:value-type="float" office:value="1388869935276">
            <text:p>1388869935276</text:p>
          </table:table-cell>
          <table:table-cell office:value-type="float" office:value="21">
            <text:p>21</text:p>
          </table:table-cell>
          <table:table-cell office:value-type="float" office:value="149">
            <text:p>149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282983</text:p>
          </table:table-cell>
          <table:table-cell office:value-type="float" office:value="1388869935283">
            <text:p>138886993528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289649</text:p>
          </table:table-cell>
          <table:table-cell office:value-type="float" office:value="1388869935289">
            <text:p>1388869935289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296355</text:p>
          </table:table-cell>
          <table:table-cell office:value-type="float" office:value="1388869935296">
            <text:p>1388869935296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303046</text:p>
          </table:table-cell>
          <table:table-cell office:value-type="float" office:value="1388869935303">
            <text:p>1388869935303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309802</text:p>
          </table:table-cell>
          <table:table-cell office:value-type="float" office:value="1388869935310">
            <text:p>1388869935310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316528</text:p>
          </table:table-cell>
          <table:table-cell office:value-type="float" office:value="1388869935316">
            <text:p>1388869935316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323198</text:p>
          </table:table-cell>
          <table:table-cell office:value-type="float" office:value="1388869935323">
            <text:p>1388869935323</text:p>
          </table:table-cell>
          <table:table-cell office:value-type="float" office:value="28">
            <text:p>28</text:p>
          </table:table-cell>
          <table:table-cell office:value-type="float" office:value="152">
            <text:p>152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329900</text:p>
          </table:table-cell>
          <table:table-cell office:value-type="float" office:value="1388869935330">
            <text:p>1388869935330</text:p>
          </table:table-cell>
          <table:table-cell office:value-type="float" office:value="28">
            <text:p>28</text:p>
          </table:table-cell>
          <table:table-cell office:value-type="float" office:value="152">
            <text:p>152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336613</text:p>
          </table:table-cell>
          <table:table-cell office:value-type="float" office:value="1388869935336">
            <text:p>1388869935336</text:p>
          </table:table-cell>
          <table:table-cell office:value-type="float" office:value="28">
            <text:p>28</text:p>
          </table:table-cell>
          <table:table-cell office:value-type="float" office:value="152">
            <text:p>152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343276</text:p>
          </table:table-cell>
          <table:table-cell office:value-type="float" office:value="1388869935343">
            <text:p>1388869935343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349968</text:p>
          </table:table-cell>
          <table:table-cell office:value-type="float" office:value="1388869935350">
            <text:p>1388869935350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356678</text:p>
          </table:table-cell>
          <table:table-cell office:value-type="float" office:value="1388869935356">
            <text:p>1388869935356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363357</text:p>
          </table:table-cell>
          <table:table-cell office:value-type="float" office:value="1388869935363">
            <text:p>1388869935363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370029</text:p>
          </table:table-cell>
          <table:table-cell office:value-type="float" office:value="1388869935370">
            <text:p>1388869935370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376734</text:p>
          </table:table-cell>
          <table:table-cell office:value-type="float" office:value="1388869935376">
            <text:p>1388869935376</text:p>
          </table:table-cell>
          <table:table-cell office:value-type="float" office:value="27">
            <text:p>27</text:p>
          </table:table-cell>
          <table:table-cell office:value-type="float" office:value="146">
            <text:p>146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383392</text:p>
          </table:table-cell>
          <table:table-cell office:value-type="float" office:value="1388869935383">
            <text:p>1388869935383</text:p>
          </table:table-cell>
          <table:table-cell office:value-type="float" office:value="27">
            <text:p>27</text:p>
          </table:table-cell>
          <table:table-cell office:value-type="float" office:value="146">
            <text:p>146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390068</text:p>
          </table:table-cell>
          <table:table-cell office:value-type="float" office:value="1388869935390">
            <text:p>1388869935390</text:p>
          </table:table-cell>
          <table:table-cell office:value-type="float" office:value="27">
            <text:p>27</text:p>
          </table:table-cell>
          <table:table-cell office:value-type="float" office:value="146">
            <text:p>146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396806</text:p>
          </table:table-cell>
          <table:table-cell office:value-type="float" office:value="1388869935397">
            <text:p>1388869935397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403491</text:p>
          </table:table-cell>
          <table:table-cell office:value-type="float" office:value="1388869935403">
            <text:p>1388869935403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410203</text:p>
          </table:table-cell>
          <table:table-cell office:value-type="float" office:value="1388869935410">
            <text:p>1388869935410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416933</text:p>
          </table:table-cell>
          <table:table-cell office:value-type="float" office:value="1388869935417">
            <text:p>1388869935417</text:p>
          </table:table-cell>
          <table:table-cell office:value-type="float" office:value="31">
            <text:p>31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423616</text:p>
          </table:table-cell>
          <table:table-cell office:value-type="float" office:value="1388869935423">
            <text:p>1388869935423</text:p>
          </table:table-cell>
          <table:table-cell office:value-type="float" office:value="31">
            <text:p>31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430322</text:p>
          </table:table-cell>
          <table:table-cell office:value-type="float" office:value="1388869935430">
            <text:p>1388869935430</text:p>
          </table:table-cell>
          <table:table-cell office:value-type="float" office:value="31">
            <text:p>31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437024</text:p>
          </table:table-cell>
          <table:table-cell office:value-type="float" office:value="1388869935437">
            <text:p>1388869935437</text:p>
          </table:table-cell>
          <table:table-cell office:value-type="float" office:value="33">
            <text:p>33</text:p>
          </table:table-cell>
          <table:table-cell office:value-type="float" office:value="148">
            <text:p>14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443698</text:p>
          </table:table-cell>
          <table:table-cell office:value-type="float" office:value="1388869935443">
            <text:p>1388869935443</text:p>
          </table:table-cell>
          <table:table-cell office:value-type="float" office:value="33">
            <text:p>33</text:p>
          </table:table-cell>
          <table:table-cell office:value-type="float" office:value="148">
            <text:p>14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450399</text:p>
          </table:table-cell>
          <table:table-cell office:value-type="float" office:value="1388869935450">
            <text:p>1388869935450</text:p>
          </table:table-cell>
          <table:table-cell office:value-type="float" office:value="33">
            <text:p>33</text:p>
          </table:table-cell>
          <table:table-cell office:value-type="float" office:value="148">
            <text:p>14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457096</text:p>
          </table:table-cell>
          <table:table-cell office:value-type="float" office:value="1388869935457">
            <text:p>1388869935457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463771</text:p>
          </table:table-cell>
          <table:table-cell office:value-type="float" office:value="1388869935464">
            <text:p>1388869935464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470463</text:p>
          </table:table-cell>
          <table:table-cell office:value-type="float" office:value="1388869935470">
            <text:p>1388869935470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477151</text:p>
          </table:table-cell>
          <table:table-cell office:value-type="float" office:value="1388869935477">
            <text:p>1388869935477</text:p>
          </table:table-cell>
          <table:table-cell office:value-type="float" office:value="21">
            <text:p>21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483886</text:p>
          </table:table-cell>
          <table:table-cell office:value-type="float" office:value="1388869935484">
            <text:p>1388869935484</text:p>
          </table:table-cell>
          <table:table-cell office:value-type="float" office:value="21">
            <text:p>21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490545</text:p>
          </table:table-cell>
          <table:table-cell office:value-type="float" office:value="1388869935490">
            <text:p>1388869935490</text:p>
          </table:table-cell>
          <table:table-cell office:value-type="float" office:value="21">
            <text:p>21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497230</text:p>
          </table:table-cell>
          <table:table-cell office:value-type="float" office:value="1388869935497">
            <text:p>1388869935497</text:p>
          </table:table-cell>
          <table:table-cell office:value-type="float" office:value="19">
            <text:p>19</text:p>
          </table:table-cell>
          <table:table-cell office:value-type="float" office:value="151">
            <text:p>151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503917</text:p>
          </table:table-cell>
          <table:table-cell office:value-type="float" office:value="1388869935504">
            <text:p>1388869935504</text:p>
          </table:table-cell>
          <table:table-cell office:value-type="float" office:value="19">
            <text:p>19</text:p>
          </table:table-cell>
          <table:table-cell office:value-type="float" office:value="151">
            <text:p>151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511002</text:p>
          </table:table-cell>
          <table:table-cell office:value-type="float" office:value="1388869935511">
            <text:p>1388869935511</text:p>
          </table:table-cell>
          <table:table-cell office:value-type="float" office:value="19">
            <text:p>19</text:p>
          </table:table-cell>
          <table:table-cell office:value-type="float" office:value="151">
            <text:p>151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517776</text:p>
          </table:table-cell>
          <table:table-cell office:value-type="float" office:value="1388869935518">
            <text:p>1388869935518</text:p>
          </table:table-cell>
          <table:table-cell office:value-type="float" office:value="19">
            <text:p>19</text:p>
          </table:table-cell>
          <table:table-cell office:value-type="float" office:value="146">
            <text:p>146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524458</text:p>
          </table:table-cell>
          <table:table-cell office:value-type="float" office:value="1388869935524">
            <text:p>1388869935524</text:p>
          </table:table-cell>
          <table:table-cell office:value-type="float" office:value="19">
            <text:p>19</text:p>
          </table:table-cell>
          <table:table-cell office:value-type="float" office:value="146">
            <text:p>146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531134</text:p>
          </table:table-cell>
          <table:table-cell office:value-type="float" office:value="1388869935531">
            <text:p>1388869935531</text:p>
          </table:table-cell>
          <table:table-cell office:value-type="float" office:value="19">
            <text:p>19</text:p>
          </table:table-cell>
          <table:table-cell office:value-type="float" office:value="146">
            <text:p>146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537858</text:p>
          </table:table-cell>
          <table:table-cell office:value-type="float" office:value="1388869935538">
            <text:p>1388869935538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544553</text:p>
          </table:table-cell>
          <table:table-cell office:value-type="float" office:value="1388869935544">
            <text:p>1388869935544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551222</text:p>
          </table:table-cell>
          <table:table-cell office:value-type="float" office:value="1388869935551">
            <text:p>1388869935551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558010</text:p>
          </table:table-cell>
          <table:table-cell office:value-type="float" office:value="1388869935558">
            <text:p>1388869935558</text:p>
          </table:table-cell>
          <table:table-cell office:value-type="float" office:value="33">
            <text:p>33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566479</text:p>
          </table:table-cell>
          <table:table-cell office:value-type="float" office:value="1388869935566">
            <text:p>1388869935566</text:p>
          </table:table-cell>
          <table:table-cell office:value-type="float" office:value="33">
            <text:p>33</text:p>
          </table:table-cell>
          <table:table-cell office:value-type="float" office:value="150">
            <text:p>15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573190</text:p>
          </table:table-cell>
          <table:table-cell office:value-type="float" office:value="1388869935573">
            <text:p>1388869935573</text:p>
          </table:table-cell>
          <table:table-cell office:value-type="float" office:value="31">
            <text:p>31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579952</text:p>
          </table:table-cell>
          <table:table-cell office:value-type="float" office:value="1388869935580">
            <text:p>1388869935580</text:p>
          </table:table-cell>
          <table:table-cell office:value-type="float" office:value="31">
            <text:p>31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586656</text:p>
          </table:table-cell>
          <table:table-cell office:value-type="float" office:value="1388869935586">
            <text:p>1388869935586</text:p>
          </table:table-cell>
          <table:table-cell office:value-type="float" office:value="31">
            <text:p>31</text:p>
          </table:table-cell>
          <table:table-cell office:value-type="float" office:value="150">
            <text:p>150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593358</text:p>
          </table:table-cell>
          <table:table-cell office:value-type="float" office:value="1388869935593">
            <text:p>1388869935593</text:p>
          </table:table-cell>
          <table:table-cell office:value-type="float" office:value="33">
            <text:p>33</text:p>
          </table:table-cell>
          <table:table-cell office:value-type="float" office:value="145">
            <text:p>145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600038</text:p>
          </table:table-cell>
          <table:table-cell office:value-type="float" office:value="1388869935600">
            <text:p>1388869935600</text:p>
          </table:table-cell>
          <table:table-cell office:value-type="float" office:value="33">
            <text:p>33</text:p>
          </table:table-cell>
          <table:table-cell office:value-type="float" office:value="145">
            <text:p>145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606963</text:p>
          </table:table-cell>
          <table:table-cell office:value-type="float" office:value="1388869935607">
            <text:p>1388869935607</text:p>
          </table:table-cell>
          <table:table-cell office:value-type="float" office:value="33">
            <text:p>33</text:p>
          </table:table-cell>
          <table:table-cell office:value-type="float" office:value="145">
            <text:p>145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613774</text:p>
          </table:table-cell>
          <table:table-cell office:value-type="float" office:value="1388869935614">
            <text:p>1388869935614</text:p>
          </table:table-cell>
          <table:table-cell office:value-type="float" office:value="16">
            <text:p>16</text:p>
          </table:table-cell>
          <table:table-cell office:value-type="float" office:value="146">
            <text:p>14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620560</text:p>
          </table:table-cell>
          <table:table-cell office:value-type="float" office:value="1388869935620">
            <text:p>1388869935620</text:p>
          </table:table-cell>
          <table:table-cell office:value-type="float" office:value="16">
            <text:p>16</text:p>
          </table:table-cell>
          <table:table-cell office:value-type="float" office:value="146">
            <text:p>14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627269</text:p>
          </table:table-cell>
          <table:table-cell office:value-type="float" office:value="1388869935627">
            <text:p>1388869935627</text:p>
          </table:table-cell>
          <table:table-cell office:value-type="float" office:value="16">
            <text:p>16</text:p>
          </table:table-cell>
          <table:table-cell office:value-type="float" office:value="146">
            <text:p>14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633961</text:p>
          </table:table-cell>
          <table:table-cell office:value-type="float" office:value="1388869935634">
            <text:p>1388869935634</text:p>
          </table:table-cell>
          <table:table-cell office:value-type="float" office:value="9">
            <text:p>9</text:p>
          </table:table-cell>
          <table:table-cell office:value-type="float" office:value="152">
            <text:p>152</text:p>
          </table:table-cell>
          <table:table-cell office:value-type="float" office:value="-231">
            <text:p>-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640643</text:p>
          </table:table-cell>
          <table:table-cell office:value-type="float" office:value="1388869935640">
            <text:p>1388869935640</text:p>
          </table:table-cell>
          <table:table-cell office:value-type="float" office:value="9">
            <text:p>9</text:p>
          </table:table-cell>
          <table:table-cell office:value-type="float" office:value="152">
            <text:p>152</text:p>
          </table:table-cell>
          <table:table-cell office:value-type="float" office:value="-231">
            <text:p>-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647339</text:p>
          </table:table-cell>
          <table:table-cell office:value-type="float" office:value="1388869935647">
            <text:p>1388869935647</text:p>
          </table:table-cell>
          <table:table-cell office:value-type="float" office:value="9">
            <text:p>9</text:p>
          </table:table-cell>
          <table:table-cell office:value-type="float" office:value="152">
            <text:p>152</text:p>
          </table:table-cell>
          <table:table-cell office:value-type="float" office:value="-231">
            <text:p>-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654025</text:p>
          </table:table-cell>
          <table:table-cell office:value-type="float" office:value="1388869935654">
            <text:p>1388869935654</text:p>
          </table:table-cell>
          <table:table-cell office:value-type="float" office:value="23">
            <text:p>23</text:p>
          </table:table-cell>
          <table:table-cell office:value-type="float" office:value="145">
            <text:p>145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660701</text:p>
          </table:table-cell>
          <table:table-cell office:value-type="float" office:value="1388869935660">
            <text:p>1388869935660</text:p>
          </table:table-cell>
          <table:table-cell office:value-type="float" office:value="23">
            <text:p>23</text:p>
          </table:table-cell>
          <table:table-cell office:value-type="float" office:value="145">
            <text:p>145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667392</text:p>
          </table:table-cell>
          <table:table-cell office:value-type="float" office:value="1388869935667">
            <text:p>1388869935667</text:p>
          </table:table-cell>
          <table:table-cell office:value-type="float" office:value="23">
            <text:p>23</text:p>
          </table:table-cell>
          <table:table-cell office:value-type="float" office:value="145">
            <text:p>145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674101</text:p>
          </table:table-cell>
          <table:table-cell office:value-type="float" office:value="1388869935674">
            <text:p>1388869935674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680797</text:p>
          </table:table-cell>
          <table:table-cell office:value-type="float" office:value="1388869935681">
            <text:p>1388869935681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687469</text:p>
          </table:table-cell>
          <table:table-cell office:value-type="float" office:value="1388869935687">
            <text:p>1388869935687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694142</text:p>
          </table:table-cell>
          <table:table-cell office:value-type="float" office:value="1388869935694">
            <text:p>1388869935694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700829</text:p>
          </table:table-cell>
          <table:table-cell office:value-type="float" office:value="1388869935701">
            <text:p>1388869935701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707530</text:p>
          </table:table-cell>
          <table:table-cell office:value-type="float" office:value="1388869935707">
            <text:p>1388869935707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714207</text:p>
          </table:table-cell>
          <table:table-cell office:value-type="float" office:value="1388869935714">
            <text:p>1388869935714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720921</text:p>
          </table:table-cell>
          <table:table-cell office:value-type="float" office:value="1388869935721">
            <text:p>1388869935721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727633</text:p>
          </table:table-cell>
          <table:table-cell office:value-type="float" office:value="1388869935727">
            <text:p>1388869935727</text:p>
          </table:table-cell>
          <table:table-cell office:value-type="float" office:value="22">
            <text:p>22</text:p>
          </table:table-cell>
          <table:table-cell office:value-type="float" office:value="144">
            <text:p>144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734325</text:p>
          </table:table-cell>
          <table:table-cell office:value-type="float" office:value="1388869935734">
            <text:p>1388869935734</text:p>
          </table:table-cell>
          <table:table-cell office:value-type="float" office:value="22">
            <text:p>22</text:p>
          </table:table-cell>
          <table:table-cell office:value-type="float" office:value="144">
            <text:p>144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741020</text:p>
          </table:table-cell>
          <table:table-cell office:value-type="float" office:value="1388869935741">
            <text:p>1388869935741</text:p>
          </table:table-cell>
          <table:table-cell office:value-type="float" office:value="22">
            <text:p>22</text:p>
          </table:table-cell>
          <table:table-cell office:value-type="float" office:value="144">
            <text:p>144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747703</text:p>
          </table:table-cell>
          <table:table-cell office:value-type="float" office:value="1388869935747">
            <text:p>1388869935747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754384</text:p>
          </table:table-cell>
          <table:table-cell office:value-type="float" office:value="1388869935754">
            <text:p>1388869935754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761067</text:p>
          </table:table-cell>
          <table:table-cell office:value-type="float" office:value="1388869935761">
            <text:p>1388869935761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767759</text:p>
          </table:table-cell>
          <table:table-cell office:value-type="float" office:value="1388869935767">
            <text:p>1388869935767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774437</text:p>
          </table:table-cell>
          <table:table-cell office:value-type="float" office:value="1388869935774">
            <text:p>1388869935774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781415</text:p>
          </table:table-cell>
          <table:table-cell office:value-type="float" office:value="1388869935781">
            <text:p>1388869935781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788194</text:p>
          </table:table-cell>
          <table:table-cell office:value-type="float" office:value="1388869935788">
            <text:p>1388869935788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794881</text:p>
          </table:table-cell>
          <table:table-cell office:value-type="float" office:value="1388869935795">
            <text:p>1388869935795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801563</text:p>
          </table:table-cell>
          <table:table-cell office:value-type="float" office:value="1388869935801">
            <text:p>1388869935801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808259</text:p>
          </table:table-cell>
          <table:table-cell office:value-type="float" office:value="1388869935808">
            <text:p>1388869935808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814930</text:p>
          </table:table-cell>
          <table:table-cell office:value-type="float" office:value="1388869935815">
            <text:p>1388869935815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821706</text:p>
          </table:table-cell>
          <table:table-cell office:value-type="float" office:value="1388869935821">
            <text:p>1388869935821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828426</text:p>
          </table:table-cell>
          <table:table-cell office:value-type="float" office:value="1388869935828">
            <text:p>1388869935828</text:p>
          </table:table-cell>
          <table:table-cell office:value-type="float" office:value="22">
            <text:p>22</text:p>
          </table:table-cell>
          <table:table-cell office:value-type="float" office:value="144">
            <text:p>144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835115</text:p>
          </table:table-cell>
          <table:table-cell office:value-type="float" office:value="1388869935835">
            <text:p>1388869935835</text:p>
          </table:table-cell>
          <table:table-cell office:value-type="float" office:value="22">
            <text:p>22</text:p>
          </table:table-cell>
          <table:table-cell office:value-type="float" office:value="144">
            <text:p>144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841827</text:p>
          </table:table-cell>
          <table:table-cell office:value-type="float" office:value="1388869935842">
            <text:p>1388869935842</text:p>
          </table:table-cell>
          <table:table-cell office:value-type="float" office:value="22">
            <text:p>22</text:p>
          </table:table-cell>
          <table:table-cell office:value-type="float" office:value="144">
            <text:p>144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848540</text:p>
          </table:table-cell>
          <table:table-cell office:value-type="float" office:value="1388869935848">
            <text:p>1388869935848</text:p>
          </table:table-cell>
          <table:table-cell office:value-type="float" office:value="23">
            <text:p>23</text:p>
          </table:table-cell>
          <table:table-cell office:value-type="float" office:value="142">
            <text:p>142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855215</text:p>
          </table:table-cell>
          <table:table-cell office:value-type="float" office:value="1388869935855">
            <text:p>1388869935855</text:p>
          </table:table-cell>
          <table:table-cell office:value-type="float" office:value="23">
            <text:p>23</text:p>
          </table:table-cell>
          <table:table-cell office:value-type="float" office:value="142">
            <text:p>142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861895</text:p>
          </table:table-cell>
          <table:table-cell office:value-type="float" office:value="1388869935862">
            <text:p>1388869935862</text:p>
          </table:table-cell>
          <table:table-cell office:value-type="float" office:value="23">
            <text:p>23</text:p>
          </table:table-cell>
          <table:table-cell office:value-type="float" office:value="142">
            <text:p>142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868606</text:p>
          </table:table-cell>
          <table:table-cell office:value-type="float" office:value="1388869935868">
            <text:p>1388869935868</text:p>
          </table:table-cell>
          <table:table-cell office:value-type="float" office:value="21">
            <text:p>21</text:p>
          </table:table-cell>
          <table:table-cell office:value-type="float" office:value="141">
            <text:p>141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875346</text:p>
          </table:table-cell>
          <table:table-cell office:value-type="float" office:value="1388869935875">
            <text:p>1388869935875</text:p>
          </table:table-cell>
          <table:table-cell office:value-type="float" office:value="21">
            <text:p>21</text:p>
          </table:table-cell>
          <table:table-cell office:value-type="float" office:value="141">
            <text:p>141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882084</text:p>
          </table:table-cell>
          <table:table-cell office:value-type="float" office:value="1388869935882">
            <text:p>1388869935882</text:p>
          </table:table-cell>
          <table:table-cell office:value-type="float" office:value="19">
            <text:p>19</text:p>
          </table:table-cell>
          <table:table-cell office:value-type="float" office:value="137">
            <text:p>137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888746</text:p>
          </table:table-cell>
          <table:table-cell office:value-type="float" office:value="1388869935888">
            <text:p>1388869935888</text:p>
          </table:table-cell>
          <table:table-cell office:value-type="float" office:value="19">
            <text:p>19</text:p>
          </table:table-cell>
          <table:table-cell office:value-type="float" office:value="137">
            <text:p>137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895403</text:p>
          </table:table-cell>
          <table:table-cell office:value-type="float" office:value="1388869935895">
            <text:p>1388869935895</text:p>
          </table:table-cell>
          <table:table-cell office:value-type="float" office:value="19">
            <text:p>19</text:p>
          </table:table-cell>
          <table:table-cell office:value-type="float" office:value="137">
            <text:p>137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902269</text:p>
          </table:table-cell>
          <table:table-cell office:value-type="float" office:value="1388869935902">
            <text:p>1388869935902</text:p>
          </table:table-cell>
          <table:table-cell office:value-type="float" office:value="20">
            <text:p>20</text:p>
          </table:table-cell>
          <table:table-cell office:value-type="float" office:value="141">
            <text:p>141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908964</text:p>
          </table:table-cell>
          <table:table-cell office:value-type="float" office:value="1388869935909">
            <text:p>1388869935909</text:p>
          </table:table-cell>
          <table:table-cell office:value-type="float" office:value="20">
            <text:p>20</text:p>
          </table:table-cell>
          <table:table-cell office:value-type="float" office:value="141">
            <text:p>141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915641</text:p>
          </table:table-cell>
          <table:table-cell office:value-type="float" office:value="1388869935915">
            <text:p>1388869935915</text:p>
          </table:table-cell>
          <table:table-cell office:value-type="float" office:value="20">
            <text:p>20</text:p>
          </table:table-cell>
          <table:table-cell office:value-type="float" office:value="141">
            <text:p>141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922420</text:p>
          </table:table-cell>
          <table:table-cell office:value-type="float" office:value="1388869935922">
            <text:p>1388869935922</text:p>
          </table:table-cell>
          <table:table-cell office:value-type="float" office:value="29">
            <text:p>29</text:p>
          </table:table-cell>
          <table:table-cell office:value-type="float" office:value="133">
            <text:p>133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929136</text:p>
          </table:table-cell>
          <table:table-cell office:value-type="float" office:value="1388869935929">
            <text:p>1388869935929</text:p>
          </table:table-cell>
          <table:table-cell office:value-type="float" office:value="29">
            <text:p>29</text:p>
          </table:table-cell>
          <table:table-cell office:value-type="float" office:value="133">
            <text:p>133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935885</text:p>
          </table:table-cell>
          <table:table-cell office:value-type="float" office:value="1388869935936">
            <text:p>1388869935936</text:p>
          </table:table-cell>
          <table:table-cell office:value-type="float" office:value="29">
            <text:p>29</text:p>
          </table:table-cell>
          <table:table-cell office:value-type="float" office:value="133">
            <text:p>133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942578</text:p>
          </table:table-cell>
          <table:table-cell office:value-type="float" office:value="1388869935942">
            <text:p>1388869935942</text:p>
          </table:table-cell>
          <table:table-cell office:value-type="float" office:value="31">
            <text:p>31</text:p>
          </table:table-cell>
          <table:table-cell office:value-type="float" office:value="128">
            <text:p>128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949270</text:p>
          </table:table-cell>
          <table:table-cell office:value-type="float" office:value="1388869935949">
            <text:p>1388869935949</text:p>
          </table:table-cell>
          <table:table-cell office:value-type="float" office:value="31">
            <text:p>31</text:p>
          </table:table-cell>
          <table:table-cell office:value-type="float" office:value="128">
            <text:p>128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956048</text:p>
          </table:table-cell>
          <table:table-cell office:value-type="float" office:value="1388869935956">
            <text:p>1388869935956</text:p>
          </table:table-cell>
          <table:table-cell office:value-type="float" office:value="31">
            <text:p>31</text:p>
          </table:table-cell>
          <table:table-cell office:value-type="float" office:value="128">
            <text:p>128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962710</text:p>
          </table:table-cell>
          <table:table-cell office:value-type="float" office:value="1388869935962">
            <text:p>1388869935962</text:p>
          </table:table-cell>
          <table:table-cell office:value-type="float" office:value="28">
            <text:p>28</text:p>
          </table:table-cell>
          <table:table-cell office:value-type="float" office:value="129">
            <text:p>129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969406</text:p>
          </table:table-cell>
          <table:table-cell office:value-type="float" office:value="1388869935969">
            <text:p>1388869935969</text:p>
          </table:table-cell>
          <table:table-cell office:value-type="float" office:value="28">
            <text:p>28</text:p>
          </table:table-cell>
          <table:table-cell office:value-type="float" office:value="129">
            <text:p>129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976103</text:p>
          </table:table-cell>
          <table:table-cell office:value-type="float" office:value="1388869935976">
            <text:p>1388869935976</text:p>
          </table:table-cell>
          <table:table-cell office:value-type="float" office:value="28">
            <text:p>28</text:p>
          </table:table-cell>
          <table:table-cell office:value-type="float" office:value="129">
            <text:p>129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982799</text:p>
          </table:table-cell>
          <table:table-cell office:value-type="float" office:value="1388869935983">
            <text:p>1388869935983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989466</text:p>
          </table:table-cell>
          <table:table-cell office:value-type="float" office:value="1388869935989">
            <text:p>1388869935989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5_996239</text:p>
          </table:table-cell>
          <table:table-cell office:value-type="float" office:value="1388869935996">
            <text:p>1388869935996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002905</text:p>
          </table:table-cell>
          <table:table-cell office:value-type="float" office:value="1388869936003">
            <text:p>1388869936003</text:p>
          </table:table-cell>
          <table:table-cell office:value-type="float" office:value="27">
            <text:p>27</text:p>
          </table:table-cell>
          <table:table-cell office:value-type="float" office:value="114">
            <text:p>114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009599</text:p>
          </table:table-cell>
          <table:table-cell office:value-type="float" office:value="1388869936009">
            <text:p>1388869936009</text:p>
          </table:table-cell>
          <table:table-cell office:value-type="float" office:value="27">
            <text:p>27</text:p>
          </table:table-cell>
          <table:table-cell office:value-type="float" office:value="114">
            <text:p>114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016293</text:p>
          </table:table-cell>
          <table:table-cell office:value-type="float" office:value="1388869936016">
            <text:p>1388869936016</text:p>
          </table:table-cell>
          <table:table-cell office:value-type="float" office:value="27">
            <text:p>27</text:p>
          </table:table-cell>
          <table:table-cell office:value-type="float" office:value="114">
            <text:p>114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023018</text:p>
          </table:table-cell>
          <table:table-cell office:value-type="float" office:value="1388869936023">
            <text:p>1388869936023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029809</text:p>
          </table:table-cell>
          <table:table-cell office:value-type="float" office:value="1388869936030">
            <text:p>1388869936030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036505</text:p>
          </table:table-cell>
          <table:table-cell office:value-type="float" office:value="1388869936036">
            <text:p>1388869936036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043201</text:p>
          </table:table-cell>
          <table:table-cell office:value-type="float" office:value="1388869936043">
            <text:p>1388869936043</text:p>
          </table:table-cell>
          <table:table-cell office:value-type="float" office:value="27">
            <text:p>27</text:p>
          </table:table-cell>
          <table:table-cell office:value-type="float" office:value="111">
            <text:p>111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049907</text:p>
          </table:table-cell>
          <table:table-cell office:value-type="float" office:value="1388869936050">
            <text:p>1388869936050</text:p>
          </table:table-cell>
          <table:table-cell office:value-type="float" office:value="27">
            <text:p>27</text:p>
          </table:table-cell>
          <table:table-cell office:value-type="float" office:value="111">
            <text:p>111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056605</text:p>
          </table:table-cell>
          <table:table-cell office:value-type="float" office:value="1388869936056">
            <text:p>1388869936056</text:p>
          </table:table-cell>
          <table:table-cell office:value-type="float" office:value="27">
            <text:p>27</text:p>
          </table:table-cell>
          <table:table-cell office:value-type="float" office:value="111">
            <text:p>111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063273</text:p>
          </table:table-cell>
          <table:table-cell office:value-type="float" office:value="1388869936063">
            <text:p>1388869936063</text:p>
          </table:table-cell>
          <table:table-cell office:value-type="float" office:value="24">
            <text:p>24</text:p>
          </table:table-cell>
          <table:table-cell office:value-type="float" office:value="102">
            <text:p>102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069978</text:p>
          </table:table-cell>
          <table:table-cell office:value-type="float" office:value="1388869936070">
            <text:p>1388869936070</text:p>
          </table:table-cell>
          <table:table-cell office:value-type="float" office:value="24">
            <text:p>24</text:p>
          </table:table-cell>
          <table:table-cell office:value-type="float" office:value="102">
            <text:p>102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076676</text:p>
          </table:table-cell>
          <table:table-cell office:value-type="float" office:value="1388869936076">
            <text:p>1388869936076</text:p>
          </table:table-cell>
          <table:table-cell office:value-type="float" office:value="25">
            <text:p>25</text:p>
          </table:table-cell>
          <table:table-cell office:value-type="float" office:value="93">
            <text:p>93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083364</text:p>
          </table:table-cell>
          <table:table-cell office:value-type="float" office:value="1388869936083">
            <text:p>1388869936083</text:p>
          </table:table-cell>
          <table:table-cell office:value-type="float" office:value="25">
            <text:p>25</text:p>
          </table:table-cell>
          <table:table-cell office:value-type="float" office:value="93">
            <text:p>93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090043</text:p>
          </table:table-cell>
          <table:table-cell office:value-type="float" office:value="1388869936090">
            <text:p>1388869936090</text:p>
          </table:table-cell>
          <table:table-cell office:value-type="float" office:value="25">
            <text:p>25</text:p>
          </table:table-cell>
          <table:table-cell office:value-type="float" office:value="93">
            <text:p>93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096739</text:p>
          </table:table-cell>
          <table:table-cell office:value-type="float" office:value="1388869936096">
            <text:p>1388869936096</text:p>
          </table:table-cell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103435</text:p>
          </table:table-cell>
          <table:table-cell office:value-type="float" office:value="1388869936103">
            <text:p>1388869936103</text:p>
          </table:table-cell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110143</text:p>
          </table:table-cell>
          <table:table-cell office:value-type="float" office:value="1388869936110">
            <text:p>1388869936110</text:p>
          </table:table-cell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116871</text:p>
          </table:table-cell>
          <table:table-cell office:value-type="float" office:value="1388869936117">
            <text:p>1388869936117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123535</text:p>
          </table:table-cell>
          <table:table-cell office:value-type="float" office:value="1388869936124">
            <text:p>1388869936124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130585</text:p>
          </table:table-cell>
          <table:table-cell office:value-type="float" office:value="1388869936130">
            <text:p>1388869936130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137308</text:p>
          </table:table-cell>
          <table:table-cell office:value-type="float" office:value="1388869936137">
            <text:p>1388869936137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143990</text:p>
          </table:table-cell>
          <table:table-cell office:value-type="float" office:value="1388869936144">
            <text:p>1388869936144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150720</text:p>
          </table:table-cell>
          <table:table-cell office:value-type="float" office:value="1388869936150">
            <text:p>1388869936150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157403</text:p>
          </table:table-cell>
          <table:table-cell office:value-type="float" office:value="1388869936157">
            <text:p>1388869936157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164156</text:p>
          </table:table-cell>
          <table:table-cell office:value-type="float" office:value="1388869936164">
            <text:p>1388869936164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170832</text:p>
          </table:table-cell>
          <table:table-cell office:value-type="float" office:value="1388869936171">
            <text:p>1388869936171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177515</text:p>
          </table:table-cell>
          <table:table-cell office:value-type="float" office:value="1388869936177">
            <text:p>1388869936177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184175</text:p>
          </table:table-cell>
          <table:table-cell office:value-type="float" office:value="1388869936184">
            <text:p>1388869936184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190874</text:p>
          </table:table-cell>
          <table:table-cell office:value-type="float" office:value="1388869936191">
            <text:p>1388869936191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197613</text:p>
          </table:table-cell>
          <table:table-cell office:value-type="float" office:value="1388869936197">
            <text:p>1388869936197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204332</text:p>
          </table:table-cell>
          <table:table-cell office:value-type="float" office:value="1388869936204">
            <text:p>1388869936204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211001</text:p>
          </table:table-cell>
          <table:table-cell office:value-type="float" office:value="1388869936211">
            <text:p>1388869936211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217701</text:p>
          </table:table-cell>
          <table:table-cell office:value-type="float" office:value="1388869936217">
            <text:p>1388869936217</text:p>
          </table:table-cell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224373</text:p>
          </table:table-cell>
          <table:table-cell office:value-type="float" office:value="1388869936224">
            <text:p>1388869936224</text:p>
          </table:table-cell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231078</text:p>
          </table:table-cell>
          <table:table-cell office:value-type="float" office:value="1388869936231">
            <text:p>1388869936231</text:p>
          </table:table-cell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237842</text:p>
          </table:table-cell>
          <table:table-cell office:value-type="float" office:value="1388869936238">
            <text:p>1388869936238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244521</text:p>
          </table:table-cell>
          <table:table-cell office:value-type="float" office:value="1388869936244">
            <text:p>1388869936244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251212</text:p>
          </table:table-cell>
          <table:table-cell office:value-type="float" office:value="1388869936251">
            <text:p>1388869936251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257899</text:p>
          </table:table-cell>
          <table:table-cell office:value-type="float" office:value="1388869936258">
            <text:p>1388869936258</text:p>
          </table: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264573</text:p>
          </table:table-cell>
          <table:table-cell office:value-type="float" office:value="1388869936264">
            <text:p>1388869936264</text:p>
          </table: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271249</text:p>
          </table:table-cell>
          <table:table-cell office:value-type="float" office:value="1388869936271">
            <text:p>138886993627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277932</text:p>
          </table:table-cell>
          <table:table-cell office:value-type="float" office:value="1388869936278">
            <text:p>1388869936278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284593</text:p>
          </table:table-cell>
          <table:table-cell office:value-type="float" office:value="1388869936284">
            <text:p>138886993628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291241</text:p>
          </table:table-cell>
          <table:table-cell office:value-type="float" office:value="1388869936291">
            <text:p>1388869936291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297928</text:p>
          </table:table-cell>
          <table:table-cell office:value-type="float" office:value="1388869936298">
            <text:p>1388869936298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304620</text:p>
          </table:table-cell>
          <table:table-cell office:value-type="float" office:value="1388869936304">
            <text:p>1388869936304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311300</text:p>
          </table:table-cell>
          <table:table-cell office:value-type="float" office:value="1388869936311">
            <text:p>138886993631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318000</text:p>
          </table:table-cell>
          <table:table-cell office:value-type="float" office:value="1388869936318">
            <text:p>1388869936318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324684</text:p>
          </table:table-cell>
          <table:table-cell office:value-type="float" office:value="1388869936324">
            <text:p>1388869936324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331391</text:p>
          </table:table-cell>
          <table:table-cell office:value-type="float" office:value="1388869936331">
            <text:p>1388869936331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338098</text:p>
          </table:table-cell>
          <table:table-cell office:value-type="float" office:value="1388869936338">
            <text:p>1388869936338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344758</text:p>
          </table:table-cell>
          <table:table-cell office:value-type="float" office:value="1388869936344">
            <text:p>138886993634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351456</text:p>
          </table:table-cell>
          <table:table-cell office:value-type="float" office:value="1388869936351">
            <text:p>1388869936351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358181</text:p>
          </table:table-cell>
          <table:table-cell office:value-type="float" office:value="1388869936358">
            <text:p>1388869936358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364863</text:p>
          </table:table-cell>
          <table:table-cell office:value-type="float" office:value="1388869936365">
            <text:p>1388869936365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371528</text:p>
          </table:table-cell>
          <table:table-cell office:value-type="float" office:value="1388869936371">
            <text:p>1388869936371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378204</text:p>
          </table:table-cell>
          <table:table-cell office:value-type="float" office:value="1388869936378">
            <text:p>1388869936378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384858</text:p>
          </table:table-cell>
          <table:table-cell office:value-type="float" office:value="1388869936385">
            <text:p>1388869936385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391613</text:p>
          </table:table-cell>
          <table:table-cell office:value-type="float" office:value="1388869936391">
            <text:p>1388869936391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398386</text:p>
          </table:table-cell>
          <table:table-cell office:value-type="float" office:value="1388869936398">
            <text:p>1388869936398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405064</text:p>
          </table:table-cell>
          <table:table-cell office:value-type="float" office:value="1388869936405">
            <text:p>138886993640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411730</text:p>
          </table:table-cell>
          <table:table-cell office:value-type="float" office:value="1388869936411">
            <text:p>1388869936411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418420</text:p>
          </table:table-cell>
          <table:table-cell office:value-type="float" office:value="1388869936418">
            <text:p>1388869936418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425097</text:p>
          </table:table-cell>
          <table:table-cell office:value-type="float" office:value="1388869936425">
            <text:p>1388869936425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431855</text:p>
          </table:table-cell>
          <table:table-cell office:value-type="float" office:value="1388869936432">
            <text:p>1388869936432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438877</text:p>
          </table:table-cell>
          <table:table-cell office:value-type="float" office:value="1388869936439">
            <text:p>1388869936439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445607</text:p>
          </table:table-cell>
          <table:table-cell office:value-type="float" office:value="1388869936445">
            <text:p>1388869936445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452390</text:p>
          </table:table-cell>
          <table:table-cell office:value-type="float" office:value="1388869936452">
            <text:p>138886993645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459073</text:p>
          </table:table-cell>
          <table:table-cell office:value-type="float" office:value="1388869936459">
            <text:p>1388869936459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465822</text:p>
          </table:table-cell>
          <table:table-cell office:value-type="float" office:value="1388869936466">
            <text:p>1388869936466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472486</text:p>
          </table:table-cell>
          <table:table-cell office:value-type="float" office:value="1388869936472">
            <text:p>1388869936472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479154</text:p>
          </table:table-cell>
          <table:table-cell office:value-type="float" office:value="1388869936479">
            <text:p>1388869936479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485960</text:p>
          </table:table-cell>
          <table:table-cell office:value-type="float" office:value="1388869936486">
            <text:p>138886993648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492627</text:p>
          </table:table-cell>
          <table:table-cell office:value-type="float" office:value="1388869936492">
            <text:p>138886993649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499301</text:p>
          </table:table-cell>
          <table:table-cell office:value-type="float" office:value="1388869936499">
            <text:p>138886993649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506006</text:p>
          </table:table-cell>
          <table:table-cell office:value-type="float" office:value="1388869936506">
            <text:p>138886993650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512676</text:p>
          </table:table-cell>
          <table:table-cell office:value-type="float" office:value="1388869936512">
            <text:p>138886993651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519352</text:p>
          </table:table-cell>
          <table:table-cell office:value-type="float" office:value="1388869936519">
            <text:p>13888699365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526041</text:p>
          </table:table-cell>
          <table:table-cell office:value-type="float" office:value="1388869936526">
            <text:p>1388869936526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532703</text:p>
          </table:table-cell>
          <table:table-cell office:value-type="float" office:value="1388869936532">
            <text:p>1388869936532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539423</text:p>
          </table:table-cell>
          <table:table-cell office:value-type="float" office:value="1388869936539">
            <text:p>1388869936539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546165</text:p>
          </table:table-cell>
          <table:table-cell office:value-type="float" office:value="1388869936546">
            <text:p>1388869936546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552859</text:p>
          </table:table-cell>
          <table:table-cell office:value-type="float" office:value="1388869936553">
            <text:p>1388869936553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559540</text:p>
          </table:table-cell>
          <table:table-cell office:value-type="float" office:value="1388869936559">
            <text:p>1388869936559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566244</text:p>
          </table:table-cell>
          <table:table-cell office:value-type="float" office:value="1388869936566">
            <text:p>1388869936566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572915</text:p>
          </table:table-cell>
          <table:table-cell office:value-type="float" office:value="1388869936573">
            <text:p>1388869936573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579589</text:p>
          </table:table-cell>
          <table:table-cell office:value-type="float" office:value="1388869936579">
            <text:p>1388869936579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586278</text:p>
          </table:table-cell>
          <table:table-cell office:value-type="float" office:value="1388869936586">
            <text:p>1388869936586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592983</text:p>
          </table:table-cell>
          <table:table-cell office:value-type="float" office:value="1388869936593">
            <text:p>1388869936593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599670</text:p>
          </table:table-cell>
          <table:table-cell office:value-type="float" office:value="1388869936599">
            <text:p>1388869936599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606366</text:p>
          </table:table-cell>
          <table:table-cell office:value-type="float" office:value="1388869936606">
            <text:p>1388869936606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613426</text:p>
          </table:table-cell>
          <table:table-cell office:value-type="float" office:value="1388869936613">
            <text:p>1388869936613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620218</text:p>
          </table:table-cell>
          <table:table-cell office:value-type="float" office:value="1388869936620">
            <text:p>1388869936620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627112</text:p>
          </table:table-cell>
          <table:table-cell office:value-type="float" office:value="1388869936627">
            <text:p>1388869936627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633808</text:p>
          </table:table-cell>
          <table:table-cell office:value-type="float" office:value="1388869936634">
            <text:p>1388869936634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640519</text:p>
          </table:table-cell>
          <table:table-cell office:value-type="float" office:value="1388869936640">
            <text:p>138886993664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647226</text:p>
          </table:table-cell>
          <table:table-cell office:value-type="float" office:value="1388869936647">
            <text:p>1388869936647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653965</text:p>
          </table:table-cell>
          <table:table-cell office:value-type="float" office:value="1388869936654">
            <text:p>138886993665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660662</text:p>
          </table:table-cell>
          <table:table-cell office:value-type="float" office:value="1388869936660">
            <text:p>138886993666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667356</text:p>
          </table:table-cell>
          <table:table-cell office:value-type="float" office:value="1388869936667">
            <text:p>1388869936667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674020</text:p>
          </table:table-cell>
          <table:table-cell office:value-type="float" office:value="1388869936674">
            <text:p>138886993667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680689</text:p>
          </table:table-cell>
          <table:table-cell office:value-type="float" office:value="1388869936680">
            <text:p>1388869936680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687361</text:p>
          </table:table-cell>
          <table:table-cell office:value-type="float" office:value="1388869936687">
            <text:p>1388869936687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694037</text:p>
          </table:table-cell>
          <table:table-cell office:value-type="float" office:value="1388869936694">
            <text:p>1388869936694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700724</text:p>
          </table:table-cell>
          <table:table-cell office:value-type="float" office:value="1388869936700">
            <text:p>1388869936700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707427</text:p>
          </table:table-cell>
          <table:table-cell office:value-type="float" office:value="1388869936707">
            <text:p>1388869936707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714113</text:p>
          </table:table-cell>
          <table:table-cell office:value-type="float" office:value="1388869936714">
            <text:p>1388869936714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720797</text:p>
          </table:table-cell>
          <table:table-cell office:value-type="float" office:value="1388869936721">
            <text:p>1388869936721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727489</text:p>
          </table:table-cell>
          <table:table-cell office:value-type="float" office:value="1388869936727">
            <text:p>1388869936727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734184</text:p>
          </table:table-cell>
          <table:table-cell office:value-type="float" office:value="1388869936734">
            <text:p>138886993673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740909</text:p>
          </table:table-cell>
          <table:table-cell office:value-type="float" office:value="1388869936741">
            <text:p>1388869936741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747626</text:p>
          </table:table-cell>
          <table:table-cell office:value-type="float" office:value="1388869936747">
            <text:p>1388869936747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754309</text:p>
          </table:table-cell>
          <table:table-cell office:value-type="float" office:value="1388869936754">
            <text:p>1388869936754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761001</text:p>
          </table:table-cell>
          <table:table-cell office:value-type="float" office:value="1388869936761">
            <text:p>1388869936761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767685</text:p>
          </table:table-cell>
          <table:table-cell office:value-type="float" office:value="1388869936767">
            <text:p>1388869936767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774383</text:p>
          </table:table-cell>
          <table:table-cell office:value-type="float" office:value="1388869936774">
            <text:p>1388869936774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781066</text:p>
          </table:table-cell>
          <table:table-cell office:value-type="float" office:value="1388869936781">
            <text:p>138886993678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787749</text:p>
          </table:table-cell>
          <table:table-cell office:value-type="float" office:value="1388869936787">
            <text:p>1388869936787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794440</text:p>
          </table:table-cell>
          <table:table-cell office:value-type="float" office:value="1388869936794">
            <text:p>1388869936794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801136</text:p>
          </table:table-cell>
          <table:table-cell office:value-type="float" office:value="1388869936801">
            <text:p>1388869936801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807825</text:p>
          </table:table-cell>
          <table:table-cell office:value-type="float" office:value="1388869936808">
            <text:p>1388869936808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814525</text:p>
          </table:table-cell>
          <table:table-cell office:value-type="float" office:value="1388869936814">
            <text:p>1388869936814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821215</text:p>
          </table:table-cell>
          <table:table-cell office:value-type="float" office:value="1388869936821">
            <text:p>1388869936821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827954</text:p>
          </table:table-cell>
          <table:table-cell office:value-type="float" office:value="1388869936828">
            <text:p>1388869936828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834648</text:p>
          </table:table-cell>
          <table:table-cell office:value-type="float" office:value="1388869936834">
            <text:p>1388869936834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841544</text:p>
          </table:table-cell>
          <table:table-cell office:value-type="float" office:value="1388869936841">
            <text:p>1388869936841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848297</text:p>
          </table:table-cell>
          <table:table-cell office:value-type="float" office:value="1388869936848">
            <text:p>1388869936848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854999</text:p>
          </table:table-cell>
          <table:table-cell office:value-type="float" office:value="1388869936855">
            <text:p>1388869936855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861769</text:p>
          </table:table-cell>
          <table:table-cell office:value-type="float" office:value="1388869936862">
            <text:p>138886993686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868471</text:p>
          </table:table-cell>
          <table:table-cell office:value-type="float" office:value="1388869936868">
            <text:p>138886993686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875144</text:p>
          </table:table-cell>
          <table:table-cell office:value-type="float" office:value="1388869936875">
            <text:p>1388869936875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881805</text:p>
          </table:table-cell>
          <table:table-cell office:value-type="float" office:value="1388869936882">
            <text:p>138886993688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888472</text:p>
          </table:table-cell>
          <table:table-cell office:value-type="float" office:value="1388869936888">
            <text:p>138886993688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895143</text:p>
          </table:table-cell>
          <table:table-cell office:value-type="float" office:value="1388869936895">
            <text:p>1388869936895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901895</text:p>
          </table:table-cell>
          <table:table-cell office:value-type="float" office:value="1388869936902">
            <text:p>1388869936902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908613</text:p>
          </table:table-cell>
          <table:table-cell office:value-type="float" office:value="1388869936908">
            <text:p>1388869936908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915295</text:p>
          </table:table-cell>
          <table:table-cell office:value-type="float" office:value="1388869936915">
            <text:p>1388869936915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922046</text:p>
          </table:table-cell>
          <table:table-cell office:value-type="float" office:value="1388869936922">
            <text:p>1388869936922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928727</text:p>
          </table:table-cell>
          <table:table-cell office:value-type="float" office:value="1388869936928">
            <text:p>1388869936928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935412</text:p>
          </table:table-cell>
          <table:table-cell office:value-type="float" office:value="1388869936935">
            <text:p>1388869936935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942169</text:p>
          </table:table-cell>
          <table:table-cell office:value-type="float" office:value="1388869936942">
            <text:p>1388869936942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948900</text:p>
          </table:table-cell>
          <table:table-cell office:value-type="float" office:value="1388869936949">
            <text:p>1388869936949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955604</text:p>
          </table:table-cell>
          <table:table-cell office:value-type="float" office:value="1388869936955">
            <text:p>1388869936955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962356</text:p>
          </table:table-cell>
          <table:table-cell office:value-type="float" office:value="1388869936962">
            <text:p>1388869936962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969052</text:p>
          </table:table-cell>
          <table:table-cell office:value-type="float" office:value="1388869936969">
            <text:p>1388869936969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975799</text:p>
          </table:table-cell>
          <table:table-cell office:value-type="float" office:value="1388869936976">
            <text:p>1388869936976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982476</text:p>
          </table:table-cell>
          <table:table-cell office:value-type="float" office:value="1388869936982">
            <text:p>1388869936982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989155</text:p>
          </table:table-cell>
          <table:table-cell office:value-type="float" office:value="1388869936989">
            <text:p>1388869936989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6_995873</text:p>
          </table:table-cell>
          <table:table-cell office:value-type="float" office:value="1388869936996">
            <text:p>1388869936996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002565</text:p>
          </table:table-cell>
          <table:table-cell office:value-type="float" office:value="1388869937002">
            <text:p>1388869937002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009252</text:p>
          </table:table-cell>
          <table:table-cell office:value-type="float" office:value="1388869937009">
            <text:p>1388869937009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015943</text:p>
          </table:table-cell>
          <table:table-cell office:value-type="float" office:value="1388869937016">
            <text:p>1388869937016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022650</text:p>
          </table:table-cell>
          <table:table-cell office:value-type="float" office:value="1388869937022">
            <text:p>1388869937022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029301</text:p>
          </table:table-cell>
          <table:table-cell office:value-type="float" office:value="1388869937029">
            <text:p>1388869937029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036078</text:p>
          </table:table-cell>
          <table:table-cell office:value-type="float" office:value="1388869937036">
            <text:p>1388869937036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042772</text:p>
          </table:table-cell>
          <table:table-cell office:value-type="float" office:value="1388869937043">
            <text:p>1388869937043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049495</text:p>
          </table:table-cell>
          <table:table-cell office:value-type="float" office:value="1388869937049">
            <text:p>1388869937049</text:p>
          </table:table-cell>
          <table:table-cell table:number-columns-repeated="2" office:value-type="float" office:value="24">
            <text:p>24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056225</text:p>
          </table:table-cell>
          <table:table-cell office:value-type="float" office:value="1388869937056">
            <text:p>1388869937056</text:p>
          </table:table-cell>
          <table:table-cell table:number-columns-repeated="2" office:value-type="float" office:value="24">
            <text:p>24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062935</text:p>
          </table:table-cell>
          <table:table-cell office:value-type="float" office:value="1388869937063">
            <text:p>1388869937063</text:p>
          </table:table-cell>
          <table:table-cell table:number-columns-repeated="2" office:value-type="float" office:value="24">
            <text:p>24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069666</text:p>
          </table:table-cell>
          <table:table-cell office:value-type="float" office:value="1388869937069">
            <text:p>1388869937069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076414</text:p>
          </table:table-cell>
          <table:table-cell office:value-type="float" office:value="1388869937076">
            <text:p>1388869937076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083066</text:p>
          </table:table-cell>
          <table:table-cell office:value-type="float" office:value="1388869937083">
            <text:p>1388869937083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089727</text:p>
          </table:table-cell>
          <table:table-cell office:value-type="float" office:value="1388869937089">
            <text:p>1388869937089</text:p>
          </table:table-cell>
          <table:table-cell table:number-columns-repeated="2" office:value-type="float" office:value="27">
            <text:p>27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096432</text:p>
          </table:table-cell>
          <table:table-cell office:value-type="float" office:value="1388869937096">
            <text:p>1388869937096</text:p>
          </table:table-cell>
          <table:table-cell table:number-columns-repeated="2" office:value-type="float" office:value="27">
            <text:p>27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103136</text:p>
          </table:table-cell>
          <table:table-cell office:value-type="float" office:value="1388869937103">
            <text:p>1388869937103</text:p>
          </table:table-cell>
          <table:table-cell table:number-columns-repeated="2" office:value-type="float" office:value="27">
            <text:p>27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109903</text:p>
          </table:table-cell>
          <table:table-cell office:value-type="float" office:value="1388869937110">
            <text:p>1388869937110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116604</text:p>
          </table:table-cell>
          <table:table-cell office:value-type="float" office:value="1388869937116">
            <text:p>1388869937116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123288</text:p>
          </table:table-cell>
          <table:table-cell office:value-type="float" office:value="1388869937123">
            <text:p>1388869937123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129963</text:p>
          </table:table-cell>
          <table:table-cell office:value-type="float" office:value="1388869937130">
            <text:p>138886993713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136661</text:p>
          </table:table-cell>
          <table:table-cell office:value-type="float" office:value="1388869937136">
            <text:p>1388869937136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143342</text:p>
          </table:table-cell>
          <table:table-cell office:value-type="float" office:value="1388869937143">
            <text:p>1388869937143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150083</text:p>
          </table:table-cell>
          <table:table-cell office:value-type="float" office:value="1388869937150">
            <text:p>1388869937150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156845</text:p>
          </table:table-cell>
          <table:table-cell office:value-type="float" office:value="1388869937157">
            <text:p>1388869937157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163516</text:p>
          </table:table-cell>
          <table:table-cell office:value-type="float" office:value="1388869937163">
            <text:p>1388869937163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170197</text:p>
          </table:table-cell>
          <table:table-cell office:value-type="float" office:value="1388869937170">
            <text:p>1388869937170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176883</text:p>
          </table:table-cell>
          <table:table-cell office:value-type="float" office:value="1388869937177">
            <text:p>138886993717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183562</text:p>
          </table:table-cell>
          <table:table-cell office:value-type="float" office:value="1388869937183">
            <text:p>1388869937183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190248</text:p>
          </table:table-cell>
          <table:table-cell office:value-type="float" office:value="1388869937190">
            <text:p>1388869937190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196955</text:p>
          </table:table-cell>
          <table:table-cell office:value-type="float" office:value="1388869937197">
            <text:p>1388869937197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203620</text:p>
          </table:table-cell>
          <table:table-cell office:value-type="float" office:value="1388869937203">
            <text:p>1388869937203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210313</text:p>
          </table:table-cell>
          <table:table-cell office:value-type="float" office:value="1388869937210">
            <text:p>1388869937210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217014</text:p>
          </table:table-cell>
          <table:table-cell office:value-type="float" office:value="1388869937217">
            <text:p>1388869937217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223695</text:p>
          </table:table-cell>
          <table:table-cell office:value-type="float" office:value="1388869937223">
            <text:p>1388869937223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230397</text:p>
          </table:table-cell>
          <table:table-cell office:value-type="float" office:value="1388869937230">
            <text:p>1388869937230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237099</text:p>
          </table:table-cell>
          <table:table-cell office:value-type="float" office:value="1388869937237">
            <text:p>1388869937237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243770</text:p>
          </table:table-cell>
          <table:table-cell office:value-type="float" office:value="1388869937244">
            <text:p>1388869937244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250544</text:p>
          </table:table-cell>
          <table:table-cell office:value-type="float" office:value="1388869937250">
            <text:p>1388869937250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257286</text:p>
          </table:table-cell>
          <table:table-cell office:value-type="float" office:value="1388869937257">
            <text:p>1388869937257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263980</text:p>
          </table:table-cell>
          <table:table-cell office:value-type="float" office:value="1388869937264">
            <text:p>1388869937264</text:p>
          </table:table-cell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270684</text:p>
          </table:table-cell>
          <table:table-cell office:value-type="float" office:value="1388869937270">
            <text:p>1388869937270</text:p>
          </table:table-cell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277366</text:p>
          </table:table-cell>
          <table:table-cell office:value-type="float" office:value="1388869937277">
            <text:p>1388869937277</text:p>
          </table:table-cell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284103</text:p>
          </table:table-cell>
          <table:table-cell office:value-type="float" office:value="1388869937284">
            <text:p>1388869937284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290756</text:p>
          </table:table-cell>
          <table:table-cell office:value-type="float" office:value="1388869937290">
            <text:p>1388869937290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297451</text:p>
          </table:table-cell>
          <table:table-cell office:value-type="float" office:value="1388869937297">
            <text:p>1388869937297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304136</text:p>
          </table:table-cell>
          <table:table-cell office:value-type="float" office:value="1388869937304">
            <text:p>1388869937304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310901</text:p>
          </table:table-cell>
          <table:table-cell office:value-type="float" office:value="1388869937311">
            <text:p>1388869937311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317598</text:p>
          </table:table-cell>
          <table:table-cell office:value-type="float" office:value="1388869937317">
            <text:p>1388869937317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324352</text:p>
          </table:table-cell>
          <table:table-cell office:value-type="float" office:value="1388869937324">
            <text:p>1388869937324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331037</text:p>
          </table:table-cell>
          <table:table-cell office:value-type="float" office:value="1388869937331">
            <text:p>1388869937331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337729</text:p>
          </table:table-cell>
          <table:table-cell office:value-type="float" office:value="1388869937337">
            <text:p>1388869937337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344379</text:p>
          </table:table-cell>
          <table:table-cell office:value-type="float" office:value="1388869937344">
            <text:p>1388869937344</text:p>
          </table:table-cell>
          <table:table-cell office:value-type="float" office:value="21">
            <text:p>21</text:p>
          </table:table-cell>
          <table:table-cell office:value-type="float" office:value="105">
            <text:p>105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351083</text:p>
          </table:table-cell>
          <table:table-cell office:value-type="float" office:value="1388869937351">
            <text:p>1388869937351</text:p>
          </table:table-cell>
          <table:table-cell office:value-type="float" office:value="21">
            <text:p>21</text:p>
          </table:table-cell>
          <table:table-cell office:value-type="float" office:value="105">
            <text:p>105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357899</text:p>
          </table:table-cell>
          <table:table-cell office:value-type="float" office:value="1388869937358">
            <text:p>1388869937358</text:p>
          </table:table-cell>
          <table:table-cell office:value-type="float" office:value="21">
            <text:p>21</text:p>
          </table:table-cell>
          <table:table-cell office:value-type="float" office:value="105">
            <text:p>105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364606</text:p>
          </table:table-cell>
          <table:table-cell office:value-type="float" office:value="1388869937364">
            <text:p>1388869937364</text:p>
          </table:table-cell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371286</text:p>
          </table:table-cell>
          <table:table-cell office:value-type="float" office:value="1388869937371">
            <text:p>1388869937371</text:p>
          </table:table-cell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377970</text:p>
          </table:table-cell>
          <table:table-cell office:value-type="float" office:value="1388869937378">
            <text:p>1388869937378</text:p>
          </table:table-cell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384632</text:p>
          </table:table-cell>
          <table:table-cell office:value-type="float" office:value="1388869937384">
            <text:p>1388869937384</text:p>
          </table:table-cell>
          <table:table-cell office:value-type="float" office:value="22">
            <text:p>22</text:p>
          </table:table-cell>
          <table:table-cell office:value-type="float" office:value="115">
            <text:p>115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391309</text:p>
          </table:table-cell>
          <table:table-cell office:value-type="float" office:value="1388869937391">
            <text:p>1388869937391</text:p>
          </table:table-cell>
          <table:table-cell office:value-type="float" office:value="22">
            <text:p>22</text:p>
          </table:table-cell>
          <table:table-cell office:value-type="float" office:value="115">
            <text:p>115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398039</text:p>
          </table:table-cell>
          <table:table-cell office:value-type="float" office:value="1388869937398">
            <text:p>1388869937398</text:p>
          </table:table-cell>
          <table:table-cell office:value-type="float" office:value="22">
            <text:p>22</text:p>
          </table:table-cell>
          <table:table-cell office:value-type="float" office:value="115">
            <text:p>115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404724</text:p>
          </table:table-cell>
          <table:table-cell office:value-type="float" office:value="1388869937404">
            <text:p>1388869937404</text:p>
          </table:table-cell>
          <table:table-cell office:value-type="float" office:value="29">
            <text:p>29</text:p>
          </table:table-cell>
          <table:table-cell office:value-type="float" office:value="124">
            <text:p>124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411410</text:p>
          </table:table-cell>
          <table:table-cell office:value-type="float" office:value="1388869937411">
            <text:p>1388869937411</text:p>
          </table:table-cell>
          <table:table-cell office:value-type="float" office:value="29">
            <text:p>29</text:p>
          </table:table-cell>
          <table:table-cell office:value-type="float" office:value="124">
            <text:p>124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418103</text:p>
          </table:table-cell>
          <table:table-cell office:value-type="float" office:value="1388869937418">
            <text:p>1388869937418</text:p>
          </table:table-cell>
          <table:table-cell office:value-type="float" office:value="29">
            <text:p>29</text:p>
          </table:table-cell>
          <table:table-cell office:value-type="float" office:value="124">
            <text:p>124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424781</text:p>
          </table:table-cell>
          <table:table-cell office:value-type="float" office:value="1388869937425">
            <text:p>1388869937425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431459</text:p>
          </table:table-cell>
          <table:table-cell office:value-type="float" office:value="1388869937431">
            <text:p>1388869937431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438177</text:p>
          </table:table-cell>
          <table:table-cell office:value-type="float" office:value="1388869937438">
            <text:p>1388869937438</text:p>
          </table:table-cell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444860</text:p>
          </table:table-cell>
          <table:table-cell office:value-type="float" office:value="1388869937445">
            <text:p>1388869937445</text:p>
          </table:table-cell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451546</text:p>
          </table:table-cell>
          <table:table-cell office:value-type="float" office:value="1388869937451">
            <text:p>1388869937451</text:p>
          </table:table-cell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458252</text:p>
          </table:table-cell>
          <table:table-cell office:value-type="float" office:value="1388869937458">
            <text:p>1388869937458</text:p>
          </table:table-cell>
          <table:table-cell office:value-type="float" office:value="30">
            <text:p>30</text:p>
          </table:table-cell>
          <table:table-cell office:value-type="float" office:value="132">
            <text:p>132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464958</text:p>
          </table:table-cell>
          <table:table-cell office:value-type="float" office:value="1388869937465">
            <text:p>1388869937465</text:p>
          </table:table-cell>
          <table:table-cell office:value-type="float" office:value="30">
            <text:p>30</text:p>
          </table:table-cell>
          <table:table-cell office:value-type="float" office:value="132">
            <text:p>132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471654</text:p>
          </table:table-cell>
          <table:table-cell office:value-type="float" office:value="1388869937471">
            <text:p>1388869937471</text:p>
          </table:table-cell>
          <table:table-cell office:value-type="float" office:value="30">
            <text:p>30</text:p>
          </table:table-cell>
          <table:table-cell office:value-type="float" office:value="132">
            <text:p>132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478349</text:p>
          </table:table-cell>
          <table:table-cell office:value-type="float" office:value="1388869937478">
            <text:p>1388869937478</text:p>
          </table:table-cell>
          <table:table-cell office:value-type="float" office:value="27">
            <text:p>27</text:p>
          </table:table-cell>
          <table:table-cell office:value-type="float" office:value="131">
            <text:p>131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485008</text:p>
          </table:table-cell>
          <table:table-cell office:value-type="float" office:value="1388869937485">
            <text:p>1388869937485</text:p>
          </table:table-cell>
          <table:table-cell office:value-type="float" office:value="27">
            <text:p>27</text:p>
          </table:table-cell>
          <table:table-cell office:value-type="float" office:value="131">
            <text:p>131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491663</text:p>
          </table:table-cell>
          <table:table-cell office:value-type="float" office:value="1388869937491">
            <text:p>1388869937491</text:p>
          </table:table-cell>
          <table:table-cell office:value-type="float" office:value="27">
            <text:p>27</text:p>
          </table:table-cell>
          <table:table-cell office:value-type="float" office:value="131">
            <text:p>131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498356</text:p>
          </table:table-cell>
          <table:table-cell office:value-type="float" office:value="1388869937498">
            <text:p>1388869937498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505047</text:p>
          </table:table-cell>
          <table:table-cell office:value-type="float" office:value="1388869937505">
            <text:p>1388869937505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511730</text:p>
          </table:table-cell>
          <table:table-cell office:value-type="float" office:value="1388869937511">
            <text:p>1388869937511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518428</text:p>
          </table:table-cell>
          <table:table-cell office:value-type="float" office:value="1388869937518">
            <text:p>1388869937518</text:p>
          </table:table-cell>
          <table:table-cell office:value-type="float" office:value="22">
            <text:p>22</text:p>
          </table:table-cell>
          <table:table-cell office:value-type="float" office:value="140">
            <text:p>140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525104</text:p>
          </table:table-cell>
          <table:table-cell office:value-type="float" office:value="1388869937525">
            <text:p>1388869937525</text:p>
          </table:table-cell>
          <table:table-cell office:value-type="float" office:value="22">
            <text:p>22</text:p>
          </table:table-cell>
          <table:table-cell office:value-type="float" office:value="140">
            <text:p>140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531771</text:p>
          </table:table-cell>
          <table:table-cell office:value-type="float" office:value="1388869937532">
            <text:p>1388869937532</text:p>
          </table:table-cell>
          <table:table-cell office:value-type="float" office:value="22">
            <text:p>22</text:p>
          </table:table-cell>
          <table:table-cell office:value-type="float" office:value="140">
            <text:p>140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538487</text:p>
          </table:table-cell>
          <table:table-cell office:value-type="float" office:value="1388869937538">
            <text:p>1388869937538</text:p>
          </table:table-cell>
          <table:table-cell office:value-type="float" office:value="23">
            <text:p>23</text:p>
          </table:table-cell>
          <table:table-cell office:value-type="float" office:value="141">
            <text:p>141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545203</text:p>
          </table:table-cell>
          <table:table-cell office:value-type="float" office:value="1388869937545">
            <text:p>1388869937545</text:p>
          </table:table-cell>
          <table:table-cell office:value-type="float" office:value="23">
            <text:p>23</text:p>
          </table:table-cell>
          <table:table-cell office:value-type="float" office:value="141">
            <text:p>141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551891</text:p>
          </table:table-cell>
          <table:table-cell office:value-type="float" office:value="1388869937552">
            <text:p>1388869937552</text:p>
          </table:table-cell>
          <table:table-cell office:value-type="float" office:value="23">
            <text:p>23</text:p>
          </table:table-cell>
          <table:table-cell office:value-type="float" office:value="141">
            <text:p>141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558957</text:p>
          </table:table-cell>
          <table:table-cell office:value-type="float" office:value="1388869937559">
            <text:p>1388869937559</text:p>
          </table:table-cell>
          <table:table-cell office:value-type="float" office:value="28">
            <text:p>28</text:p>
          </table:table-cell>
          <table:table-cell office:value-type="float" office:value="143">
            <text:p>143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565768</text:p>
          </table:table-cell>
          <table:table-cell office:value-type="float" office:value="1388869937566">
            <text:p>1388869937566</text:p>
          </table:table-cell>
          <table:table-cell office:value-type="float" office:value="28">
            <text:p>28</text:p>
          </table:table-cell>
          <table:table-cell office:value-type="float" office:value="143">
            <text:p>143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572497</text:p>
          </table:table-cell>
          <table:table-cell office:value-type="float" office:value="1388869937572">
            <text:p>1388869937572</text:p>
          </table:table-cell>
          <table:table-cell office:value-type="float" office:value="28">
            <text:p>28</text:p>
          </table:table-cell>
          <table:table-cell office:value-type="float" office:value="143">
            <text:p>143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579173</text:p>
          </table:table-cell>
          <table:table-cell office:value-type="float" office:value="1388869937579">
            <text:p>1388869937579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585952</text:p>
          </table:table-cell>
          <table:table-cell office:value-type="float" office:value="1388869937586">
            <text:p>1388869937586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592639</text:p>
          </table:table-cell>
          <table:table-cell office:value-type="float" office:value="1388869937592">
            <text:p>1388869937592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599322</text:p>
          </table:table-cell>
          <table:table-cell office:value-type="float" office:value="1388869937599">
            <text:p>1388869937599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606033</text:p>
          </table:table-cell>
          <table:table-cell office:value-type="float" office:value="1388869937606">
            <text:p>1388869937606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612881</text:p>
          </table:table-cell>
          <table:table-cell office:value-type="float" office:value="1388869937613">
            <text:p>1388869937613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619599</text:p>
          </table:table-cell>
          <table:table-cell office:value-type="float" office:value="1388869937619">
            <text:p>1388869937619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626304</text:p>
          </table:table-cell>
          <table:table-cell office:value-type="float" office:value="1388869937626">
            <text:p>1388869937626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632995</text:p>
          </table:table-cell>
          <table:table-cell office:value-type="float" office:value="1388869937633">
            <text:p>1388869937633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639686</text:p>
          </table:table-cell>
          <table:table-cell office:value-type="float" office:value="1388869937639">
            <text:p>1388869937639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646389</text:p>
          </table:table-cell>
          <table:table-cell office:value-type="float" office:value="1388869937646">
            <text:p>1388869937646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653067</text:p>
          </table:table-cell>
          <table:table-cell office:value-type="float" office:value="1388869937653">
            <text:p>1388869937653</text:p>
          </table:table-cell>
          <table:table-cell office:value-type="float" office:value="21">
            <text:p>21</text:p>
          </table:table-cell>
          <table:table-cell office:value-type="float" office:value="138">
            <text:p>13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660055</text:p>
          </table:table-cell>
          <table:table-cell office:value-type="float" office:value="1388869937660">
            <text:p>1388869937660</text:p>
          </table:table-cell>
          <table:table-cell office:value-type="float" office:value="21">
            <text:p>21</text:p>
          </table:table-cell>
          <table:table-cell office:value-type="float" office:value="138">
            <text:p>13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666859</text:p>
          </table:table-cell>
          <table:table-cell office:value-type="float" office:value="1388869937667">
            <text:p>1388869937667</text:p>
          </table:table-cell>
          <table:table-cell office:value-type="float" office:value="21">
            <text:p>21</text:p>
          </table:table-cell>
          <table:table-cell office:value-type="float" office:value="138">
            <text:p>13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673563</text:p>
          </table:table-cell>
          <table:table-cell office:value-type="float" office:value="1388869937673">
            <text:p>1388869937673</text:p>
          </table:table-cell>
          <table:table-cell office:value-type="float" office:value="25">
            <text:p>25</text:p>
          </table:table-cell>
          <table:table-cell office:value-type="float" office:value="185">
            <text:p>185</text:p>
          </table:table-cell>
          <table:table-cell office:value-type="float" office:value="-285">
            <text:p>-2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680238</text:p>
          </table:table-cell>
          <table:table-cell office:value-type="float" office:value="1388869937680">
            <text:p>1388869937680</text:p>
          </table:table-cell>
          <table:table-cell office:value-type="float" office:value="25">
            <text:p>25</text:p>
          </table:table-cell>
          <table:table-cell office:value-type="float" office:value="185">
            <text:p>185</text:p>
          </table:table-cell>
          <table:table-cell office:value-type="float" office:value="-285">
            <text:p>-2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687011</text:p>
          </table:table-cell>
          <table:table-cell office:value-type="float" office:value="1388869937687">
            <text:p>1388869937687</text:p>
          </table:table-cell>
          <table:table-cell office:value-type="float" office:value="25">
            <text:p>25</text:p>
          </table:table-cell>
          <table:table-cell office:value-type="float" office:value="185">
            <text:p>185</text:p>
          </table:table-cell>
          <table:table-cell office:value-type="float" office:value="-285">
            <text:p>-2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693672</text:p>
          </table:table-cell>
          <table:table-cell office:value-type="float" office:value="1388869937693">
            <text:p>1388869937693</text:p>
          </table:table-cell>
          <table:table-cell office:value-type="float" office:value="35">
            <text:p>35</text:p>
          </table:table-cell>
          <table:table-cell office:value-type="float" office:value="127">
            <text:p>127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700441</text:p>
          </table:table-cell>
          <table:table-cell office:value-type="float" office:value="1388869937700">
            <text:p>1388869937700</text:p>
          </table:table-cell>
          <table:table-cell office:value-type="float" office:value="35">
            <text:p>35</text:p>
          </table:table-cell>
          <table:table-cell office:value-type="float" office:value="127">
            <text:p>127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707144</text:p>
          </table:table-cell>
          <table:table-cell office:value-type="float" office:value="1388869937707">
            <text:p>1388869937707</text:p>
          </table:table-cell>
          <table:table-cell office:value-type="float" office:value="35">
            <text:p>35</text:p>
          </table:table-cell>
          <table:table-cell office:value-type="float" office:value="127">
            <text:p>127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713827</text:p>
          </table:table-cell>
          <table:table-cell office:value-type="float" office:value="1388869937714">
            <text:p>1388869937714</text:p>
          </table:table-cell>
          <table:table-cell office:value-type="float" office:value="23">
            <text:p>23</text:p>
          </table:table-cell>
          <table:table-cell office:value-type="float" office:value="143">
            <text:p>143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720511</text:p>
          </table:table-cell>
          <table:table-cell office:value-type="float" office:value="1388869937720">
            <text:p>1388869937720</text:p>
          </table:table-cell>
          <table:table-cell office:value-type="float" office:value="23">
            <text:p>23</text:p>
          </table:table-cell>
          <table:table-cell office:value-type="float" office:value="143">
            <text:p>143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727196</text:p>
          </table:table-cell>
          <table:table-cell office:value-type="float" office:value="1388869937727">
            <text:p>1388869937727</text:p>
          </table:table-cell>
          <table:table-cell office:value-type="float" office:value="23">
            <text:p>23</text:p>
          </table:table-cell>
          <table:table-cell office:value-type="float" office:value="143">
            <text:p>143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733961</text:p>
          </table:table-cell>
          <table:table-cell office:value-type="float" office:value="1388869937734">
            <text:p>1388869937734</text:p>
          </table:table-cell>
          <table:table-cell office:value-type="float" office:value="21">
            <text:p>21</text:p>
          </table:table-cell>
          <table:table-cell office:value-type="float" office:value="167">
            <text:p>167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740661</text:p>
          </table:table-cell>
          <table:table-cell office:value-type="float" office:value="1388869937740">
            <text:p>1388869937740</text:p>
          </table:table-cell>
          <table:table-cell office:value-type="float" office:value="21">
            <text:p>21</text:p>
          </table:table-cell>
          <table:table-cell office:value-type="float" office:value="167">
            <text:p>167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747352</text:p>
          </table:table-cell>
          <table:table-cell office:value-type="float" office:value="1388869937747">
            <text:p>1388869937747</text:p>
          </table:table-cell>
          <table:table-cell office:value-type="float" office:value="21">
            <text:p>21</text:p>
          </table:table-cell>
          <table:table-cell office:value-type="float" office:value="167">
            <text:p>167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754031</text:p>
          </table:table-cell>
          <table:table-cell office:value-type="float" office:value="1388869937754">
            <text:p>1388869937754</text:p>
          </table:table-cell>
          <table:table-cell office:value-type="float" office:value="20">
            <text:p>20</text:p>
          </table:table-cell>
          <table:table-cell office:value-type="float" office:value="133">
            <text:p>133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760710</text:p>
          </table:table-cell>
          <table:table-cell office:value-type="float" office:value="1388869937760">
            <text:p>1388869937760</text:p>
          </table:table-cell>
          <table:table-cell office:value-type="float" office:value="20">
            <text:p>20</text:p>
          </table:table-cell>
          <table:table-cell office:value-type="float" office:value="133">
            <text:p>133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767433</text:p>
          </table:table-cell>
          <table:table-cell office:value-type="float" office:value="1388869937767">
            <text:p>1388869937767</text:p>
          </table:table-cell>
          <table:table-cell office:value-type="float" office:value="20">
            <text:p>20</text:p>
          </table:table-cell>
          <table:table-cell office:value-type="float" office:value="133">
            <text:p>133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774139</text:p>
          </table:table-cell>
          <table:table-cell office:value-type="float" office:value="1388869937774">
            <text:p>1388869937774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780825</text:p>
          </table:table-cell>
          <table:table-cell office:value-type="float" office:value="1388869937781">
            <text:p>1388869937781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787521</text:p>
          </table:table-cell>
          <table:table-cell office:value-type="float" office:value="1388869937787">
            <text:p>1388869937787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794217</text:p>
          </table:table-cell>
          <table:table-cell office:value-type="float" office:value="1388869937794">
            <text:p>1388869937794</text:p>
          </table:table-cell>
          <table:table-cell office:value-type="float" office:value="19">
            <text:p>19</text:p>
          </table:table-cell>
          <table:table-cell office:value-type="float" office:value="141">
            <text:p>141</text:p>
          </table:table-cell>
          <table:table-cell office:value-type="float" office:value="-195">
            <text:p>-1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800909</text:p>
          </table:table-cell>
          <table:table-cell office:value-type="float" office:value="1388869937801">
            <text:p>1388869937801</text:p>
          </table:table-cell>
          <table:table-cell office:value-type="float" office:value="19">
            <text:p>19</text:p>
          </table:table-cell>
          <table:table-cell office:value-type="float" office:value="141">
            <text:p>141</text:p>
          </table:table-cell>
          <table:table-cell office:value-type="float" office:value="-195">
            <text:p>-1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807595</text:p>
          </table:table-cell>
          <table:table-cell office:value-type="float" office:value="1388869937807">
            <text:p>1388869937807</text:p>
          </table:table-cell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814272</text:p>
          </table:table-cell>
          <table:table-cell office:value-type="float" office:value="1388869937814">
            <text:p>1388869937814</text:p>
          </table:table-cell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820966</text:p>
          </table:table-cell>
          <table:table-cell office:value-type="float" office:value="1388869937821">
            <text:p>1388869937821</text:p>
          </table:table-cell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827657</text:p>
          </table:table-cell>
          <table:table-cell office:value-type="float" office:value="1388869937827">
            <text:p>1388869937827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834349</text:p>
          </table:table-cell>
          <table:table-cell office:value-type="float" office:value="1388869937834">
            <text:p>1388869937834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841039</text:p>
          </table:table-cell>
          <table:table-cell office:value-type="float" office:value="1388869937841">
            <text:p>1388869937841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847744</text:p>
          </table:table-cell>
          <table:table-cell office:value-type="float" office:value="1388869937847">
            <text:p>1388869937847</text:p>
          </table:table-cell>
          <table:table-cell office:value-type="float" office:value="28">
            <text:p>28</text:p>
          </table:table-cell>
          <table:table-cell office:value-type="float" office:value="145">
            <text:p>145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854435</text:p>
          </table:table-cell>
          <table:table-cell office:value-type="float" office:value="1388869937854">
            <text:p>1388869937854</text:p>
          </table:table-cell>
          <table:table-cell office:value-type="float" office:value="28">
            <text:p>28</text:p>
          </table:table-cell>
          <table:table-cell office:value-type="float" office:value="145">
            <text:p>145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861127</text:p>
          </table:table-cell>
          <table:table-cell office:value-type="float" office:value="1388869937861">
            <text:p>1388869937861</text:p>
          </table:table-cell>
          <table:table-cell office:value-type="float" office:value="28">
            <text:p>28</text:p>
          </table:table-cell>
          <table:table-cell office:value-type="float" office:value="145">
            <text:p>145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867854</text:p>
          </table:table-cell>
          <table:table-cell office:value-type="float" office:value="1388869937868">
            <text:p>1388869937868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874845</text:p>
          </table:table-cell>
          <table:table-cell office:value-type="float" office:value="1388869937875">
            <text:p>1388869937875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881527</text:p>
          </table:table-cell>
          <table:table-cell office:value-type="float" office:value="1388869937881">
            <text:p>1388869937881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888198</text:p>
          </table:table-cell>
          <table:table-cell office:value-type="float" office:value="1388869937888">
            <text:p>1388869937888</text:p>
          </table:table-cell>
          <table:table-cell office:value-type="float" office:value="24">
            <text:p>24</text:p>
          </table:table-cell>
          <table:table-cell office:value-type="float" office:value="139">
            <text:p>13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894906</text:p>
          </table:table-cell>
          <table:table-cell office:value-type="float" office:value="1388869937895">
            <text:p>1388869937895</text:p>
          </table:table-cell>
          <table:table-cell office:value-type="float" office:value="24">
            <text:p>24</text:p>
          </table:table-cell>
          <table:table-cell office:value-type="float" office:value="139">
            <text:p>13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901593</text:p>
          </table:table-cell>
          <table:table-cell office:value-type="float" office:value="1388869937901">
            <text:p>1388869937901</text:p>
          </table:table-cell>
          <table:table-cell office:value-type="float" office:value="24">
            <text:p>24</text:p>
          </table:table-cell>
          <table:table-cell office:value-type="float" office:value="139">
            <text:p>13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908388</text:p>
          </table:table-cell>
          <table:table-cell office:value-type="float" office:value="1388869937908">
            <text:p>1388869937908</text:p>
          </table:table-cell>
          <table:table-cell office:value-type="float" office:value="37">
            <text:p>37</text:p>
          </table:table-cell>
          <table:table-cell office:value-type="float" office:value="160">
            <text:p>16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915055</text:p>
          </table:table-cell>
          <table:table-cell office:value-type="float" office:value="1388869937915">
            <text:p>1388869937915</text:p>
          </table:table-cell>
          <table:table-cell office:value-type="float" office:value="37">
            <text:p>37</text:p>
          </table:table-cell>
          <table:table-cell office:value-type="float" office:value="160">
            <text:p>16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921741</text:p>
          </table:table-cell>
          <table:table-cell office:value-type="float" office:value="1388869937921">
            <text:p>1388869937921</text:p>
          </table:table-cell>
          <table:table-cell office:value-type="float" office:value="37">
            <text:p>37</text:p>
          </table:table-cell>
          <table:table-cell office:value-type="float" office:value="160">
            <text:p>16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928437</text:p>
          </table:table-cell>
          <table:table-cell office:value-type="float" office:value="1388869937928">
            <text:p>1388869937928</text:p>
          </table:table-cell>
          <table:table-cell office:value-type="float" office:value="25">
            <text:p>25</text:p>
          </table:table-cell>
          <table:table-cell office:value-type="float" office:value="139">
            <text:p>139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935137</text:p>
          </table:table-cell>
          <table:table-cell office:value-type="float" office:value="1388869937935">
            <text:p>1388869937935</text:p>
          </table:table-cell>
          <table:table-cell office:value-type="float" office:value="25">
            <text:p>25</text:p>
          </table:table-cell>
          <table:table-cell office:value-type="float" office:value="139">
            <text:p>139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941903</text:p>
          </table:table-cell>
          <table:table-cell office:value-type="float" office:value="1388869937942">
            <text:p>1388869937942</text:p>
          </table:table-cell>
          <table:table-cell office:value-type="float" office:value="25">
            <text:p>25</text:p>
          </table:table-cell>
          <table:table-cell office:value-type="float" office:value="139">
            <text:p>139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948610</text:p>
          </table:table-cell>
          <table:table-cell office:value-type="float" office:value="1388869937948">
            <text:p>1388869937948</text:p>
          </table:table-cell>
          <table:table-cell office:value-type="float" office:value="22">
            <text:p>22</text:p>
          </table:table-cell>
          <table:table-cell office:value-type="float" office:value="155">
            <text:p>155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955284</text:p>
          </table:table-cell>
          <table:table-cell office:value-type="float" office:value="1388869937955">
            <text:p>1388869937955</text:p>
          </table:table-cell>
          <table:table-cell office:value-type="float" office:value="22">
            <text:p>22</text:p>
          </table:table-cell>
          <table:table-cell office:value-type="float" office:value="155">
            <text:p>155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962035</text:p>
          </table:table-cell>
          <table:table-cell office:value-type="float" office:value="1388869937962">
            <text:p>1388869937962</text:p>
          </table:table-cell>
          <table:table-cell office:value-type="float" office:value="22">
            <text:p>22</text:p>
          </table:table-cell>
          <table:table-cell office:value-type="float" office:value="155">
            <text:p>155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969037</text:p>
          </table:table-cell>
          <table:table-cell office:value-type="float" office:value="1388869937969">
            <text:p>1388869937969</text:p>
          </table:table-cell>
          <table:table-cell office:value-type="float" office:value="21">
            <text:p>21</text:p>
          </table:table-cell>
          <table:table-cell office:value-type="float" office:value="150">
            <text:p>150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975822</text:p>
          </table:table-cell>
          <table:table-cell office:value-type="float" office:value="1388869937976">
            <text:p>1388869937976</text:p>
          </table:table-cell>
          <table:table-cell office:value-type="float" office:value="21">
            <text:p>21</text:p>
          </table:table-cell>
          <table:table-cell office:value-type="float" office:value="150">
            <text:p>150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982504</text:p>
          </table:table-cell>
          <table:table-cell office:value-type="float" office:value="1388869937982">
            <text:p>1388869937982</text:p>
          </table:table-cell>
          <table:table-cell office:value-type="float" office:value="21">
            <text:p>21</text:p>
          </table:table-cell>
          <table:table-cell office:value-type="float" office:value="150">
            <text:p>150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989200</text:p>
          </table:table-cell>
          <table:table-cell office:value-type="float" office:value="1388869937989">
            <text:p>1388869937989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7_995905</text:p>
          </table:table-cell>
          <table:table-cell office:value-type="float" office:value="1388869937996">
            <text:p>1388869937996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002591</text:p>
          </table:table-cell>
          <table:table-cell office:value-type="float" office:value="1388869938002">
            <text:p>1388869938002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009269</text:p>
          </table:table-cell>
          <table:table-cell office:value-type="float" office:value="1388869938009">
            <text:p>1388869938009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015964</text:p>
          </table:table-cell>
          <table:table-cell office:value-type="float" office:value="1388869938016">
            <text:p>1388869938016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022639</text:p>
          </table:table-cell>
          <table:table-cell office:value-type="float" office:value="1388869938022">
            <text:p>1388869938022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029295</text:p>
          </table:table-cell>
          <table:table-cell office:value-type="float" office:value="1388869938029">
            <text:p>1388869938029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036036</text:p>
          </table:table-cell>
          <table:table-cell office:value-type="float" office:value="1388869938036">
            <text:p>1388869938036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042734</text:p>
          </table:table-cell>
          <table:table-cell office:value-type="float" office:value="1388869938042">
            <text:p>1388869938042</text:p>
          </table:table-cell>
          <table:table-cell office:value-type="float" office:value="20">
            <text:p>20</text:p>
          </table:table-cell>
          <table:table-cell office:value-type="float" office:value="149">
            <text:p>149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049405</text:p>
          </table:table-cell>
          <table:table-cell office:value-type="float" office:value="1388869938049">
            <text:p>1388869938049</text:p>
          </table:table-cell>
          <table:table-cell office:value-type="float" office:value="20">
            <text:p>20</text:p>
          </table:table-cell>
          <table:table-cell office:value-type="float" office:value="149">
            <text:p>149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056113</text:p>
          </table:table-cell>
          <table:table-cell office:value-type="float" office:value="1388869938056">
            <text:p>1388869938056</text:p>
          </table:table-cell>
          <table:table-cell office:value-type="float" office:value="20">
            <text:p>20</text:p>
          </table:table-cell>
          <table:table-cell office:value-type="float" office:value="149">
            <text:p>149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062800</text:p>
          </table:table-cell>
          <table:table-cell office:value-type="float" office:value="1388869938063">
            <text:p>1388869938063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069825</text:p>
          </table:table-cell>
          <table:table-cell office:value-type="float" office:value="1388869938070">
            <text:p>1388869938070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076612</text:p>
          </table:table-cell>
          <table:table-cell office:value-type="float" office:value="1388869938076">
            <text:p>1388869938076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083288</text:p>
          </table:table-cell>
          <table:table-cell office:value-type="float" office:value="1388869938083">
            <text:p>1388869938083</text:p>
          </table:table-cell>
          <table:table-cell office:value-type="float" office:value="29">
            <text:p>29</text:p>
          </table:table-cell>
          <table:table-cell office:value-type="float" office:value="145">
            <text:p>145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089947</text:p>
          </table:table-cell>
          <table:table-cell office:value-type="float" office:value="1388869938090">
            <text:p>1388869938090</text:p>
          </table:table-cell>
          <table:table-cell office:value-type="float" office:value="29">
            <text:p>29</text:p>
          </table:table-cell>
          <table:table-cell office:value-type="float" office:value="145">
            <text:p>145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096638</text:p>
          </table:table-cell>
          <table:table-cell office:value-type="float" office:value="1388869938096">
            <text:p>1388869938096</text:p>
          </table:table-cell>
          <table:table-cell office:value-type="float" office:value="29">
            <text:p>29</text:p>
          </table:table-cell>
          <table:table-cell office:value-type="float" office:value="145">
            <text:p>145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103332</text:p>
          </table:table-cell>
          <table:table-cell office:value-type="float" office:value="1388869938103">
            <text:p>1388869938103</text:p>
          </table:table-cell>
          <table:table-cell office:value-type="float" office:value="26">
            <text:p>26</text:p>
          </table:table-cell>
          <table:table-cell office:value-type="float" office:value="153">
            <text:p>153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110063</text:p>
          </table:table-cell>
          <table:table-cell office:value-type="float" office:value="1388869938110">
            <text:p>1388869938110</text:p>
          </table:table-cell>
          <table:table-cell office:value-type="float" office:value="26">
            <text:p>26</text:p>
          </table:table-cell>
          <table:table-cell office:value-type="float" office:value="153">
            <text:p>153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116752</text:p>
          </table:table-cell>
          <table:table-cell office:value-type="float" office:value="1388869938116">
            <text:p>1388869938116</text:p>
          </table:table-cell>
          <table:table-cell office:value-type="float" office:value="26">
            <text:p>26</text:p>
          </table:table-cell>
          <table:table-cell office:value-type="float" office:value="153">
            <text:p>153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123426</text:p>
          </table:table-cell>
          <table:table-cell office:value-type="float" office:value="1388869938123">
            <text:p>1388869938123</text:p>
          </table:table-cell>
          <table:table-cell office:value-type="float" office:value="22">
            <text:p>22</text:p>
          </table:table-cell>
          <table:table-cell office:value-type="float" office:value="144">
            <text:p>144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130113</text:p>
          </table:table-cell>
          <table:table-cell office:value-type="float" office:value="1388869938130">
            <text:p>1388869938130</text:p>
          </table:table-cell>
          <table:table-cell office:value-type="float" office:value="22">
            <text:p>22</text:p>
          </table:table-cell>
          <table:table-cell office:value-type="float" office:value="144">
            <text:p>144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136865</text:p>
          </table:table-cell>
          <table:table-cell office:value-type="float" office:value="1388869938137">
            <text:p>1388869938137</text:p>
          </table:table-cell>
          <table:table-cell office:value-type="float" office:value="22">
            <text:p>22</text:p>
          </table:table-cell>
          <table:table-cell office:value-type="float" office:value="144">
            <text:p>144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143546</text:p>
          </table:table-cell>
          <table:table-cell office:value-type="float" office:value="1388869938143">
            <text:p>1388869938143</text:p>
          </table:table-cell>
          <table:table-cell office:value-type="float" office:value="26">
            <text:p>26</text:p>
          </table:table-cell>
          <table:table-cell office:value-type="float" office:value="154">
            <text:p>15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150246</text:p>
          </table:table-cell>
          <table:table-cell office:value-type="float" office:value="1388869938150">
            <text:p>1388869938150</text:p>
          </table:table-cell>
          <table:table-cell office:value-type="float" office:value="26">
            <text:p>26</text:p>
          </table:table-cell>
          <table:table-cell office:value-type="float" office:value="154">
            <text:p>15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156944</text:p>
          </table:table-cell>
          <table:table-cell office:value-type="float" office:value="1388869938157">
            <text:p>1388869938157</text:p>
          </table:table-cell>
          <table:table-cell office:value-type="float" office:value="26">
            <text:p>26</text:p>
          </table:table-cell>
          <table:table-cell office:value-type="float" office:value="154">
            <text:p>15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163616</text:p>
          </table:table-cell>
          <table:table-cell office:value-type="float" office:value="1388869938163">
            <text:p>1388869938163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170298</text:p>
          </table:table-cell>
          <table:table-cell office:value-type="float" office:value="1388869938170">
            <text:p>1388869938170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177023</text:p>
          </table:table-cell>
          <table:table-cell office:value-type="float" office:value="1388869938177">
            <text:p>1388869938177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183706</text:p>
          </table:table-cell>
          <table:table-cell office:value-type="float" office:value="1388869938184">
            <text:p>1388869938184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190459</text:p>
          </table:table-cell>
          <table:table-cell office:value-type="float" office:value="1388869938190">
            <text:p>1388869938190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197163</text:p>
          </table:table-cell>
          <table:table-cell office:value-type="float" office:value="1388869938197">
            <text:p>1388869938197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203856</text:p>
          </table:table-cell>
          <table:table-cell office:value-type="float" office:value="1388869938204">
            <text:p>1388869938204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210540</text:p>
          </table:table-cell>
          <table:table-cell office:value-type="float" office:value="1388869938210">
            <text:p>1388869938210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217243</text:p>
          </table:table-cell>
          <table:table-cell office:value-type="float" office:value="1388869938217">
            <text:p>1388869938217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223919</text:p>
          </table:table-cell>
          <table:table-cell office:value-type="float" office:value="1388869938224">
            <text:p>1388869938224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230623</text:p>
          </table:table-cell>
          <table:table-cell office:value-type="float" office:value="1388869938230">
            <text:p>1388869938230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237334</text:p>
          </table:table-cell>
          <table:table-cell office:value-type="float" office:value="1388869938237">
            <text:p>1388869938237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244046</text:p>
          </table:table-cell>
          <table:table-cell office:value-type="float" office:value="1388869938244">
            <text:p>1388869938244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250728</text:p>
          </table:table-cell>
          <table:table-cell office:value-type="float" office:value="1388869938250">
            <text:p>1388869938250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257423</text:p>
          </table:table-cell>
          <table:table-cell office:value-type="float" office:value="1388869938257">
            <text:p>1388869938257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264096</text:p>
          </table:table-cell>
          <table:table-cell office:value-type="float" office:value="1388869938264">
            <text:p>1388869938264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270801</text:p>
          </table:table-cell>
          <table:table-cell office:value-type="float" office:value="1388869938271">
            <text:p>1388869938271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277702</text:p>
          </table:table-cell>
          <table:table-cell office:value-type="float" office:value="1388869938278">
            <text:p>1388869938278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284497</text:p>
          </table:table-cell>
          <table:table-cell office:value-type="float" office:value="1388869938284">
            <text:p>1388869938284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291157</text:p>
          </table:table-cell>
          <table:table-cell office:value-type="float" office:value="1388869938291">
            <text:p>1388869938291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297857</text:p>
          </table:table-cell>
          <table:table-cell office:value-type="float" office:value="1388869938298">
            <text:p>1388869938298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304544</text:p>
          </table:table-cell>
          <table:table-cell office:value-type="float" office:value="1388869938304">
            <text:p>1388869938304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311227</text:p>
          </table:table-cell>
          <table:table-cell office:value-type="float" office:value="1388869938311">
            <text:p>1388869938311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318003</text:p>
          </table:table-cell>
          <table:table-cell office:value-type="float" office:value="1388869938318">
            <text:p>1388869938318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324687</text:p>
          </table:table-cell>
          <table:table-cell office:value-type="float" office:value="1388869938324">
            <text:p>1388869938324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331365</text:p>
          </table:table-cell>
          <table:table-cell office:value-type="float" office:value="1388869938331">
            <text:p>1388869938331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338058</text:p>
          </table:table-cell>
          <table:table-cell office:value-type="float" office:value="1388869938338">
            <text:p>1388869938338</text:p>
          </table:table-cell>
          <table:table-cell office:value-type="float" office:value="25">
            <text:p>25</text:p>
          </table:table-cell>
          <table:table-cell office:value-type="float" office:value="153">
            <text:p>153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344721</text:p>
          </table:table-cell>
          <table:table-cell office:value-type="float" office:value="1388869938344">
            <text:p>1388869938344</text:p>
          </table:table-cell>
          <table:table-cell office:value-type="float" office:value="25">
            <text:p>25</text:p>
          </table:table-cell>
          <table:table-cell office:value-type="float" office:value="153">
            <text:p>153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351421</text:p>
          </table:table-cell>
          <table:table-cell office:value-type="float" office:value="1388869938351">
            <text:p>1388869938351</text:p>
          </table:table-cell>
          <table:table-cell office:value-type="float" office:value="25">
            <text:p>25</text:p>
          </table:table-cell>
          <table:table-cell office:value-type="float" office:value="153">
            <text:p>153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358143</text:p>
          </table:table-cell>
          <table:table-cell office:value-type="float" office:value="1388869938358">
            <text:p>1388869938358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364824</text:p>
          </table:table-cell>
          <table:table-cell office:value-type="float" office:value="1388869938365">
            <text:p>1388869938365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371501</text:p>
          </table:table-cell>
          <table:table-cell office:value-type="float" office:value="1388869938371">
            <text:p>1388869938371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378214</text:p>
          </table:table-cell>
          <table:table-cell office:value-type="float" office:value="1388869938378">
            <text:p>1388869938378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384917</text:p>
          </table:table-cell>
          <table:table-cell office:value-type="float" office:value="1388869938385">
            <text:p>1388869938385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391607</text:p>
          </table:table-cell>
          <table:table-cell office:value-type="float" office:value="1388869938391">
            <text:p>1388869938391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398318</text:p>
          </table:table-cell>
          <table:table-cell office:value-type="float" office:value="1388869938398">
            <text:p>1388869938398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405002</text:p>
          </table:table-cell>
          <table:table-cell office:value-type="float" office:value="1388869938405">
            <text:p>1388869938405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411684</text:p>
          </table:table-cell>
          <table:table-cell office:value-type="float" office:value="1388869938411">
            <text:p>1388869938411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418388</text:p>
          </table:table-cell>
          <table:table-cell office:value-type="float" office:value="1388869938418">
            <text:p>1388869938418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425062</text:p>
          </table:table-cell>
          <table:table-cell office:value-type="float" office:value="1388869938425">
            <text:p>1388869938425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431739</text:p>
          </table:table-cell>
          <table:table-cell office:value-type="float" office:value="1388869938431">
            <text:p>1388869938431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438457</text:p>
          </table:table-cell>
          <table:table-cell office:value-type="float" office:value="1388869938438">
            <text:p>1388869938438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445159</text:p>
          </table:table-cell>
          <table:table-cell office:value-type="float" office:value="1388869938445">
            <text:p>1388869938445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451848</text:p>
          </table:table-cell>
          <table:table-cell office:value-type="float" office:value="1388869938452">
            <text:p>1388869938452</text:p>
          </table:table-cell>
          <table:table-cell office:value-type="float" office:value="27">
            <text:p>27</text:p>
          </table:table-cell>
          <table:table-cell office:value-type="float" office:value="147">
            <text:p>147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458541</text:p>
          </table:table-cell>
          <table:table-cell office:value-type="float" office:value="1388869938458">
            <text:p>1388869938458</text:p>
          </table:table-cell>
          <table:table-cell office:value-type="float" office:value="27">
            <text:p>27</text:p>
          </table:table-cell>
          <table:table-cell office:value-type="float" office:value="147">
            <text:p>147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465218</text:p>
          </table:table-cell>
          <table:table-cell office:value-type="float" office:value="1388869938465">
            <text:p>1388869938465</text:p>
          </table:table-cell>
          <table:table-cell office:value-type="float" office:value="27">
            <text:p>27</text:p>
          </table:table-cell>
          <table:table-cell office:value-type="float" office:value="147">
            <text:p>147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471900</text:p>
          </table:table-cell>
          <table:table-cell office:value-type="float" office:value="1388869938472">
            <text:p>1388869938472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478591</text:p>
          </table:table-cell>
          <table:table-cell office:value-type="float" office:value="1388869938478">
            <text:p>1388869938478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485632</text:p>
          </table:table-cell>
          <table:table-cell office:value-type="float" office:value="1388869938486">
            <text:p>1388869938486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492547</text:p>
          </table:table-cell>
          <table:table-cell office:value-type="float" office:value="1388869938492">
            <text:p>138886993849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499228</text:p>
          </table:table-cell>
          <table:table-cell office:value-type="float" office:value="1388869938499">
            <text:p>1388869938499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505946</text:p>
          </table:table-cell>
          <table:table-cell office:value-type="float" office:value="1388869938506">
            <text:p>1388869938506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512634</text:p>
          </table:table-cell>
          <table:table-cell office:value-type="float" office:value="1388869938512">
            <text:p>1388869938512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519314</text:p>
          </table:table-cell>
          <table:table-cell office:value-type="float" office:value="1388869938519">
            <text:p>1388869938519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526058</text:p>
          </table:table-cell>
          <table:table-cell office:value-type="float" office:value="1388869938526">
            <text:p>1388869938526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532715</text:p>
          </table:table-cell>
          <table:table-cell office:value-type="float" office:value="1388869938532">
            <text:p>1388869938532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539419</text:p>
          </table:table-cell>
          <table:table-cell office:value-type="float" office:value="1388869938539">
            <text:p>1388869938539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546148</text:p>
          </table:table-cell>
          <table:table-cell office:value-type="float" office:value="1388869938546">
            <text:p>1388869938546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552835</text:p>
          </table:table-cell>
          <table:table-cell office:value-type="float" office:value="1388869938553">
            <text:p>1388869938553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559517</text:p>
          </table:table-cell>
          <table:table-cell office:value-type="float" office:value="1388869938559">
            <text:p>1388869938559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566215</text:p>
          </table:table-cell>
          <table:table-cell office:value-type="float" office:value="1388869938566">
            <text:p>1388869938566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572901</text:p>
          </table:table-cell>
          <table:table-cell office:value-type="float" office:value="1388869938573">
            <text:p>1388869938573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579588</text:p>
          </table:table-cell>
          <table:table-cell office:value-type="float" office:value="1388869938579">
            <text:p>1388869938579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586319</text:p>
          </table:table-cell>
          <table:table-cell office:value-type="float" office:value="1388869938586">
            <text:p>1388869938586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593032</text:p>
          </table:table-cell>
          <table:table-cell office:value-type="float" office:value="1388869938593">
            <text:p>1388869938593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599717</text:p>
          </table:table-cell>
          <table:table-cell office:value-type="float" office:value="1388869938599">
            <text:p>1388869938599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606411</text:p>
          </table:table-cell>
          <table:table-cell office:value-type="float" office:value="1388869938606">
            <text:p>1388869938606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613606</text:p>
          </table:table-cell>
          <table:table-cell office:value-type="float" office:value="1388869938614">
            <text:p>1388869938614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621245</text:p>
          </table:table-cell>
          <table:table-cell office:value-type="float" office:value="1388869938621">
            <text:p>1388869938621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627982</text:p>
          </table:table-cell>
          <table:table-cell office:value-type="float" office:value="1388869938628">
            <text:p>1388869938628</text:p>
          </table:table-cell>
          <table:table-cell office:value-type="float" office:value="27">
            <text:p>27</text:p>
          </table:table-cell>
          <table:table-cell office:value-type="float" office:value="147">
            <text:p>147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634682</text:p>
          </table:table-cell>
          <table:table-cell office:value-type="float" office:value="1388869938634">
            <text:p>1388869938634</text:p>
          </table:table-cell>
          <table:table-cell office:value-type="float" office:value="27">
            <text:p>27</text:p>
          </table:table-cell>
          <table:table-cell office:value-type="float" office:value="147">
            <text:p>147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641372</text:p>
          </table:table-cell>
          <table:table-cell office:value-type="float" office:value="1388869938641">
            <text:p>1388869938641</text:p>
          </table:table-cell>
          <table:table-cell office:value-type="float" office:value="27">
            <text:p>27</text:p>
          </table:table-cell>
          <table:table-cell office:value-type="float" office:value="147">
            <text:p>147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648060</text:p>
          </table:table-cell>
          <table:table-cell office:value-type="float" office:value="1388869938648">
            <text:p>1388869938648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654745</text:p>
          </table:table-cell>
          <table:table-cell office:value-type="float" office:value="1388869938654">
            <text:p>1388869938654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661435</text:p>
          </table:table-cell>
          <table:table-cell office:value-type="float" office:value="1388869938661">
            <text:p>1388869938661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668199</text:p>
          </table:table-cell>
          <table:table-cell office:value-type="float" office:value="1388869938668">
            <text:p>1388869938668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674869</text:p>
          </table:table-cell>
          <table:table-cell office:value-type="float" office:value="1388869938675">
            <text:p>1388869938675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681533</text:p>
          </table:table-cell>
          <table:table-cell office:value-type="float" office:value="1388869938681">
            <text:p>1388869938681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688221</text:p>
          </table:table-cell>
          <table:table-cell office:value-type="float" office:value="1388869938688">
            <text:p>1388869938688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31">
            <text:p>-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694947</text:p>
          </table:table-cell>
          <table:table-cell office:value-type="float" office:value="1388869938695">
            <text:p>1388869938695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31">
            <text:p>-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701635</text:p>
          </table:table-cell>
          <table:table-cell office:value-type="float" office:value="1388869938701">
            <text:p>1388869938701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31">
            <text:p>-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708411</text:p>
          </table:table-cell>
          <table:table-cell office:value-type="float" office:value="1388869938708">
            <text:p>1388869938708</text:p>
          </table:table-cell>
          <table:table-cell office:value-type="float" office:value="25">
            <text:p>25</text:p>
          </table:table-cell>
          <table:table-cell office:value-type="float" office:value="153">
            <text:p>153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715081</text:p>
          </table:table-cell>
          <table:table-cell office:value-type="float" office:value="1388869938715">
            <text:p>1388869938715</text:p>
          </table:table-cell>
          <table:table-cell office:value-type="float" office:value="25">
            <text:p>25</text:p>
          </table:table-cell>
          <table:table-cell office:value-type="float" office:value="153">
            <text:p>153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721766</text:p>
          </table:table-cell>
          <table:table-cell office:value-type="float" office:value="1388869938721">
            <text:p>1388869938721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728454</text:p>
          </table:table-cell>
          <table:table-cell office:value-type="float" office:value="1388869938728">
            <text:p>1388869938728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735140</text:p>
          </table:table-cell>
          <table:table-cell office:value-type="float" office:value="1388869938735">
            <text:p>1388869938735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741890</text:p>
          </table:table-cell>
          <table:table-cell office:value-type="float" office:value="1388869938742">
            <text:p>1388869938742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748618</text:p>
          </table:table-cell>
          <table:table-cell office:value-type="float" office:value="1388869938748">
            <text:p>1388869938748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755299</text:p>
          </table:table-cell>
          <table:table-cell office:value-type="float" office:value="1388869938755">
            <text:p>1388869938755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762046</text:p>
          </table:table-cell>
          <table:table-cell office:value-type="float" office:value="1388869938762">
            <text:p>1388869938762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768732</text:p>
          </table:table-cell>
          <table:table-cell office:value-type="float" office:value="1388869938768">
            <text:p>1388869938768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775400</text:p>
          </table:table-cell>
          <table:table-cell office:value-type="float" office:value="1388869938775">
            <text:p>1388869938775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782161</text:p>
          </table:table-cell>
          <table:table-cell office:value-type="float" office:value="1388869938782">
            <text:p>1388869938782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788887</text:p>
          </table:table-cell>
          <table:table-cell office:value-type="float" office:value="1388869938789">
            <text:p>1388869938789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795594</text:p>
          </table:table-cell>
          <table:table-cell office:value-type="float" office:value="1388869938795">
            <text:p>1388869938795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802360</text:p>
          </table:table-cell>
          <table:table-cell office:value-type="float" office:value="1388869938802">
            <text:p>1388869938802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809047</text:p>
          </table:table-cell>
          <table:table-cell office:value-type="float" office:value="1388869938809">
            <text:p>1388869938809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815782</text:p>
          </table:table-cell>
          <table:table-cell office:value-type="float" office:value="1388869938816">
            <text:p>1388869938816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822475</text:p>
          </table:table-cell>
          <table:table-cell office:value-type="float" office:value="1388869938822">
            <text:p>1388869938822</text:p>
          </table:table-cell>
          <table:table-cell office:value-type="float" office:value="30">
            <text:p>30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829183</text:p>
          </table:table-cell>
          <table:table-cell office:value-type="float" office:value="1388869938829">
            <text:p>1388869938829</text:p>
          </table:table-cell>
          <table:table-cell office:value-type="float" office:value="30">
            <text:p>30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835917</text:p>
          </table:table-cell>
          <table:table-cell office:value-type="float" office:value="1388869938836">
            <text:p>1388869938836</text:p>
          </table:table-cell>
          <table:table-cell office:value-type="float" office:value="30">
            <text:p>30</text:p>
          </table:table-cell>
          <table:table-cell office:value-type="float" office:value="149">
            <text:p>14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842620</text:p>
          </table:table-cell>
          <table:table-cell office:value-type="float" office:value="1388869938842">
            <text:p>1388869938842</text:p>
          </table:table-cell>
          <table:table-cell office:value-type="float" office:value="28">
            <text:p>28</text:p>
          </table:table-cell>
          <table:table-cell office:value-type="float" office:value="149">
            <text:p>149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849595</text:p>
          </table:table-cell>
          <table:table-cell office:value-type="float" office:value="1388869938849">
            <text:p>1388869938849</text:p>
          </table:table-cell>
          <table:table-cell office:value-type="float" office:value="28">
            <text:p>28</text:p>
          </table:table-cell>
          <table:table-cell office:value-type="float" office:value="149">
            <text:p>149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856341</text:p>
          </table:table-cell>
          <table:table-cell office:value-type="float" office:value="1388869938856">
            <text:p>1388869938856</text:p>
          </table:table-cell>
          <table:table-cell office:value-type="float" office:value="28">
            <text:p>28</text:p>
          </table:table-cell>
          <table:table-cell office:value-type="float" office:value="149">
            <text:p>149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863073</text:p>
          </table:table-cell>
          <table:table-cell office:value-type="float" office:value="1388869938863">
            <text:p>1388869938863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869767</text:p>
          </table:table-cell>
          <table:table-cell office:value-type="float" office:value="1388869938870">
            <text:p>1388869938870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876537</text:p>
          </table:table-cell>
          <table:table-cell office:value-type="float" office:value="1388869938876">
            <text:p>1388869938876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883194</text:p>
          </table:table-cell>
          <table:table-cell office:value-type="float" office:value="1388869938883">
            <text:p>1388869938883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890147</text:p>
          </table:table-cell>
          <table:table-cell office:value-type="float" office:value="1388869938890">
            <text:p>1388869938890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896979</text:p>
          </table:table-cell>
          <table:table-cell office:value-type="float" office:value="1388869938897">
            <text:p>1388869938897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903682</text:p>
          </table:table-cell>
          <table:table-cell office:value-type="float" office:value="1388869938903">
            <text:p>1388869938903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910378</text:p>
          </table:table-cell>
          <table:table-cell office:value-type="float" office:value="1388869938910">
            <text:p>1388869938910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917073</text:p>
          </table:table-cell>
          <table:table-cell office:value-type="float" office:value="1388869938917">
            <text:p>1388869938917</text:p>
          </table:table-cell>
          <table:table-cell office:value-type="float" office:value="24">
            <text:p>24</text:p>
          </table:table-cell>
          <table:table-cell office:value-type="float" office:value="145">
            <text:p>145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923750</text:p>
          </table:table-cell>
          <table:table-cell office:value-type="float" office:value="1388869938923">
            <text:p>1388869938923</text:p>
          </table:table-cell>
          <table:table-cell office:value-type="float" office:value="24">
            <text:p>24</text:p>
          </table:table-cell>
          <table:table-cell office:value-type="float" office:value="145">
            <text:p>145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930440</text:p>
          </table:table-cell>
          <table:table-cell office:value-type="float" office:value="1388869938930">
            <text:p>1388869938930</text:p>
          </table:table-cell>
          <table:table-cell office:value-type="float" office:value="24">
            <text:p>24</text:p>
          </table:table-cell>
          <table:table-cell office:value-type="float" office:value="145">
            <text:p>145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937143</text:p>
          </table:table-cell>
          <table:table-cell office:value-type="float" office:value="1388869938937">
            <text:p>1388869938937</text:p>
          </table:table-cell>
          <table:table-cell office:value-type="float" office:value="26">
            <text:p>26</text:p>
          </table:table-cell>
          <table:table-cell office:value-type="float" office:value="151">
            <text:p>151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943823</text:p>
          </table:table-cell>
          <table:table-cell office:value-type="float" office:value="1388869938944">
            <text:p>1388869938944</text:p>
          </table:table-cell>
          <table:table-cell office:value-type="float" office:value="26">
            <text:p>26</text:p>
          </table:table-cell>
          <table:table-cell office:value-type="float" office:value="151">
            <text:p>151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950527</text:p>
          </table:table-cell>
          <table:table-cell office:value-type="float" office:value="1388869938950">
            <text:p>1388869938950</text:p>
          </table:table-cell>
          <table:table-cell office:value-type="float" office:value="26">
            <text:p>26</text:p>
          </table:table-cell>
          <table:table-cell office:value-type="float" office:value="151">
            <text:p>151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957220</text:p>
          </table:table-cell>
          <table:table-cell office:value-type="float" office:value="1388869938957">
            <text:p>1388869938957</text:p>
          </table:table-cell>
          <table:table-cell office:value-type="float" office:value="27">
            <text:p>27</text:p>
          </table:table-cell>
          <table:table-cell office:value-type="float" office:value="152">
            <text:p>152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963892</text:p>
          </table:table-cell>
          <table:table-cell office:value-type="float" office:value="1388869938964">
            <text:p>1388869938964</text:p>
          </table:table-cell>
          <table:table-cell office:value-type="float" office:value="27">
            <text:p>27</text:p>
          </table:table-cell>
          <table:table-cell office:value-type="float" office:value="152">
            <text:p>152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970577</text:p>
          </table:table-cell>
          <table:table-cell office:value-type="float" office:value="1388869938970">
            <text:p>1388869938970</text:p>
          </table:table-cell>
          <table:table-cell office:value-type="float" office:value="27">
            <text:p>27</text:p>
          </table:table-cell>
          <table:table-cell office:value-type="float" office:value="152">
            <text:p>152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977252</text:p>
          </table:table-cell>
          <table:table-cell office:value-type="float" office:value="1388869938977">
            <text:p>1388869938977</text:p>
          </table:table-cell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983916</text:p>
          </table:table-cell>
          <table:table-cell office:value-type="float" office:value="1388869938984">
            <text:p>1388869938984</text:p>
          </table:table-cell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990603</text:p>
          </table:table-cell>
          <table:table-cell office:value-type="float" office:value="1388869938990">
            <text:p>1388869938990</text:p>
          </table:table-cell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8_997654</text:p>
          </table:table-cell>
          <table:table-cell office:value-type="float" office:value="1388869938997">
            <text:p>1388869938997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-281">
            <text:p>-2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004448</text:p>
          </table:table-cell>
          <table:table-cell office:value-type="float" office:value="1388869939004">
            <text:p>1388869939004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-281">
            <text:p>-2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011128</text:p>
          </table:table-cell>
          <table:table-cell office:value-type="float" office:value="1388869939011">
            <text:p>1388869939011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-281">
            <text:p>-2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017831</text:p>
          </table:table-cell>
          <table:table-cell office:value-type="float" office:value="1388869939018">
            <text:p>1388869939018</text:p>
          </table:table-cell>
          <table:table-cell office:value-type="float" office:value="26">
            <text:p>26</text:p>
          </table:table-cell>
          <table:table-cell office:value-type="float" office:value="156">
            <text:p>156</text:p>
          </table:table-cell>
          <table:table-cell office:value-type="float" office:value="-297">
            <text:p>-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024505</text:p>
          </table:table-cell>
          <table:table-cell office:value-type="float" office:value="1388869939024">
            <text:p>1388869939024</text:p>
          </table:table-cell>
          <table:table-cell office:value-type="float" office:value="26">
            <text:p>26</text:p>
          </table:table-cell>
          <table:table-cell office:value-type="float" office:value="156">
            <text:p>156</text:p>
          </table:table-cell>
          <table:table-cell office:value-type="float" office:value="-297">
            <text:p>-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031169</text:p>
          </table:table-cell>
          <table:table-cell office:value-type="float" office:value="1388869939031">
            <text:p>1388869939031</text:p>
          </table:table-cell>
          <table:table-cell office:value-type="float" office:value="26">
            <text:p>26</text:p>
          </table:table-cell>
          <table:table-cell office:value-type="float" office:value="156">
            <text:p>156</text:p>
          </table:table-cell>
          <table:table-cell office:value-type="float" office:value="-297">
            <text:p>-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037920</text:p>
          </table:table-cell>
          <table:table-cell office:value-type="float" office:value="1388869939038">
            <text:p>1388869939038</text:p>
          </table:table-cell>
          <table:table-cell office:value-type="float" office:value="31">
            <text:p>31</text:p>
          </table:table-cell>
          <table:table-cell office:value-type="float" office:value="159">
            <text:p>159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044640</text:p>
          </table:table-cell>
          <table:table-cell office:value-type="float" office:value="1388869939044">
            <text:p>1388869939044</text:p>
          </table:table-cell>
          <table:table-cell office:value-type="float" office:value="31">
            <text:p>31</text:p>
          </table:table-cell>
          <table:table-cell office:value-type="float" office:value="159">
            <text:p>159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051320</text:p>
          </table:table-cell>
          <table:table-cell office:value-type="float" office:value="1388869939051">
            <text:p>1388869939051</text:p>
          </table:table-cell>
          <table:table-cell office:value-type="float" office:value="31">
            <text:p>31</text:p>
          </table:table-cell>
          <table:table-cell office:value-type="float" office:value="159">
            <text:p>159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058014</text:p>
          </table:table-cell>
          <table:table-cell office:value-type="float" office:value="1388869939058">
            <text:p>1388869939058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064697</text:p>
          </table:table-cell>
          <table:table-cell office:value-type="float" office:value="1388869939064">
            <text:p>1388869939064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071394</text:p>
          </table:table-cell>
          <table:table-cell office:value-type="float" office:value="1388869939071">
            <text:p>1388869939071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078117</text:p>
          </table:table-cell>
          <table:table-cell office:value-type="float" office:value="1388869939078">
            <text:p>1388869939078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-297">
            <text:p>-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084786</text:p>
          </table:table-cell>
          <table:table-cell office:value-type="float" office:value="1388869939085">
            <text:p>1388869939085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-297">
            <text:p>-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091442</text:p>
          </table:table-cell>
          <table:table-cell office:value-type="float" office:value="1388869939091">
            <text:p>1388869939091</text:p>
          </table:table-cell>
          <table:table-cell office:value-type="float" office:value="27">
            <text:p>27</text:p>
          </table:table-cell>
          <table:table-cell office:value-type="float" office:value="147">
            <text:p>147</text:p>
          </table:table-cell>
          <table:table-cell office:value-type="float" office:value="-290">
            <text:p>-2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098166</text:p>
          </table:table-cell>
          <table:table-cell office:value-type="float" office:value="1388869939098">
            <text:p>1388869939098</text:p>
          </table:table-cell>
          <table:table-cell office:value-type="float" office:value="27">
            <text:p>27</text:p>
          </table:table-cell>
          <table:table-cell office:value-type="float" office:value="147">
            <text:p>147</text:p>
          </table:table-cell>
          <table:table-cell office:value-type="float" office:value="-290">
            <text:p>-2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104881</text:p>
          </table:table-cell>
          <table:table-cell office:value-type="float" office:value="1388869939105">
            <text:p>1388869939105</text:p>
          </table:table-cell>
          <table:table-cell office:value-type="float" office:value="27">
            <text:p>27</text:p>
          </table:table-cell>
          <table:table-cell office:value-type="float" office:value="147">
            <text:p>147</text:p>
          </table:table-cell>
          <table:table-cell office:value-type="float" office:value="-290">
            <text:p>-2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111567</text:p>
          </table:table-cell>
          <table:table-cell office:value-type="float" office:value="1388869939111">
            <text:p>1388869939111</text:p>
          </table:table-cell>
          <table:table-cell office:value-type="float" office:value="34">
            <text:p>34</text:p>
          </table:table-cell>
          <table:table-cell office:value-type="float" office:value="134">
            <text:p>134</text:p>
          </table:table-cell>
          <table:table-cell office:value-type="float" office:value="-288">
            <text:p>-2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118276</text:p>
          </table:table-cell>
          <table:table-cell office:value-type="float" office:value="1388869939118">
            <text:p>1388869939118</text:p>
          </table:table-cell>
          <table:table-cell office:value-type="float" office:value="34">
            <text:p>34</text:p>
          </table:table-cell>
          <table:table-cell office:value-type="float" office:value="134">
            <text:p>134</text:p>
          </table:table-cell>
          <table:table-cell office:value-type="float" office:value="-288">
            <text:p>-2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124941</text:p>
          </table:table-cell>
          <table:table-cell office:value-type="float" office:value="1388869939125">
            <text:p>1388869939125</text:p>
          </table:table-cell>
          <table:table-cell office:value-type="float" office:value="34">
            <text:p>34</text:p>
          </table:table-cell>
          <table:table-cell office:value-type="float" office:value="134">
            <text:p>134</text:p>
          </table:table-cell>
          <table:table-cell office:value-type="float" office:value="-288">
            <text:p>-2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131613</text:p>
          </table:table-cell>
          <table:table-cell office:value-type="float" office:value="1388869939131">
            <text:p>1388869939131</text:p>
          </table:table-cell>
          <table:table-cell office:value-type="float" office:value="24">
            <text:p>24</text:p>
          </table:table-cell>
          <table:table-cell office:value-type="float" office:value="139">
            <text:p>139</text:p>
          </table:table-cell>
          <table:table-cell office:value-type="float" office:value="-289">
            <text:p>-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138327</text:p>
          </table:table-cell>
          <table:table-cell office:value-type="float" office:value="1388869939138">
            <text:p>1388869939138</text:p>
          </table:table-cell>
          <table:table-cell office:value-type="float" office:value="24">
            <text:p>24</text:p>
          </table:table-cell>
          <table:table-cell office:value-type="float" office:value="139">
            <text:p>139</text:p>
          </table:table-cell>
          <table:table-cell office:value-type="float" office:value="-289">
            <text:p>-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145006</text:p>
          </table:table-cell>
          <table:table-cell office:value-type="float" office:value="1388869939145">
            <text:p>1388869939145</text:p>
          </table:table-cell>
          <table:table-cell office:value-type="float" office:value="24">
            <text:p>24</text:p>
          </table:table-cell>
          <table:table-cell office:value-type="float" office:value="139">
            <text:p>139</text:p>
          </table:table-cell>
          <table:table-cell office:value-type="float" office:value="-289">
            <text:p>-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151692</text:p>
          </table:table-cell>
          <table:table-cell office:value-type="float" office:value="1388869939151">
            <text:p>1388869939151</text:p>
          </table:table-cell>
          <table:table-cell office:value-type="float" office:value="23">
            <text:p>23</text:p>
          </table:table-cell>
          <table:table-cell office:value-type="float" office:value="131">
            <text:p>131</text:p>
          </table:table-cell>
          <table:table-cell office:value-type="float" office:value="-289">
            <text:p>-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158396</text:p>
          </table:table-cell>
          <table:table-cell office:value-type="float" office:value="1388869939158">
            <text:p>1388869939158</text:p>
          </table:table-cell>
          <table:table-cell office:value-type="float" office:value="23">
            <text:p>23</text:p>
          </table:table-cell>
          <table:table-cell office:value-type="float" office:value="131">
            <text:p>131</text:p>
          </table:table-cell>
          <table:table-cell office:value-type="float" office:value="-289">
            <text:p>-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165083</text:p>
          </table:table-cell>
          <table:table-cell office:value-type="float" office:value="1388869939165">
            <text:p>1388869939165</text:p>
          </table:table-cell>
          <table:table-cell office:value-type="float" office:value="23">
            <text:p>23</text:p>
          </table:table-cell>
          <table:table-cell office:value-type="float" office:value="131">
            <text:p>131</text:p>
          </table:table-cell>
          <table:table-cell office:value-type="float" office:value="-289">
            <text:p>-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171754</text:p>
          </table:table-cell>
          <table:table-cell office:value-type="float" office:value="1388869939171">
            <text:p>1388869939171</text:p>
          </table:table-cell>
          <table:table-cell office:value-type="float" office:value="18">
            <text:p>18</text:p>
          </table:table-cell>
          <table:table-cell office:value-type="float" office:value="122">
            <text:p>122</text:p>
          </table:table-cell>
          <table:table-cell office:value-type="float" office:value="-289">
            <text:p>-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178435</text:p>
          </table:table-cell>
          <table:table-cell office:value-type="float" office:value="1388869939178">
            <text:p>1388869939178</text:p>
          </table:table-cell>
          <table:table-cell office:value-type="float" office:value="18">
            <text:p>18</text:p>
          </table:table-cell>
          <table:table-cell office:value-type="float" office:value="122">
            <text:p>122</text:p>
          </table:table-cell>
          <table:table-cell office:value-type="float" office:value="-289">
            <text:p>-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185100</text:p>
          </table:table-cell>
          <table:table-cell office:value-type="float" office:value="1388869939185">
            <text:p>1388869939185</text:p>
          </table:table-cell>
          <table:table-cell office:value-type="float" office:value="18">
            <text:p>18</text:p>
          </table:table-cell>
          <table:table-cell office:value-type="float" office:value="122">
            <text:p>122</text:p>
          </table:table-cell>
          <table:table-cell office:value-type="float" office:value="-289">
            <text:p>-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191777</text:p>
          </table:table-cell>
          <table:table-cell office:value-type="float" office:value="1388869939192">
            <text:p>1388869939192</text:p>
          </table:table-cell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  <table:table-cell office:value-type="float" office:value="-283">
            <text:p>-2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198614</text:p>
          </table:table-cell>
          <table:table-cell office:value-type="float" office:value="1388869939198">
            <text:p>1388869939198</text:p>
          </table:table-cell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  <table:table-cell office:value-type="float" office:value="-283">
            <text:p>-2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205309</text:p>
          </table:table-cell>
          <table:table-cell office:value-type="float" office:value="1388869939205">
            <text:p>1388869939205</text:p>
          </table:table-cell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  <table:table-cell office:value-type="float" office:value="-283">
            <text:p>-2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212068</text:p>
          </table:table-cell>
          <table:table-cell office:value-type="float" office:value="1388869939212">
            <text:p>1388869939212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-277">
            <text:p>-2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218771</text:p>
          </table:table-cell>
          <table:table-cell office:value-type="float" office:value="1388869939219">
            <text:p>1388869939219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-277">
            <text:p>-2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225445</text:p>
          </table:table-cell>
          <table:table-cell office:value-type="float" office:value="1388869939225">
            <text:p>1388869939225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-277">
            <text:p>-2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232195</text:p>
          </table:table-cell>
          <table:table-cell office:value-type="float" office:value="1388869939232">
            <text:p>1388869939232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office:value-type="float" office:value="-276">
            <text:p>-2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238895</text:p>
          </table:table-cell>
          <table:table-cell office:value-type="float" office:value="1388869939239">
            <text:p>1388869939239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office:value-type="float" office:value="-276">
            <text:p>-2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245568</text:p>
          </table:table-cell>
          <table:table-cell office:value-type="float" office:value="1388869939245">
            <text:p>1388869939245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office:value-type="float" office:value="-276">
            <text:p>-2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252401</text:p>
          </table:table-cell>
          <table:table-cell office:value-type="float" office:value="1388869939252">
            <text:p>1388869939252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259116</text:p>
          </table:table-cell>
          <table:table-cell office:value-type="float" office:value="1388869939259">
            <text:p>1388869939259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265862</text:p>
          </table:table-cell>
          <table:table-cell office:value-type="float" office:value="1388869939266">
            <text:p>1388869939266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272553</text:p>
          </table:table-cell>
          <table:table-cell office:value-type="float" office:value="1388869939272">
            <text:p>1388869939272</text:p>
          </table:table-cell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279236</text:p>
          </table:table-cell>
          <table:table-cell office:value-type="float" office:value="1388869939279">
            <text:p>1388869939279</text:p>
          </table:table-cell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286042</text:p>
          </table:table-cell>
          <table:table-cell office:value-type="float" office:value="1388869939286">
            <text:p>1388869939286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292719</text:p>
          </table:table-cell>
          <table:table-cell office:value-type="float" office:value="1388869939292">
            <text:p>1388869939292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299751</text:p>
          </table:table-cell>
          <table:table-cell office:value-type="float" office:value="1388869939300">
            <text:p>1388869939300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306495</text:p>
          </table:table-cell>
          <table:table-cell office:value-type="float" office:value="1388869939306">
            <text:p>1388869939306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313168</text:p>
          </table:table-cell>
          <table:table-cell office:value-type="float" office:value="1388869939313">
            <text:p>1388869939313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319851</text:p>
          </table:table-cell>
          <table:table-cell office:value-type="float" office:value="1388869939320">
            <text:p>1388869939320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326544</text:p>
          </table:table-cell>
          <table:table-cell office:value-type="float" office:value="1388869939326">
            <text:p>1388869939326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333222</text:p>
          </table:table-cell>
          <table:table-cell office:value-type="float" office:value="1388869939333">
            <text:p>1388869939333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339895</text:p>
          </table:table-cell>
          <table:table-cell office:value-type="float" office:value="1388869939340">
            <text:p>1388869939340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346609</text:p>
          </table:table-cell>
          <table:table-cell office:value-type="float" office:value="1388869939346">
            <text:p>1388869939346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353315</text:p>
          </table:table-cell>
          <table:table-cell office:value-type="float" office:value="1388869939353">
            <text:p>138886993935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360029</text:p>
          </table:table-cell>
          <table:table-cell office:value-type="float" office:value="1388869939360">
            <text:p>1388869939360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366776</text:p>
          </table:table-cell>
          <table:table-cell office:value-type="float" office:value="1388869939367">
            <text:p>1388869939367</text:p>
          </table:table-cell>
          <table:table-cell office:value-type="float" office:value="21">
            <text:p>21</text:p>
          </table:table-cell>
          <table:table-cell office:value-type="float" office:value="-6">
            <text:p>-6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373469</text:p>
          </table:table-cell>
          <table:table-cell office:value-type="float" office:value="1388869939373">
            <text:p>1388869939373</text:p>
          </table:table-cell>
          <table:table-cell office:value-type="float" office:value="21">
            <text:p>21</text:p>
          </table:table-cell>
          <table:table-cell office:value-type="float" office:value="-6">
            <text:p>-6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380193</text:p>
          </table:table-cell>
          <table:table-cell office:value-type="float" office:value="1388869939380">
            <text:p>1388869939380</text:p>
          </table:table-cell>
          <table:table-cell office:value-type="float" office:value="21">
            <text:p>21</text:p>
          </table:table-cell>
          <table:table-cell office:value-type="float" office:value="-6">
            <text:p>-6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386957</text:p>
          </table:table-cell>
          <table:table-cell office:value-type="float" office:value="1388869939387">
            <text:p>1388869939387</text:p>
          </table:table-cell>
          <table:table-cell office:value-type="float" office:value="29">
            <text:p>29</text:p>
          </table:table-cell>
          <table:table-cell office:value-type="float" office:value="-18">
            <text:p>-18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393654</text:p>
          </table:table-cell>
          <table:table-cell office:value-type="float" office:value="1388869939393">
            <text:p>1388869939393</text:p>
          </table:table-cell>
          <table:table-cell office:value-type="float" office:value="29">
            <text:p>29</text:p>
          </table:table-cell>
          <table:table-cell office:value-type="float" office:value="-18">
            <text:p>-18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400344</text:p>
          </table:table-cell>
          <table:table-cell office:value-type="float" office:value="1388869939400">
            <text:p>1388869939400</text:p>
          </table:table-cell>
          <table:table-cell office:value-type="float" office:value="29">
            <text:p>29</text:p>
          </table:table-cell>
          <table:table-cell office:value-type="float" office:value="-18">
            <text:p>-18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407386</text:p>
          </table:table-cell>
          <table:table-cell office:value-type="float" office:value="1388869939407">
            <text:p>1388869939407</text:p>
          </table:table-cell>
          <table:table-cell office:value-type="float" office:value="28">
            <text:p>28</text:p>
          </table:table-cell>
          <table:table-cell office:value-type="float" office:value="-35">
            <text:p>-35</text:p>
          </table:table-cell>
          <table:table-cell office:value-type="float" office:value="-198">
            <text:p>-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414132</text:p>
          </table:table-cell>
          <table:table-cell office:value-type="float" office:value="1388869939414">
            <text:p>1388869939414</text:p>
          </table:table-cell>
          <table:table-cell office:value-type="float" office:value="28">
            <text:p>28</text:p>
          </table:table-cell>
          <table:table-cell office:value-type="float" office:value="-35">
            <text:p>-35</text:p>
          </table:table-cell>
          <table:table-cell office:value-type="float" office:value="-198">
            <text:p>-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420837</text:p>
          </table:table-cell>
          <table:table-cell office:value-type="float" office:value="1388869939421">
            <text:p>1388869939421</text:p>
          </table:table-cell>
          <table:table-cell office:value-type="float" office:value="28">
            <text:p>28</text:p>
          </table:table-cell>
          <table:table-cell office:value-type="float" office:value="-35">
            <text:p>-35</text:p>
          </table:table-cell>
          <table:table-cell office:value-type="float" office:value="-198">
            <text:p>-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427519</text:p>
          </table:table-cell>
          <table:table-cell office:value-type="float" office:value="1388869939427">
            <text:p>1388869939427</text:p>
          </table:table-cell>
          <table:table-cell office:value-type="float" office:value="28">
            <text:p>28</text:p>
          </table:table-cell>
          <table:table-cell office:value-type="float" office:value="-49">
            <text:p>-49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434199</text:p>
          </table:table-cell>
          <table:table-cell office:value-type="float" office:value="1388869939434">
            <text:p>1388869939434</text:p>
          </table:table-cell>
          <table:table-cell office:value-type="float" office:value="28">
            <text:p>28</text:p>
          </table:table-cell>
          <table:table-cell office:value-type="float" office:value="-49">
            <text:p>-49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440898</text:p>
          </table:table-cell>
          <table:table-cell office:value-type="float" office:value="1388869939441">
            <text:p>1388869939441</text:p>
          </table:table-cell>
          <table:table-cell office:value-type="float" office:value="28">
            <text:p>28</text:p>
          </table:table-cell>
          <table:table-cell office:value-type="float" office:value="-49">
            <text:p>-49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447585</text:p>
          </table:table-cell>
          <table:table-cell office:value-type="float" office:value="1388869939447">
            <text:p>1388869939447</text:p>
          </table:table-cell>
          <table:table-cell office:value-type="float" office:value="24">
            <text:p>24</text:p>
          </table:table-cell>
          <table:table-cell office:value-type="float" office:value="-59">
            <text:p>-59</text:p>
          </table:table-cell>
          <table:table-cell office:value-type="float" office:value="-187">
            <text:p>-1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454275</text:p>
          </table:table-cell>
          <table:table-cell office:value-type="float" office:value="1388869939454">
            <text:p>1388869939454</text:p>
          </table:table-cell>
          <table:table-cell office:value-type="float" office:value="24">
            <text:p>24</text:p>
          </table:table-cell>
          <table:table-cell office:value-type="float" office:value="-59">
            <text:p>-59</text:p>
          </table:table-cell>
          <table:table-cell office:value-type="float" office:value="-187">
            <text:p>-1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460966</text:p>
          </table:table-cell>
          <table:table-cell office:value-type="float" office:value="1388869939461">
            <text:p>1388869939461</text:p>
          </table:table-cell>
          <table:table-cell office:value-type="float" office:value="23">
            <text:p>23</text:p>
          </table:table-cell>
          <table:table-cell office:value-type="float" office:value="-68">
            <text:p>-68</text:p>
          </table:table-cell>
          <table:table-cell office:value-type="float" office:value="-185">
            <text:p>-1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467660</text:p>
          </table:table-cell>
          <table:table-cell office:value-type="float" office:value="1388869939467">
            <text:p>1388869939467</text:p>
          </table:table-cell>
          <table:table-cell office:value-type="float" office:value="23">
            <text:p>23</text:p>
          </table:table-cell>
          <table:table-cell office:value-type="float" office:value="-68">
            <text:p>-68</text:p>
          </table:table-cell>
          <table:table-cell office:value-type="float" office:value="-185">
            <text:p>-1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474338</text:p>
          </table:table-cell>
          <table:table-cell office:value-type="float" office:value="1388869939474">
            <text:p>1388869939474</text:p>
          </table:table-cell>
          <table:table-cell office:value-type="float" office:value="23">
            <text:p>23</text:p>
          </table:table-cell>
          <table:table-cell office:value-type="float" office:value="-68">
            <text:p>-68</text:p>
          </table:table-cell>
          <table:table-cell office:value-type="float" office:value="-185">
            <text:p>-1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481009</text:p>
          </table:table-cell>
          <table:table-cell office:value-type="float" office:value="1388869939481">
            <text:p>1388869939481</text:p>
          </table:table-cell>
          <table:table-cell office:value-type="float" office:value="23">
            <text:p>23</text:p>
          </table:table-cell>
          <table:table-cell office:value-type="float" office:value="-75">
            <text:p>-75</text:p>
          </table:table-cell>
          <table:table-cell office:value-type="float" office:value="-179">
            <text:p>-1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487679</text:p>
          </table:table-cell>
          <table:table-cell office:value-type="float" office:value="1388869939487">
            <text:p>1388869939487</text:p>
          </table:table-cell>
          <table:table-cell office:value-type="float" office:value="23">
            <text:p>23</text:p>
          </table:table-cell>
          <table:table-cell office:value-type="float" office:value="-75">
            <text:p>-75</text:p>
          </table:table-cell>
          <table:table-cell office:value-type="float" office:value="-179">
            <text:p>-1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494356</text:p>
          </table:table-cell>
          <table:table-cell office:value-type="float" office:value="1388869939494">
            <text:p>1388869939494</text:p>
          </table:table-cell>
          <table:table-cell office:value-type="float" office:value="23">
            <text:p>23</text:p>
          </table:table-cell>
          <table:table-cell office:value-type="float" office:value="-75">
            <text:p>-75</text:p>
          </table:table-cell>
          <table:table-cell office:value-type="float" office:value="-179">
            <text:p>-1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501035</text:p>
          </table:table-cell>
          <table:table-cell office:value-type="float" office:value="1388869939501">
            <text:p>1388869939501</text:p>
          </table:table-cell>
          <table:table-cell office:value-type="float" office:value="27">
            <text:p>27</text:p>
          </table:table-cell>
          <table:table-cell office:value-type="float" office:value="-80">
            <text:p>-80</text:p>
          </table:table-cell>
          <table:table-cell office:value-type="float" office:value="-176">
            <text:p>-1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507798</text:p>
          </table:table-cell>
          <table:table-cell office:value-type="float" office:value="1388869939508">
            <text:p>1388869939508</text:p>
          </table:table-cell>
          <table:table-cell office:value-type="float" office:value="27">
            <text:p>27</text:p>
          </table:table-cell>
          <table:table-cell office:value-type="float" office:value="-80">
            <text:p>-80</text:p>
          </table:table-cell>
          <table:table-cell office:value-type="float" office:value="-176">
            <text:p>-1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514518</text:p>
          </table:table-cell>
          <table:table-cell office:value-type="float" office:value="1388869939514">
            <text:p>1388869939514</text:p>
          </table:table-cell>
          <table:table-cell office:value-type="float" office:value="27">
            <text:p>27</text:p>
          </table:table-cell>
          <table:table-cell office:value-type="float" office:value="-80">
            <text:p>-80</text:p>
          </table:table-cell>
          <table:table-cell office:value-type="float" office:value="-176">
            <text:p>-1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521212</text:p>
          </table:table-cell>
          <table:table-cell office:value-type="float" office:value="1388869939521">
            <text:p>1388869939521</text:p>
          </table:table-cell>
          <table:table-cell office:value-type="float" office:value="27">
            <text:p>27</text:p>
          </table:table-cell>
          <table:table-cell office:value-type="float" office:value="-87">
            <text:p>-87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527895</text:p>
          </table:table-cell>
          <table:table-cell office:value-type="float" office:value="1388869939528">
            <text:p>1388869939528</text:p>
          </table:table-cell>
          <table:table-cell office:value-type="float" office:value="27">
            <text:p>27</text:p>
          </table:table-cell>
          <table:table-cell office:value-type="float" office:value="-87">
            <text:p>-87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534563</text:p>
          </table:table-cell>
          <table:table-cell office:value-type="float" office:value="1388869939534">
            <text:p>1388869939534</text:p>
          </table:table-cell>
          <table:table-cell office:value-type="float" office:value="27">
            <text:p>27</text:p>
          </table:table-cell>
          <table:table-cell office:value-type="float" office:value="-87">
            <text:p>-87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541275</text:p>
          </table:table-cell>
          <table:table-cell office:value-type="float" office:value="1388869939541">
            <text:p>1388869939541</text:p>
          </table:table-cell>
          <table:table-cell office:value-type="float" office:value="21">
            <text:p>21</text:p>
          </table:table-cell>
          <table:table-cell office:value-type="float" office:value="-86">
            <text:p>-86</text:p>
          </table:table-cell>
          <table:table-cell office:value-type="float" office:value="-169">
            <text:p>-1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547997</text:p>
          </table:table-cell>
          <table:table-cell office:value-type="float" office:value="1388869939548">
            <text:p>1388869939548</text:p>
          </table:table-cell>
          <table:table-cell office:value-type="float" office:value="21">
            <text:p>21</text:p>
          </table:table-cell>
          <table:table-cell office:value-type="float" office:value="-86">
            <text:p>-86</text:p>
          </table:table-cell>
          <table:table-cell office:value-type="float" office:value="-169">
            <text:p>-1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554676</text:p>
          </table:table-cell>
          <table:table-cell office:value-type="float" office:value="1388869939554">
            <text:p>1388869939554</text:p>
          </table:table-cell>
          <table:table-cell office:value-type="float" office:value="21">
            <text:p>21</text:p>
          </table:table-cell>
          <table:table-cell office:value-type="float" office:value="-86">
            <text:p>-86</text:p>
          </table:table-cell>
          <table:table-cell office:value-type="float" office:value="-169">
            <text:p>-1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561363</text:p>
          </table:table-cell>
          <table:table-cell office:value-type="float" office:value="1388869939561">
            <text:p>1388869939561</text:p>
          </table:table-cell>
          <table:table-cell office:value-type="float" office:value="33">
            <text:p>33</text:p>
          </table:table-cell>
          <table:table-cell office:value-type="float" office:value="-84">
            <text:p>-84</text:p>
          </table:table-cell>
          <table:table-cell office:value-type="float" office:value="-173">
            <text:p>-1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568043</text:p>
          </table:table-cell>
          <table:table-cell office:value-type="float" office:value="1388869939568">
            <text:p>1388869939568</text:p>
          </table:table-cell>
          <table:table-cell office:value-type="float" office:value="33">
            <text:p>33</text:p>
          </table:table-cell>
          <table:table-cell office:value-type="float" office:value="-84">
            <text:p>-84</text:p>
          </table:table-cell>
          <table:table-cell office:value-type="float" office:value="-173">
            <text:p>-1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574726</text:p>
          </table:table-cell>
          <table:table-cell office:value-type="float" office:value="1388869939574">
            <text:p>1388869939574</text:p>
          </table:table-cell>
          <table:table-cell office:value-type="float" office:value="33">
            <text:p>33</text:p>
          </table:table-cell>
          <table:table-cell office:value-type="float" office:value="-84">
            <text:p>-84</text:p>
          </table:table-cell>
          <table:table-cell office:value-type="float" office:value="-173">
            <text:p>-1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581413</text:p>
          </table:table-cell>
          <table:table-cell office:value-type="float" office:value="1388869939581">
            <text:p>1388869939581</text:p>
          </table:table-cell>
          <table:table-cell office:value-type="float" office:value="31">
            <text:p>31</text:p>
          </table:table-cell>
          <table:table-cell office:value-type="float" office:value="-76">
            <text:p>-76</text:p>
          </table:table-cell>
          <table:table-cell office:value-type="float" office:value="-181">
            <text:p>-1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588073</text:p>
          </table:table-cell>
          <table:table-cell office:value-type="float" office:value="1388869939588">
            <text:p>1388869939588</text:p>
          </table:table-cell>
          <table:table-cell office:value-type="float" office:value="31">
            <text:p>31</text:p>
          </table:table-cell>
          <table:table-cell office:value-type="float" office:value="-76">
            <text:p>-76</text:p>
          </table:table-cell>
          <table:table-cell office:value-type="float" office:value="-181">
            <text:p>-1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594740</text:p>
          </table:table-cell>
          <table:table-cell office:value-type="float" office:value="1388869939594">
            <text:p>1388869939594</text:p>
          </table:table-cell>
          <table:table-cell office:value-type="float" office:value="31">
            <text:p>31</text:p>
          </table:table-cell>
          <table:table-cell office:value-type="float" office:value="-76">
            <text:p>-76</text:p>
          </table:table-cell>
          <table:table-cell office:value-type="float" office:value="-181">
            <text:p>-1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601413</text:p>
          </table:table-cell>
          <table:table-cell office:value-type="float" office:value="1388869939601">
            <text:p>1388869939601</text:p>
          </table:table-cell>
          <table:table-cell office:value-type="float" office:value="21">
            <text:p>21</text:p>
          </table:table-cell>
          <table:table-cell office:value-type="float" office:value="-70">
            <text:p>-70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608190</text:p>
          </table:table-cell>
          <table:table-cell office:value-type="float" office:value="1388869939608">
            <text:p>1388869939608</text:p>
          </table:table-cell>
          <table:table-cell office:value-type="float" office:value="21">
            <text:p>21</text:p>
          </table:table-cell>
          <table:table-cell office:value-type="float" office:value="-70">
            <text:p>-70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614906</text:p>
          </table:table-cell>
          <table:table-cell office:value-type="float" office:value="1388869939615">
            <text:p>1388869939615</text:p>
          </table:table-cell>
          <table:table-cell office:value-type="float" office:value="21">
            <text:p>21</text:p>
          </table:table-cell>
          <table:table-cell office:value-type="float" office:value="-70">
            <text:p>-70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621612</text:p>
          </table:table-cell>
          <table:table-cell office:value-type="float" office:value="1388869939621">
            <text:p>1388869939621</text:p>
          </table:table-cell>
          <table:table-cell office:value-type="float" office:value="11">
            <text:p>11</text:p>
          </table:table-cell>
          <table:table-cell office:value-type="float" office:value="-60">
            <text:p>-60</text:p>
          </table:table-cell>
          <table:table-cell office:value-type="float" office:value="-189">
            <text:p>-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628417</text:p>
          </table:table-cell>
          <table:table-cell office:value-type="float" office:value="1388869939628">
            <text:p>1388869939628</text:p>
          </table:table-cell>
          <table:table-cell office:value-type="float" office:value="11">
            <text:p>11</text:p>
          </table:table-cell>
          <table:table-cell office:value-type="float" office:value="-60">
            <text:p>-60</text:p>
          </table:table-cell>
          <table:table-cell office:value-type="float" office:value="-189">
            <text:p>-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635131</text:p>
          </table:table-cell>
          <table:table-cell office:value-type="float" office:value="1388869939635">
            <text:p>1388869939635</text:p>
          </table:table-cell>
          <table:table-cell office:value-type="float" office:value="11">
            <text:p>11</text:p>
          </table:table-cell>
          <table:table-cell office:value-type="float" office:value="-60">
            <text:p>-60</text:p>
          </table:table-cell>
          <table:table-cell office:value-type="float" office:value="-189">
            <text:p>-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641823</text:p>
          </table:table-cell>
          <table:table-cell office:value-type="float" office:value="1388869939642">
            <text:p>1388869939642</text:p>
          </table:table-cell>
          <table:table-cell office:value-type="float" office:value="24">
            <text:p>24</text:p>
          </table:table-cell>
          <table:table-cell office:value-type="float" office:value="-52">
            <text:p>-52</text:p>
          </table:table-cell>
          <table:table-cell office:value-type="float" office:value="-196">
            <text:p>-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648631</text:p>
          </table:table-cell>
          <table:table-cell office:value-type="float" office:value="1388869939648">
            <text:p>1388869939648</text:p>
          </table:table-cell>
          <table:table-cell office:value-type="float" office:value="24">
            <text:p>24</text:p>
          </table:table-cell>
          <table:table-cell office:value-type="float" office:value="-52">
            <text:p>-52</text:p>
          </table:table-cell>
          <table:table-cell office:value-type="float" office:value="-196">
            <text:p>-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655324</text:p>
          </table:table-cell>
          <table:table-cell office:value-type="float" office:value="1388869939655">
            <text:p>1388869939655</text:p>
          </table:table-cell>
          <table:table-cell office:value-type="float" office:value="30">
            <text:p>30</text:p>
          </table:table-cell>
          <table:table-cell office:value-type="float" office:value="-38">
            <text:p>-38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662145</text:p>
          </table:table-cell>
          <table:table-cell office:value-type="float" office:value="1388869939662">
            <text:p>1388869939662</text:p>
          </table:table-cell>
          <table:table-cell office:value-type="float" office:value="30">
            <text:p>30</text:p>
          </table:table-cell>
          <table:table-cell office:value-type="float" office:value="-38">
            <text:p>-38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668838</text:p>
          </table:table-cell>
          <table:table-cell office:value-type="float" office:value="1388869939669">
            <text:p>1388869939669</text:p>
          </table:table-cell>
          <table:table-cell office:value-type="float" office:value="30">
            <text:p>30</text:p>
          </table:table-cell>
          <table:table-cell office:value-type="float" office:value="-38">
            <text:p>-38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675510</text:p>
          </table:table-cell>
          <table:table-cell office:value-type="float" office:value="1388869939675">
            <text:p>1388869939675</text:p>
          </table:table-cell>
          <table:table-cell office:value-type="float" office:value="25">
            <text:p>25</text:p>
          </table:table-cell>
          <table:table-cell office:value-type="float" office:value="-22">
            <text:p>-22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682249</text:p>
          </table:table-cell>
          <table:table-cell office:value-type="float" office:value="1388869939682">
            <text:p>1388869939682</text:p>
          </table:table-cell>
          <table:table-cell office:value-type="float" office:value="25">
            <text:p>25</text:p>
          </table:table-cell>
          <table:table-cell office:value-type="float" office:value="-22">
            <text:p>-22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688920</text:p>
          </table:table-cell>
          <table:table-cell office:value-type="float" office:value="1388869939689">
            <text:p>1388869939689</text:p>
          </table:table-cell>
          <table:table-cell office:value-type="float" office:value="25">
            <text:p>25</text:p>
          </table:table-cell>
          <table:table-cell office:value-type="float" office:value="-22">
            <text:p>-22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695585</text:p>
          </table:table-cell>
          <table:table-cell office:value-type="float" office:value="1388869939695">
            <text:p>1388869939695</text:p>
          </table:table-cell>
          <table:table-cell office:value-type="float" office:value="22">
            <text:p>22</text:p>
          </table:table-cell>
          <table:table-cell office:value-type="float" office:value="-7">
            <text:p>-7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702459</text:p>
          </table:table-cell>
          <table:table-cell office:value-type="float" office:value="1388869939702">
            <text:p>1388869939702</text:p>
          </table:table-cell>
          <table:table-cell office:value-type="float" office:value="22">
            <text:p>22</text:p>
          </table:table-cell>
          <table:table-cell office:value-type="float" office:value="-7">
            <text:p>-7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709196</text:p>
          </table:table-cell>
          <table:table-cell office:value-type="float" office:value="1388869939709">
            <text:p>1388869939709</text:p>
          </table:table-cell>
          <table:table-cell office:value-type="float" office:value="22">
            <text:p>22</text:p>
          </table:table-cell>
          <table:table-cell office:value-type="float" office:value="-7">
            <text:p>-7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715942</text:p>
          </table:table-cell>
          <table:table-cell office:value-type="float" office:value="1388869939716">
            <text:p>138886993971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722648</text:p>
          </table:table-cell>
          <table:table-cell office:value-type="float" office:value="1388869939722">
            <text:p>1388869939722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729337</text:p>
          </table:table-cell>
          <table:table-cell office:value-type="float" office:value="1388869939729">
            <text:p>1388869939729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736054</text:p>
          </table:table-cell>
          <table:table-cell office:value-type="float" office:value="1388869939736">
            <text:p>1388869939736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742740</text:p>
          </table:table-cell>
          <table:table-cell office:value-type="float" office:value="1388869939742">
            <text:p>1388869939742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749429</text:p>
          </table:table-cell>
          <table:table-cell office:value-type="float" office:value="1388869939749">
            <text:p>1388869939749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756116</text:p>
          </table:table-cell>
          <table:table-cell office:value-type="float" office:value="1388869939756">
            <text:p>138886993975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762799</text:p>
          </table:table-cell>
          <table:table-cell office:value-type="float" office:value="1388869939763">
            <text:p>1388869939763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769482</text:p>
          </table:table-cell>
          <table:table-cell office:value-type="float" office:value="1388869939769">
            <text:p>1388869939769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776183</text:p>
          </table:table-cell>
          <table:table-cell office:value-type="float" office:value="1388869939776">
            <text:p>1388869939776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782848</text:p>
          </table:table-cell>
          <table:table-cell office:value-type="float" office:value="1388869939783">
            <text:p>1388869939783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789523</text:p>
          </table:table-cell>
          <table:table-cell office:value-type="float" office:value="1388869939789">
            <text:p>1388869939789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796280</text:p>
          </table:table-cell>
          <table:table-cell office:value-type="float" office:value="1388869939796">
            <text:p>1388869939796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802957</text:p>
          </table:table-cell>
          <table:table-cell office:value-type="float" office:value="1388869939803">
            <text:p>1388869939803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809645</text:p>
          </table:table-cell>
          <table:table-cell office:value-type="float" office:value="1388869939809">
            <text:p>1388869939809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816371</text:p>
          </table:table-cell>
          <table:table-cell office:value-type="float" office:value="1388869939816">
            <text:p>1388869939816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-278">
            <text:p>-2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823143</text:p>
          </table:table-cell>
          <table:table-cell office:value-type="float" office:value="1388869939823">
            <text:p>1388869939823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-278">
            <text:p>-2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829838</text:p>
          </table:table-cell>
          <table:table-cell office:value-type="float" office:value="1388869939830">
            <text:p>1388869939830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-278">
            <text:p>-2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836626</text:p>
          </table:table-cell>
          <table:table-cell office:value-type="float" office:value="1388869939836">
            <text:p>1388869939836</text:p>
          </table:table-cell>
          <table:table-cell office:value-type="float" office:value="26">
            <text:p>26</text:p>
          </table:table-cell>
          <table:table-cell office:value-type="float" office:value="91">
            <text:p>91</text:p>
          </table:table-cell>
          <table:table-cell office:value-type="float" office:value="-278">
            <text:p>-2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843332</text:p>
          </table:table-cell>
          <table:table-cell office:value-type="float" office:value="1388869939843">
            <text:p>1388869939843</text:p>
          </table:table-cell>
          <table:table-cell office:value-type="float" office:value="26">
            <text:p>26</text:p>
          </table:table-cell>
          <table:table-cell office:value-type="float" office:value="91">
            <text:p>91</text:p>
          </table:table-cell>
          <table:table-cell office:value-type="float" office:value="-278">
            <text:p>-2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850041</text:p>
          </table:table-cell>
          <table:table-cell office:value-type="float" office:value="1388869939850">
            <text:p>1388869939850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856728</text:p>
          </table:table-cell>
          <table:table-cell office:value-type="float" office:value="1388869939856">
            <text:p>1388869939856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863407</text:p>
          </table:table-cell>
          <table:table-cell office:value-type="float" office:value="1388869939863">
            <text:p>1388869939863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870166</text:p>
          </table:table-cell>
          <table:table-cell office:value-type="float" office:value="1388869939870">
            <text:p>1388869939870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 office:value-type="float" office:value="-277">
            <text:p>-2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876846</text:p>
          </table:table-cell>
          <table:table-cell office:value-type="float" office:value="1388869939877">
            <text:p>1388869939877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 office:value-type="float" office:value="-277">
            <text:p>-2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883497</text:p>
          </table:table-cell>
          <table:table-cell office:value-type="float" office:value="1388869939883">
            <text:p>1388869939883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 office:value-type="float" office:value="-277">
            <text:p>-2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890165</text:p>
          </table:table-cell>
          <table:table-cell office:value-type="float" office:value="1388869939890">
            <text:p>1388869939890</text:p>
          </table:table-cell>
          <table:table-cell office:value-type="float" office:value="29">
            <text:p>29</text:p>
          </table:table-cell>
          <table:table-cell office:value-type="float" office:value="123">
            <text:p>123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896989</text:p>
          </table:table-cell>
          <table:table-cell office:value-type="float" office:value="1388869939897">
            <text:p>1388869939897</text:p>
          </table:table-cell>
          <table:table-cell office:value-type="float" office:value="29">
            <text:p>29</text:p>
          </table:table-cell>
          <table:table-cell office:value-type="float" office:value="123">
            <text:p>123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903689</text:p>
          </table:table-cell>
          <table:table-cell office:value-type="float" office:value="1388869939903">
            <text:p>1388869939903</text:p>
          </table:table-cell>
          <table:table-cell office:value-type="float" office:value="29">
            <text:p>29</text:p>
          </table:table-cell>
          <table:table-cell office:value-type="float" office:value="123">
            <text:p>123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910384</text:p>
          </table:table-cell>
          <table:table-cell office:value-type="float" office:value="1388869939910">
            <text:p>1388869939910</text:p>
          </table:table-cell>
          <table:table-cell office:value-type="float" office:value="25">
            <text:p>25</text:p>
          </table:table-cell>
          <table:table-cell office:value-type="float" office:value="129">
            <text:p>129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917122</text:p>
          </table:table-cell>
          <table:table-cell office:value-type="float" office:value="1388869939917">
            <text:p>1388869939917</text:p>
          </table:table-cell>
          <table:table-cell office:value-type="float" office:value="25">
            <text:p>25</text:p>
          </table:table-cell>
          <table:table-cell office:value-type="float" office:value="129">
            <text:p>129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923836</text:p>
          </table:table-cell>
          <table:table-cell office:value-type="float" office:value="1388869939924">
            <text:p>1388869939924</text:p>
          </table:table-cell>
          <table:table-cell office:value-type="float" office:value="25">
            <text:p>25</text:p>
          </table:table-cell>
          <table:table-cell office:value-type="float" office:value="129">
            <text:p>129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930527</text:p>
          </table:table-cell>
          <table:table-cell office:value-type="float" office:value="1388869939930">
            <text:p>1388869939930</text:p>
          </table:table-cell>
          <table:table-cell office:value-type="float" office:value="24">
            <text:p>24</text:p>
          </table:table-cell>
          <table:table-cell office:value-type="float" office:value="131">
            <text:p>131</text:p>
          </table:table-cell>
          <table:table-cell office:value-type="float" office:value="-294">
            <text:p>-2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937233</text:p>
          </table:table-cell>
          <table:table-cell office:value-type="float" office:value="1388869939937">
            <text:p>1388869939937</text:p>
          </table:table-cell>
          <table:table-cell office:value-type="float" office:value="24">
            <text:p>24</text:p>
          </table:table-cell>
          <table:table-cell office:value-type="float" office:value="131">
            <text:p>131</text:p>
          </table:table-cell>
          <table:table-cell office:value-type="float" office:value="-294">
            <text:p>-2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943923</text:p>
          </table:table-cell>
          <table:table-cell office:value-type="float" office:value="1388869939944">
            <text:p>1388869939944</text:p>
          </table:table-cell>
          <table:table-cell office:value-type="float" office:value="24">
            <text:p>24</text:p>
          </table:table-cell>
          <table:table-cell office:value-type="float" office:value="131">
            <text:p>131</text:p>
          </table:table-cell>
          <table:table-cell office:value-type="float" office:value="-294">
            <text:p>-2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950626</text:p>
          </table:table-cell>
          <table:table-cell office:value-type="float" office:value="1388869939950">
            <text:p>1388869939950</text:p>
          </table:table-cell>
          <table:table-cell office:value-type="float" office:value="29">
            <text:p>29</text:p>
          </table:table-cell>
          <table:table-cell office:value-type="float" office:value="139">
            <text:p>139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957326</text:p>
          </table:table-cell>
          <table:table-cell office:value-type="float" office:value="1388869939957">
            <text:p>1388869939957</text:p>
          </table:table-cell>
          <table:table-cell office:value-type="float" office:value="29">
            <text:p>29</text:p>
          </table:table-cell>
          <table:table-cell office:value-type="float" office:value="139">
            <text:p>139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963998</text:p>
          </table:table-cell>
          <table:table-cell office:value-type="float" office:value="1388869939964">
            <text:p>1388869939964</text:p>
          </table:table-cell>
          <table:table-cell office:value-type="float" office:value="29">
            <text:p>29</text:p>
          </table:table-cell>
          <table:table-cell office:value-type="float" office:value="139">
            <text:p>139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970681</text:p>
          </table:table-cell>
          <table:table-cell office:value-type="float" office:value="1388869939970">
            <text:p>1388869939970</text:p>
          </table:table-cell>
          <table:table-cell office:value-type="float" office:value="31">
            <text:p>31</text:p>
          </table:table-cell>
          <table:table-cell office:value-type="float" office:value="146">
            <text:p>146</text:p>
          </table:table-cell>
          <table:table-cell office:value-type="float" office:value="-296">
            <text:p>-2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977355</text:p>
          </table:table-cell>
          <table:table-cell office:value-type="float" office:value="1388869939977">
            <text:p>1388869939977</text:p>
          </table:table-cell>
          <table:table-cell office:value-type="float" office:value="31">
            <text:p>31</text:p>
          </table:table-cell>
          <table:table-cell office:value-type="float" office:value="146">
            <text:p>146</text:p>
          </table:table-cell>
          <table:table-cell office:value-type="float" office:value="-296">
            <text:p>-2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986104</text:p>
          </table:table-cell>
          <table:table-cell office:value-type="float" office:value="1388869939986">
            <text:p>1388869939986</text:p>
          </table:table-cell>
          <table:table-cell office:value-type="float" office:value="31">
            <text:p>31</text:p>
          </table:table-cell>
          <table:table-cell office:value-type="float" office:value="146">
            <text:p>146</text:p>
          </table:table-cell>
          <table:table-cell office:value-type="float" office:value="-296">
            <text:p>-2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992857</text:p>
          </table:table-cell>
          <table:table-cell office:value-type="float" office:value="1388869939993">
            <text:p>1388869939993</text:p>
          </table:table-cell>
          <table:table-cell office:value-type="float" office:value="29">
            <text:p>29</text:p>
          </table:table-cell>
          <table:table-cell office:value-type="float" office:value="145">
            <text:p>145</text:p>
          </table:table-cell>
          <table:table-cell office:value-type="float" office:value="-296">
            <text:p>-2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19_999557</text:p>
          </table:table-cell>
          <table:table-cell office:value-type="float" office:value="1388869939999">
            <text:p>1388869939999</text:p>
          </table:table-cell>
          <table:table-cell office:value-type="float" office:value="29">
            <text:p>29</text:p>
          </table:table-cell>
          <table:table-cell office:value-type="float" office:value="145">
            <text:p>145</text:p>
          </table:table-cell>
          <table:table-cell office:value-type="float" office:value="-296">
            <text:p>-2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20_006286</text:p>
          </table:table-cell>
          <table:table-cell office:value-type="float" office:value="1388869940006">
            <text:p>1388869940006</text:p>
          </table:table-cell>
          <table:table-cell office:value-type="float" office:value="23">
            <text:p>23</text:p>
          </table:table-cell>
          <table:table-cell office:value-type="float" office:value="145">
            <text:p>145</text:p>
          </table:table-cell>
          <table:table-cell office:value-type="float" office:value="-294">
            <text:p>-2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20_012974</text:p>
          </table:table-cell>
          <table:table-cell office:value-type="float" office:value="1388869940013">
            <text:p>1388869940013</text:p>
          </table:table-cell>
          <table:table-cell office:value-type="float" office:value="23">
            <text:p>23</text:p>
          </table:table-cell>
          <table:table-cell office:value-type="float" office:value="145">
            <text:p>145</text:p>
          </table:table-cell>
          <table:table-cell office:value-type="float" office:value="-294">
            <text:p>-2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20_019692</text:p>
          </table:table-cell>
          <table:table-cell office:value-type="float" office:value="1388869940019">
            <text:p>1388869940019</text:p>
          </table:table-cell>
          <table:table-cell office:value-type="float" office:value="23">
            <text:p>23</text:p>
          </table:table-cell>
          <table:table-cell office:value-type="float" office:value="145">
            <text:p>145</text:p>
          </table:table-cell>
          <table:table-cell office:value-type="float" office:value="-294">
            <text:p>-2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20_026417</text:p>
          </table:table-cell>
          <table:table-cell office:value-type="float" office:value="1388869940026">
            <text:p>1388869940026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20_033093</text:p>
          </table:table-cell>
          <table:table-cell office:value-type="float" office:value="1388869940033">
            <text:p>1388869940033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20_039793</text:p>
          </table:table-cell>
          <table:table-cell office:value-type="float" office:value="1388869940040">
            <text:p>1388869940040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-01-04_21:12:20_046497</text:p>
          </table:table-cell>
          <table:table-cell office:value-type="float" office:value="1388869940046">
            <text:p>1388869940046</text:p>
          </table:table-cell>
          <table:table-cell office:value-type="float" office:value="28">
            <text:p>28</text:p>
          </table:table-cell>
          <table:table-cell office:value-type="float" office:value="151">
            <text:p>151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4T22:15:31</dc:date>
    <meta:document-statistic meta:table-count="1" meta:cell-count="8934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62cm" svg:height="19.598cm" xlink:href=".." xlink:type="simple" chart:class="chart:bar" chart:style-name="ch1">
        <chart:legend chart:legend-position="end" svg:x="32.722cm" svg:y="9.5cm" style:legend-expansion="high" chart:style-name="ch2"/>
        <chart:plot-area chart:style-name="ch3" table:cell-range-address="Sheet1.B1:Sheet1.B1489 Sheet1.D1:Sheet1.D1489" chart:data-source-has-labels="both" svg:x="1.123cm" svg:y="1.699cm" svg:width="30.253cm" svg:height="17.088cm">
          <chartooo:coordinate-region svg:x="2.318cm" svg:y="1.898cm" svg:width="28.517cm" svg:height="16.69cm"/>
          <chart:axis chart:dimension="x" chart:name="primary-x" chart:style-name="ch4" chartooo:axis-type="auto">
            <chartooo:date-scale/>
            <chart:categories table:cell-range-address="Sheet1.B2:Sheet1.B14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489" chart:label-cell-address="Sheet1.D1:Sheet1.D1" chart:class="chart:bar">
            <chart:data-point chart:repeated="148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388869930051">
                <text:p>1388869930050</text:p>
                <draw:g>
                  <svg:desc>Sheet1.B2:Sheet1.B1489</svg:desc>
                </draw:g>
              </table:table-cell>
              <table:table-cell office:value-type="float" office:value="64">
                <text:p>64</text:p>
                <draw:g>
                  <svg:desc>Sheet1.D2:Sheet1.D1489</svg:desc>
                </draw:g>
              </table:table-cell>
            </table:table-row>
            <table:table-row>
              <table:table-cell office:value-type="float" office:value="1388869930057">
                <text:p>13888699300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30064">
                <text:p>13888699300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30071">
                <text:p>13888699300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388869930078">
                <text:p>13888699300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388869930084">
                <text:p>13888699300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388869930091">
                <text:p>13888699300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88869930098">
                <text:p>13888699301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88869930104">
                <text:p>13888699301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88869930111">
                <text:p>13888699301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88869930118">
                <text:p>13888699301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88869930124">
                <text:p>13888699301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88869930131">
                <text:p>13888699301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388869930138">
                <text:p>13888699301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388869930145">
                <text:p>13888699301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388869930151">
                <text:p>13888699301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388869930158">
                <text:p>13888699301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388869930165">
                <text:p>13888699301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388869930171">
                <text:p>13888699301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388869930178">
                <text:p>13888699301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388869930185">
                <text:p>13888699301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388869930192">
                <text:p>13888699301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388869930198">
                <text:p>13888699302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388869930205">
                <text:p>13888699302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388869930212">
                <text:p>13888699302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388869930218">
                <text:p>13888699302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388869930225">
                <text:p>13888699302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388869930232">
                <text:p>13888699302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388869930238">
                <text:p>13888699302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388869930245">
                <text:p>13888699302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388869930252">
                <text:p>13888699302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388869930259">
                <text:p>13888699302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388869930265">
                <text:p>13888699302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388869930272">
                <text:p>13888699302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388869930279">
                <text:p>13888699302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388869930286">
                <text:p>13888699302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388869930293">
                <text:p>13888699302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388869930299">
                <text:p>13888699303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388869930306">
                <text:p>13888699303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388869930313">
                <text:p>13888699303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388869930320">
                <text:p>13888699303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388869930326">
                <text:p>13888699303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388869930333">
                <text:p>13888699303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388869930340">
                <text:p>13888699303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388869930346">
                <text:p>13888699303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388869930353">
                <text:p>13888699303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388869930360">
                <text:p>13888699303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388869930366">
                <text:p>13888699303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388869930373">
                <text:p>13888699303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388869930380">
                <text:p>13888699303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388869930386">
                <text:p>13888699303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388869930393">
                <text:p>13888699303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388869930400">
                <text:p>13888699304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388869930407">
                <text:p>13888699304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388869930413">
                <text:p>13888699304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388869930420">
                <text:p>13888699304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388869930427">
                <text:p>13888699304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388869930433">
                <text:p>13888699304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388869930440">
                <text:p>13888699304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30447">
                <text:p>13888699304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30453">
                <text:p>13888699304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30460">
                <text:p>138886993046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88869930467">
                <text:p>13888699304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88869930473">
                <text:p>13888699304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88869930480">
                <text:p>13888699304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88869930487">
                <text:p>13888699304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88869930493">
                <text:p>13888699304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88869930500">
                <text:p>13888699305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88869930507">
                <text:p>13888699305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88869930514">
                <text:p>13888699305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88869930520">
                <text:p>138886993052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88869930527">
                <text:p>13888699305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88869930534">
                <text:p>13888699305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388869930540">
                <text:p>13888699305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388869930547">
                <text:p>13888699305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388869930554">
                <text:p>13888699305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8869930561">
                <text:p>13888699305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8869930567">
                <text:p>13888699305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8869930574">
                <text:p>13888699305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88869930581">
                <text:p>13888699305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88869930587">
                <text:p>13888699305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88869930594">
                <text:p>13888699305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0601">
                <text:p>13888699306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0608">
                <text:p>13888699306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0615">
                <text:p>13888699306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0621">
                <text:p>13888699306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0628">
                <text:p>13888699306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0635">
                <text:p>13888699306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0641">
                <text:p>13888699306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0648">
                <text:p>13888699306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0655">
                <text:p>13888699306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0662">
                <text:p>13888699306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0668">
                <text:p>13888699306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0675">
                <text:p>13888699306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0682">
                <text:p>13888699306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0688">
                <text:p>13888699306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0695">
                <text:p>13888699307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88869930702">
                <text:p>13888699307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88869930708">
                <text:p>13888699307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30715">
                <text:p>13888699307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30722">
                <text:p>13888699307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30728">
                <text:p>13888699307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30735">
                <text:p>13888699307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30742">
                <text:p>13888699307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30749">
                <text:p>13888699307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30755">
                <text:p>13888699307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30762">
                <text:p>13888699307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30769">
                <text:p>13888699307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30775">
                <text:p>13888699307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30782">
                <text:p>13888699307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30789">
                <text:p>13888699307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88869930796">
                <text:p>13888699308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88869930802">
                <text:p>13888699308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88869930809">
                <text:p>13888699308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388869930816">
                <text:p>13888699308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388869930822">
                <text:p>13888699308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388869930829">
                <text:p>13888699308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30836">
                <text:p>13888699308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30843">
                <text:p>13888699308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88869930849">
                <text:p>13888699308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88869930856">
                <text:p>13888699308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88869930863">
                <text:p>13888699308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88869930869">
                <text:p>13888699308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30876">
                <text:p>13888699308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30883">
                <text:p>13888699308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30889">
                <text:p>13888699308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0896">
                <text:p>13888699309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0903">
                <text:p>13888699309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30910">
                <text:p>13888699309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30916">
                <text:p>13888699309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30923">
                <text:p>13888699309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0930">
                <text:p>13888699309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0936">
                <text:p>13888699309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0943">
                <text:p>13888699309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88869930950">
                <text:p>13888699309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88869930956">
                <text:p>13888699309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88869930963">
                <text:p>13888699309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0970">
                <text:p>13888699309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0976">
                <text:p>13888699309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0983">
                <text:p>13888699309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30990">
                <text:p>13888699309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30996">
                <text:p>13888699310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88869931003">
                <text:p>13888699310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388869931010">
                <text:p>13888699310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388869931017">
                <text:p>13888699310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388869931024">
                <text:p>13888699310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31030">
                <text:p>13888699310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31037">
                <text:p>13888699310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31044">
                <text:p>13888699310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1050">
                <text:p>13888699310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1057">
                <text:p>13888699310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1064">
                <text:p>13888699310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31070">
                <text:p>13888699310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31077">
                <text:p>13888699310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31084">
                <text:p>138886993108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388869931091">
                <text:p>138886993109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388869931097">
                <text:p>13888699311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388869931104">
                <text:p>13888699311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388869931111">
                <text:p>13888699311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388869931117">
                <text:p>13888699311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31124">
                <text:p>13888699311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31131">
                <text:p>13888699311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31137">
                <text:p>1388869931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144">
                <text:p>1388869931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151">
                <text:p>13888699311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157">
                <text:p>13888699311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1164">
                <text:p>13888699311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1171">
                <text:p>13888699311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1177">
                <text:p>13888699311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1184">
                <text:p>13888699311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1191">
                <text:p>13888699311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1198">
                <text:p>13888699312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204">
                <text:p>13888699312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211">
                <text:p>13888699312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218">
                <text:p>13888699312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1224">
                <text:p>13888699312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1231">
                <text:p>13888699312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1238">
                <text:p>13888699312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388869931244">
                <text:p>13888699312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388869931251">
                <text:p>13888699312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388869931258">
                <text:p>13888699312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8869931265">
                <text:p>13888699312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8869931271">
                <text:p>13888699312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8869931278">
                <text:p>138886993128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388869931285">
                <text:p>138886993129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388869931291">
                <text:p>138886993129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388869931298">
                <text:p>13888699313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388869931305">
                <text:p>13888699313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388869931311">
                <text:p>13888699313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388869931318">
                <text:p>13888699313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388869931325">
                <text:p>13888699313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388869931332">
                <text:p>13888699313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1338">
                <text:p>13888699313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1345">
                <text:p>13888699313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1352">
                <text:p>13888699313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1359">
                <text:p>13888699313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1366">
                <text:p>13888699313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1372">
                <text:p>13888699313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379">
                <text:p>13888699313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386">
                <text:p>13888699313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392">
                <text:p>13888699313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1399">
                <text:p>13888699314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1406">
                <text:p>13888699314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1412">
                <text:p>13888699314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1419">
                <text:p>13888699314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1426">
                <text:p>13888699314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1433">
                <text:p>13888699314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439">
                <text:p>13888699314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446">
                <text:p>13888699314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453">
                <text:p>13888699314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388869931460">
                <text:p>13888699314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388869931466">
                <text:p>138886993147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388869931473">
                <text:p>13888699314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31480">
                <text:p>13888699314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31486">
                <text:p>13888699314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1493">
                <text:p>13888699314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1500">
                <text:p>13888699315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1506">
                <text:p>13888699315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31513">
                <text:p>13888699315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31520">
                <text:p>13888699315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31527">
                <text:p>13888699315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1533">
                <text:p>13888699315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1540">
                <text:p>13888699315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1547">
                <text:p>13888699315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1553">
                <text:p>13888699315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1560">
                <text:p>13888699315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1567">
                <text:p>13888699315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1574">
                <text:p>13888699315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1580">
                <text:p>13888699315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1587">
                <text:p>13888699315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1594">
                <text:p>13888699315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1601">
                <text:p>13888699316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1608">
                <text:p>13888699316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1615">
                <text:p>13888699316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1621">
                <text:p>13888699316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1628">
                <text:p>13888699316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1635">
                <text:p>13888699316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1642">
                <text:p>13888699316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1648">
                <text:p>13888699316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655">
                <text:p>13888699316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662">
                <text:p>13888699316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1668">
                <text:p>13888699316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1675">
                <text:p>13888699316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1682">
                <text:p>13888699316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1688">
                <text:p>13888699316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1695">
                <text:p>13888699317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1702">
                <text:p>13888699317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1709">
                <text:p>13888699317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1715">
                <text:p>13888699317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1722">
                <text:p>13888699317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1729">
                <text:p>13888699317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1736">
                <text:p>13888699317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1742">
                <text:p>13888699317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749">
                <text:p>13888699317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756">
                <text:p>13888699317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762">
                <text:p>13888699317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388869931769">
                <text:p>138886993177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388869931776">
                <text:p>13888699317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388869931783">
                <text:p>13888699317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789">
                <text:p>13888699317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796">
                <text:p>13888699318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803">
                <text:p>13888699318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1809">
                <text:p>13888699318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1816">
                <text:p>13888699318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1823">
                <text:p>13888699318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1830">
                <text:p>13888699318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1837">
                <text:p>13888699318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1844">
                <text:p>13888699318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1850">
                <text:p>13888699318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1857">
                <text:p>13888699318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864">
                <text:p>13888699318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870">
                <text:p>13888699318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1877">
                <text:p>13888699318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1884">
                <text:p>13888699318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1890">
                <text:p>13888699318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1897">
                <text:p>13888699319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1904">
                <text:p>13888699319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1910">
                <text:p>13888699319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1917">
                <text:p>13888699319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1924">
                <text:p>13888699319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1931">
                <text:p>13888699319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1937">
                <text:p>13888699319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1944">
                <text:p>13888699319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1951">
                <text:p>13888699319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1957">
                <text:p>13888699319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1964">
                <text:p>13888699319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1971">
                <text:p>13888699319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1977">
                <text:p>13888699319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1984">
                <text:p>13888699319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1991">
                <text:p>13888699319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1997">
                <text:p>1388869932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004">
                <text:p>1388869932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011">
                <text:p>13888699320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018">
                <text:p>1388869932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2024">
                <text:p>1388869932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2031">
                <text:p>13888699320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038">
                <text:p>13888699320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044">
                <text:p>13888699320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051">
                <text:p>13888699320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2058">
                <text:p>13888699320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2064">
                <text:p>13888699320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2071">
                <text:p>13888699320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078">
                <text:p>13888699320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084">
                <text:p>13888699320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091">
                <text:p>13888699320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098">
                <text:p>13888699321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105">
                <text:p>13888699321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111">
                <text:p>13888699321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118">
                <text:p>13888699321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125">
                <text:p>13888699321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132">
                <text:p>13888699321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138">
                <text:p>1388869932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145">
                <text:p>13888699321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152">
                <text:p>13888699321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158">
                <text:p>13888699321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165">
                <text:p>13888699321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172">
                <text:p>13888699321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179">
                <text:p>13888699321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185">
                <text:p>13888699321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192">
                <text:p>13888699321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199">
                <text:p>13888699322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206">
                <text:p>13888699322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212">
                <text:p>13888699322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219">
                <text:p>13888699322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226">
                <text:p>13888699322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232">
                <text:p>13888699322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239">
                <text:p>13888699322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246">
                <text:p>13888699322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252">
                <text:p>13888699322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259">
                <text:p>13888699322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266">
                <text:p>13888699322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272">
                <text:p>13888699322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279">
                <text:p>13888699322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286">
                <text:p>13888699322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293">
                <text:p>13888699322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299">
                <text:p>13888699323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306">
                <text:p>13888699323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313">
                <text:p>13888699323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319">
                <text:p>13888699323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326">
                <text:p>13888699323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333">
                <text:p>13888699323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339">
                <text:p>13888699323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346">
                <text:p>13888699323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353">
                <text:p>13888699323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360">
                <text:p>13888699323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366">
                <text:p>13888699323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373">
                <text:p>13888699323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380">
                <text:p>13888699323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386">
                <text:p>13888699323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393">
                <text:p>13888699323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400">
                <text:p>13888699324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406">
                <text:p>13888699324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413">
                <text:p>13888699324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420">
                <text:p>13888699324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427">
                <text:p>13888699324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433">
                <text:p>13888699324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440">
                <text:p>13888699324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447">
                <text:p>13888699324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453">
                <text:p>13888699324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460">
                <text:p>13888699324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467">
                <text:p>13888699324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474">
                <text:p>13888699324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480">
                <text:p>13888699324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487">
                <text:p>13888699324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494">
                <text:p>13888699324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500">
                <text:p>13888699325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507">
                <text:p>13888699325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514">
                <text:p>13888699325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520">
                <text:p>13888699325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527">
                <text:p>13888699325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534">
                <text:p>13888699325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540">
                <text:p>13888699325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2548">
                <text:p>13888699325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2554">
                <text:p>13888699325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2561">
                <text:p>13888699325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568">
                <text:p>13888699325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574">
                <text:p>13888699325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581">
                <text:p>13888699325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588">
                <text:p>13888699325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594">
                <text:p>13888699325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601">
                <text:p>13888699326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608">
                <text:p>13888699326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614">
                <text:p>13888699326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2621">
                <text:p>13888699326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2628">
                <text:p>13888699326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2635">
                <text:p>13888699326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2641">
                <text:p>13888699326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2648">
                <text:p>13888699326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2655">
                <text:p>13888699326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661">
                <text:p>13888699326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668">
                <text:p>13888699326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675">
                <text:p>13888699326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681">
                <text:p>13888699326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688">
                <text:p>13888699326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695">
                <text:p>13888699327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701">
                <text:p>13888699327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708">
                <text:p>13888699327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715">
                <text:p>13888699327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2721">
                <text:p>13888699327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2728">
                <text:p>13888699327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2735">
                <text:p>13888699327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742">
                <text:p>13888699327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748">
                <text:p>13888699327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755">
                <text:p>13888699327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762">
                <text:p>13888699327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768">
                <text:p>13888699327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775">
                <text:p>13888699327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2782">
                <text:p>13888699327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2789">
                <text:p>13888699327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2795">
                <text:p>13888699328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802">
                <text:p>13888699328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809">
                <text:p>13888699328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2815">
                <text:p>13888699328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2822">
                <text:p>13888699328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2829">
                <text:p>13888699328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836">
                <text:p>13888699328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842">
                <text:p>13888699328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849">
                <text:p>13888699328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856">
                <text:p>13888699328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863">
                <text:p>13888699328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869">
                <text:p>13888699328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876">
                <text:p>13888699328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883">
                <text:p>13888699328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889">
                <text:p>13888699328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896">
                <text:p>13888699329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903">
                <text:p>13888699329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910">
                <text:p>13888699329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916">
                <text:p>13888699329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923">
                <text:p>13888699329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930">
                <text:p>13888699329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936">
                <text:p>13888699329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943">
                <text:p>13888699329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2950">
                <text:p>13888699329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956">
                <text:p>13888699329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963">
                <text:p>13888699329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970">
                <text:p>13888699329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977">
                <text:p>13888699329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983">
                <text:p>13888699329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2990">
                <text:p>13888699329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2997">
                <text:p>1388869933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003">
                <text:p>13888699330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010">
                <text:p>13888699330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017">
                <text:p>13888699330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023">
                <text:p>13888699330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030">
                <text:p>13888699330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037">
                <text:p>13888699330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044">
                <text:p>13888699330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050">
                <text:p>13888699330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057">
                <text:p>13888699330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064">
                <text:p>13888699330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071">
                <text:p>13888699330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077">
                <text:p>13888699330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084">
                <text:p>13888699330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091">
                <text:p>13888699330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097">
                <text:p>13888699331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104">
                <text:p>13888699331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3111">
                <text:p>13888699331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3117">
                <text:p>13888699331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3124">
                <text:p>13888699331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131">
                <text:p>13888699331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138">
                <text:p>1388869933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144">
                <text:p>13888699331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151">
                <text:p>13888699331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158">
                <text:p>13888699331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164">
                <text:p>13888699331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171">
                <text:p>13888699331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178">
                <text:p>13888699331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184">
                <text:p>13888699331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191">
                <text:p>13888699331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198">
                <text:p>13888699332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204">
                <text:p>13888699332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211">
                <text:p>13888699332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218">
                <text:p>13888699332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225">
                <text:p>13888699332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231">
                <text:p>13888699332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238">
                <text:p>13888699332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245">
                <text:p>13888699332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251">
                <text:p>13888699332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258">
                <text:p>13888699332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265">
                <text:p>13888699332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271">
                <text:p>13888699332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278">
                <text:p>13888699332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285">
                <text:p>13888699332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292">
                <text:p>13888699332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298">
                <text:p>13888699333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305">
                <text:p>13888699333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312">
                <text:p>13888699333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318">
                <text:p>13888699333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325">
                <text:p>13888699333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332">
                <text:p>13888699333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339">
                <text:p>13888699333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345">
                <text:p>13888699333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352">
                <text:p>13888699333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359">
                <text:p>13888699333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3366">
                <text:p>13888699333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3373">
                <text:p>13888699333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3379">
                <text:p>13888699333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386">
                <text:p>13888699333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393">
                <text:p>13888699333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399">
                <text:p>13888699334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406">
                <text:p>13888699334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413">
                <text:p>13888699334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419">
                <text:p>13888699334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426">
                <text:p>13888699334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433">
                <text:p>13888699334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440">
                <text:p>13888699334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446">
                <text:p>13888699334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453">
                <text:p>13888699334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460">
                <text:p>13888699334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467">
                <text:p>13888699334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473">
                <text:p>13888699334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480">
                <text:p>13888699334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487">
                <text:p>13888699334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493">
                <text:p>13888699334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500">
                <text:p>13888699335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507">
                <text:p>13888699335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513">
                <text:p>13888699335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3520">
                <text:p>13888699335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3527">
                <text:p>13888699335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3534">
                <text:p>13888699335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540">
                <text:p>13888699335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547">
                <text:p>13888699335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554">
                <text:p>13888699335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560">
                <text:p>13888699335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568">
                <text:p>13888699335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574">
                <text:p>13888699335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581">
                <text:p>13888699335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588">
                <text:p>13888699335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595">
                <text:p>13888699336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602">
                <text:p>13888699336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609">
                <text:p>13888699336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616">
                <text:p>13888699336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622">
                <text:p>13888699336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629">
                <text:p>13888699336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636">
                <text:p>13888699336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642">
                <text:p>13888699336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649">
                <text:p>13888699336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656">
                <text:p>13888699336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663">
                <text:p>13888699336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669">
                <text:p>13888699336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676">
                <text:p>13888699336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683">
                <text:p>13888699336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689">
                <text:p>13888699336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696">
                <text:p>13888699337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703">
                <text:p>13888699337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709">
                <text:p>13888699337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716">
                <text:p>13888699337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723">
                <text:p>13888699337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730">
                <text:p>13888699337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736">
                <text:p>13888699337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743">
                <text:p>13888699337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3750">
                <text:p>13888699337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3756">
                <text:p>13888699337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3763">
                <text:p>13888699337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3770">
                <text:p>13888699337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3776">
                <text:p>13888699337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3783">
                <text:p>13888699337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3790">
                <text:p>13888699337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3797">
                <text:p>13888699338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3803">
                <text:p>13888699338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810">
                <text:p>13888699338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817">
                <text:p>13888699338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3823">
                <text:p>13888699338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830">
                <text:p>13888699338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837">
                <text:p>13888699338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844">
                <text:p>13888699338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851">
                <text:p>13888699338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857">
                <text:p>13888699338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864">
                <text:p>13888699338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871">
                <text:p>13888699338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878">
                <text:p>13888699338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884">
                <text:p>13888699338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891">
                <text:p>13888699338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898">
                <text:p>13888699339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904">
                <text:p>13888699339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911">
                <text:p>13888699339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3918">
                <text:p>13888699339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924">
                <text:p>13888699339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931">
                <text:p>13888699339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938">
                <text:p>13888699339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944">
                <text:p>13888699339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951">
                <text:p>13888699339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958">
                <text:p>13888699339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965">
                <text:p>13888699339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971">
                <text:p>13888699339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3978">
                <text:p>13888699339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985">
                <text:p>13888699339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991">
                <text:p>13888699339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3998">
                <text:p>1388869934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005">
                <text:p>13888699340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011">
                <text:p>13888699340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018">
                <text:p>13888699340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025">
                <text:p>13888699340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031">
                <text:p>13888699340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038">
                <text:p>13888699340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045">
                <text:p>13888699340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052">
                <text:p>13888699340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058">
                <text:p>13888699340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065">
                <text:p>13888699340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072">
                <text:p>13888699340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078">
                <text:p>13888699340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085">
                <text:p>13888699340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092">
                <text:p>13888699340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099">
                <text:p>13888699341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105">
                <text:p>13888699341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112">
                <text:p>13888699341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119">
                <text:p>13888699341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126">
                <text:p>13888699341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132">
                <text:p>13888699341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139">
                <text:p>13888699341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146">
                <text:p>1388869934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153">
                <text:p>13888699341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4159">
                <text:p>13888699341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4166">
                <text:p>13888699341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4173">
                <text:p>13888699341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180">
                <text:p>13888699341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186">
                <text:p>13888699341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193">
                <text:p>13888699341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200">
                <text:p>13888699342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207">
                <text:p>13888699342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213">
                <text:p>13888699342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4220">
                <text:p>13888699342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4227">
                <text:p>13888699342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4233">
                <text:p>13888699342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240">
                <text:p>13888699342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247">
                <text:p>13888699342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253">
                <text:p>13888699342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260">
                <text:p>13888699342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267">
                <text:p>13888699342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274">
                <text:p>13888699342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281">
                <text:p>13888699342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287">
                <text:p>13888699342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294">
                <text:p>13888699342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301">
                <text:p>13888699343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307">
                <text:p>13888699343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314">
                <text:p>13888699343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321">
                <text:p>13888699343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327">
                <text:p>13888699343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334">
                <text:p>13888699343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341">
                <text:p>13888699343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347">
                <text:p>13888699343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354">
                <text:p>13888699343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361">
                <text:p>13888699343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367">
                <text:p>13888699343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374">
                <text:p>13888699343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381">
                <text:p>13888699343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388">
                <text:p>13888699343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394">
                <text:p>13888699343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401">
                <text:p>13888699344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408">
                <text:p>13888699344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414">
                <text:p>13888699344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421">
                <text:p>13888699344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428">
                <text:p>13888699344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435">
                <text:p>13888699344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441">
                <text:p>13888699344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448">
                <text:p>13888699344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455">
                <text:p>13888699344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461">
                <text:p>13888699344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468">
                <text:p>13888699344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475">
                <text:p>13888699344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481">
                <text:p>13888699344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488">
                <text:p>13888699344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495">
                <text:p>13888699345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502">
                <text:p>13888699345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508">
                <text:p>13888699345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515">
                <text:p>13888699345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522">
                <text:p>13888699345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528">
                <text:p>13888699345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535">
                <text:p>13888699345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542">
                <text:p>13888699345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548">
                <text:p>13888699345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555">
                <text:p>13888699345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562">
                <text:p>13888699345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4568">
                <text:p>13888699345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4575">
                <text:p>13888699345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4582">
                <text:p>13888699345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589">
                <text:p>13888699345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602">
                <text:p>13888699346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609">
                <text:p>13888699346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616">
                <text:p>13888699346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622">
                <text:p>13888699346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629">
                <text:p>13888699346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636">
                <text:p>13888699346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643">
                <text:p>13888699346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4649">
                <text:p>13888699346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4656">
                <text:p>13888699346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4663">
                <text:p>13888699346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669">
                <text:p>13888699346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676">
                <text:p>13888699346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683">
                <text:p>13888699346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689">
                <text:p>13888699346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696">
                <text:p>13888699347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703">
                <text:p>13888699347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710">
                <text:p>13888699347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717">
                <text:p>13888699347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4723">
                <text:p>13888699347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4730">
                <text:p>13888699347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4737">
                <text:p>13888699347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743">
                <text:p>13888699347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750">
                <text:p>13888699347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757">
                <text:p>13888699347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4763">
                <text:p>13888699347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4770">
                <text:p>13888699347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4777">
                <text:p>13888699347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783">
                <text:p>13888699347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790">
                <text:p>13888699347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797">
                <text:p>13888699348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804">
                <text:p>13888699348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810">
                <text:p>13888699348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817">
                <text:p>13888699348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824">
                <text:p>13888699348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830">
                <text:p>13888699348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837">
                <text:p>13888699348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844">
                <text:p>13888699348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851">
                <text:p>13888699348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4857">
                <text:p>13888699348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4864">
                <text:p>13888699348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4871">
                <text:p>13888699348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4878">
                <text:p>13888699348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4884">
                <text:p>13888699348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4891">
                <text:p>13888699348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898">
                <text:p>13888699349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904">
                <text:p>13888699349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911">
                <text:p>13888699349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918">
                <text:p>13888699349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924">
                <text:p>13888699349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4931">
                <text:p>13888699349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938">
                <text:p>13888699349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944">
                <text:p>13888699349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951">
                <text:p>13888699349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958">
                <text:p>13888699349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964">
                <text:p>13888699349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4971">
                <text:p>13888699349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4978">
                <text:p>13888699349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4985">
                <text:p>13888699349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4991">
                <text:p>13888699349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4998">
                <text:p>13888699350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5005">
                <text:p>13888699350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5012">
                <text:p>13888699350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019">
                <text:p>13888699350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025">
                <text:p>13888699350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032">
                <text:p>13888699350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039">
                <text:p>13888699350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046">
                <text:p>13888699350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052">
                <text:p>13888699350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059">
                <text:p>13888699350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066">
                <text:p>13888699350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072">
                <text:p>13888699350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079">
                <text:p>13888699350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086">
                <text:p>13888699350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092">
                <text:p>13888699350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099">
                <text:p>13888699351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106">
                <text:p>13888699351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113">
                <text:p>13888699351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119">
                <text:p>13888699351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126">
                <text:p>13888699351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133">
                <text:p>13888699351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139">
                <text:p>1388869935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146">
                <text:p>13888699351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153">
                <text:p>13888699351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159">
                <text:p>13888699351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166">
                <text:p>13888699351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173">
                <text:p>13888699351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179">
                <text:p>13888699351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186">
                <text:p>13888699351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5193">
                <text:p>13888699351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5200">
                <text:p>13888699352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5206">
                <text:p>13888699352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5213">
                <text:p>13888699352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5220">
                <text:p>13888699352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5226">
                <text:p>13888699352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233">
                <text:p>13888699352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240">
                <text:p>13888699352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247">
                <text:p>13888699352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253">
                <text:p>13888699352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260">
                <text:p>13888699352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267">
                <text:p>13888699352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276">
                <text:p>13888699352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283">
                <text:p>13888699352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289">
                <text:p>13888699352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296">
                <text:p>1388869935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303">
                <text:p>13888699353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310">
                <text:p>13888699353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316">
                <text:p>13888699353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323">
                <text:p>13888699353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5330">
                <text:p>13888699353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5336">
                <text:p>13888699353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5343">
                <text:p>13888699353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350">
                <text:p>13888699353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356">
                <text:p>13888699353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363">
                <text:p>13888699353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370">
                <text:p>13888699353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376">
                <text:p>13888699353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5383">
                <text:p>13888699353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5390">
                <text:p>13888699353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5397">
                <text:p>13888699354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403">
                <text:p>13888699354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410">
                <text:p>13888699354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417">
                <text:p>13888699354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423">
                <text:p>13888699354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430">
                <text:p>13888699354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437">
                <text:p>13888699354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443">
                <text:p>13888699354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450">
                <text:p>13888699354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457">
                <text:p>13888699354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464">
                <text:p>13888699354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470">
                <text:p>13888699354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5477">
                <text:p>13888699354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484">
                <text:p>13888699354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490">
                <text:p>13888699354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5497">
                <text:p>13888699355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5504">
                <text:p>13888699355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5511">
                <text:p>13888699355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5518">
                <text:p>13888699355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5524">
                <text:p>13888699355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5531">
                <text:p>13888699355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5538">
                <text:p>13888699355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5544">
                <text:p>13888699355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5551">
                <text:p>13888699355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5558">
                <text:p>13888699355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566">
                <text:p>13888699355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573">
                <text:p>13888699355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580">
                <text:p>13888699355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586">
                <text:p>13888699355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593">
                <text:p>13888699355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5600">
                <text:p>13888699356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5607">
                <text:p>13888699356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5614">
                <text:p>13888699356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5620">
                <text:p>13888699356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5627">
                <text:p>13888699356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5634">
                <text:p>13888699356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5640">
                <text:p>13888699356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5647">
                <text:p>13888699356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5654">
                <text:p>13888699356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5660">
                <text:p>138886993566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5667">
                <text:p>13888699356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5674">
                <text:p>13888699356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681">
                <text:p>13888699356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687">
                <text:p>138886993569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388869935694">
                <text:p>138886993569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388869935701">
                <text:p>13888699357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388869935707">
                <text:p>13888699357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5714">
                <text:p>13888699357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5721">
                <text:p>13888699357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5727">
                <text:p>13888699357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5734">
                <text:p>13888699357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5741">
                <text:p>13888699357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5747">
                <text:p>13888699357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754">
                <text:p>13888699357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761">
                <text:p>13888699357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5767">
                <text:p>13888699357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5774">
                <text:p>13888699357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5781">
                <text:p>13888699357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5788">
                <text:p>13888699357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5795">
                <text:p>13888699358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5801">
                <text:p>13888699358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5808">
                <text:p>13888699358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5815">
                <text:p>13888699358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5821">
                <text:p>13888699358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5828">
                <text:p>13888699358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5835">
                <text:p>13888699358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5842">
                <text:p>13888699358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5848">
                <text:p>13888699358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35855">
                <text:p>13888699358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35862">
                <text:p>13888699358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88869935868">
                <text:p>13888699358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88869935875">
                <text:p>13888699358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88869935882">
                <text:p>138886993588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388869935888">
                <text:p>13888699358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388869935895">
                <text:p>13888699359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388869935902">
                <text:p>13888699359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88869935909">
                <text:p>138886993591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88869935915">
                <text:p>13888699359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88869935922">
                <text:p>13888699359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88869935929">
                <text:p>13888699359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88869935936">
                <text:p>13888699359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88869935942">
                <text:p>13888699359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35949">
                <text:p>13888699359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35956">
                <text:p>13888699359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8869935962">
                <text:p>138886993596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88869935969">
                <text:p>13888699359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88869935976">
                <text:p>13888699359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88869935983">
                <text:p>13888699359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388869935989">
                <text:p>138886993599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388869935996">
                <text:p>13888699360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388869936003">
                <text:p>13888699360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388869936009">
                <text:p>13888699360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388869936016">
                <text:p>13888699360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388869936023">
                <text:p>13888699360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388869936030">
                <text:p>13888699360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388869936036">
                <text:p>13888699360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388869936043">
                <text:p>13888699360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388869936050">
                <text:p>13888699360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388869936056">
                <text:p>13888699360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388869936063">
                <text:p>13888699360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388869936070">
                <text:p>13888699360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388869936076">
                <text:p>13888699360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388869936083">
                <text:p>13888699360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388869936090">
                <text:p>13888699360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388869936096">
                <text:p>13888699361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388869936103">
                <text:p>13888699361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388869936110">
                <text:p>13888699361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388869936117">
                <text:p>13888699361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388869936124">
                <text:p>13888699361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388869936130">
                <text:p>13888699361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388869936137">
                <text:p>13888699361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88869936144">
                <text:p>13888699361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88869936150">
                <text:p>13888699361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88869936157">
                <text:p>13888699361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88869936164">
                <text:p>13888699361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88869936171">
                <text:p>13888699361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88869936177">
                <text:p>13888699361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388869936184">
                <text:p>13888699361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388869936191">
                <text:p>13888699361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388869936197">
                <text:p>13888699362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388869936204">
                <text:p>13888699362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388869936211">
                <text:p>13888699362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388869936217">
                <text:p>13888699362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388869936224">
                <text:p>13888699362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388869936231">
                <text:p>13888699362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388869936238">
                <text:p>13888699362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88869936244">
                <text:p>13888699362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88869936251">
                <text:p>138886993625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88869936258">
                <text:p>13888699362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388869936264">
                <text:p>13888699362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388869936271">
                <text:p>13888699362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88869936278">
                <text:p>13888699362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88869936284">
                <text:p>13888699362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88869936291">
                <text:p>13888699362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88869936298">
                <text:p>13888699363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88869936304">
                <text:p>13888699363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88869936311">
                <text:p>13888699363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36318">
                <text:p>13888699363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36324">
                <text:p>13888699363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36331">
                <text:p>13888699363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36338">
                <text:p>13888699363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36344">
                <text:p>13888699363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36351">
                <text:p>13888699363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36358">
                <text:p>13888699363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36365">
                <text:p>13888699363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36371">
                <text:p>13888699363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36378">
                <text:p>13888699363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36385">
                <text:p>13888699363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36391">
                <text:p>13888699363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88869936398">
                <text:p>13888699364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88869936405">
                <text:p>13888699364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88869936411">
                <text:p>13888699364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88869936418">
                <text:p>13888699364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88869936425">
                <text:p>13888699364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88869936432">
                <text:p>13888699364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88869936439">
                <text:p>13888699364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88869936445">
                <text:p>13888699364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88869936452">
                <text:p>13888699364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88869936459">
                <text:p>13888699364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88869936466">
                <text:p>13888699364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88869936472">
                <text:p>13888699364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88869936479">
                <text:p>13888699364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88869936486">
                <text:p>13888699364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492">
                <text:p>13888699364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499">
                <text:p>13888699365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506">
                <text:p>13888699365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512">
                <text:p>13888699365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519">
                <text:p>13888699365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526">
                <text:p>13888699365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88869936532">
                <text:p>13888699365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88869936539">
                <text:p>13888699365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88869936546">
                <text:p>13888699365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553">
                <text:p>13888699365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559">
                <text:p>13888699365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566">
                <text:p>13888699365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88869936573">
                <text:p>13888699365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88869936579">
                <text:p>13888699365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88869936586">
                <text:p>13888699365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88869936593">
                <text:p>13888699365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88869936599">
                <text:p>1388869936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88869936606">
                <text:p>13888699366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88869936613">
                <text:p>13888699366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88869936620">
                <text:p>13888699366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88869936627">
                <text:p>13888699366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88869936634">
                <text:p>13888699366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88869936640">
                <text:p>13888699366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88869936647">
                <text:p>1388869936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88869936654">
                <text:p>1388869936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88869936660">
                <text:p>13888699366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88869936667">
                <text:p>13888699366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88869936674">
                <text:p>13888699366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88869936680">
                <text:p>13888699366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88869936687">
                <text:p>13888699366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88869936694">
                <text:p>13888699366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88869936700">
                <text:p>13888699367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88869936707">
                <text:p>13888699367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88869936714">
                <text:p>13888699367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88869936721">
                <text:p>13888699367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727">
                <text:p>13888699367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734">
                <text:p>13888699367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741">
                <text:p>13888699367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747">
                <text:p>1388869936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754">
                <text:p>1388869936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761">
                <text:p>13888699367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88869936767">
                <text:p>13888699367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88869936774">
                <text:p>13888699367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88869936781">
                <text:p>13888699367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88869936787">
                <text:p>13888699367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88869936794">
                <text:p>13888699367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88869936801">
                <text:p>13888699368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88869936808">
                <text:p>13888699368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88869936814">
                <text:p>13888699368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88869936821">
                <text:p>13888699368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88869936828">
                <text:p>13888699368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88869936834">
                <text:p>13888699368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88869936841">
                <text:p>13888699368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88869936848">
                <text:p>13888699368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88869936855">
                <text:p>13888699368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88869936862">
                <text:p>13888699368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88869936868">
                <text:p>13888699368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88869936875">
                <text:p>13888699368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88869936882">
                <text:p>13888699368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88869936888">
                <text:p>13888699368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88869936895">
                <text:p>13888699369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902">
                <text:p>13888699369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908">
                <text:p>13888699369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915">
                <text:p>13888699369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922">
                <text:p>13888699369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928">
                <text:p>13888699369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935">
                <text:p>13888699369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942">
                <text:p>13888699369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949">
                <text:p>13888699369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8869936955">
                <text:p>13888699369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88869936962">
                <text:p>13888699369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88869936969">
                <text:p>13888699369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88869936976">
                <text:p>13888699369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88869936982">
                <text:p>13888699369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88869936989">
                <text:p>13888699369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88869936996">
                <text:p>1388869937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88869937002">
                <text:p>1388869937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88869937009">
                <text:p>13888699370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88869937016">
                <text:p>13888699370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388869937022">
                <text:p>13888699370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388869937029">
                <text:p>13888699370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388869937036">
                <text:p>13888699370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88869937043">
                <text:p>13888699370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88869937049">
                <text:p>13888699370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88869937056">
                <text:p>13888699370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88869937063">
                <text:p>13888699370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88869937069">
                <text:p>13888699370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88869937076">
                <text:p>13888699370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88869937083">
                <text:p>13888699370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88869937089">
                <text:p>13888699370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388869937096">
                <text:p>1388869937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388869937103">
                <text:p>1388869937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388869937110">
                <text:p>13888699371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88869937116">
                <text:p>13888699371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88869937123">
                <text:p>13888699371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88869937130">
                <text:p>13888699371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37136">
                <text:p>1388869937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37143">
                <text:p>1388869937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88869937150">
                <text:p>13888699371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37157">
                <text:p>13888699371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37163">
                <text:p>13888699371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88869937170">
                <text:p>13888699371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388869937177">
                <text:p>13888699371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388869937183">
                <text:p>13888699371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388869937190">
                <text:p>13888699371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388869937197">
                <text:p>1388869937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388869937203">
                <text:p>1388869937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388869937210">
                <text:p>1388869937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388869937217">
                <text:p>13888699372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388869937223">
                <text:p>13888699372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388869937230">
                <text:p>13888699372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388869937237">
                <text:p>13888699372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388869937244">
                <text:p>13888699372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388869937250">
                <text:p>13888699372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388869937257">
                <text:p>13888699372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388869937264">
                <text:p>13888699372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388869937270">
                <text:p>13888699372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388869937277">
                <text:p>13888699372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388869937284">
                <text:p>13888699372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388869937290">
                <text:p>13888699372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388869937297">
                <text:p>13888699373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388869937304">
                <text:p>13888699373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388869937311">
                <text:p>13888699373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388869937317">
                <text:p>13888699373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388869937324">
                <text:p>13888699373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388869937331">
                <text:p>13888699373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388869937337">
                <text:p>13888699373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388869937344">
                <text:p>13888699373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388869937351">
                <text:p>13888699373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388869937358">
                <text:p>138886993736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388869937364">
                <text:p>13888699373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388869937371">
                <text:p>13888699373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388869937378">
                <text:p>13888699373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388869937384">
                <text:p>138886993738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388869937391">
                <text:p>13888699373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388869937398">
                <text:p>13888699374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388869937404">
                <text:p>13888699374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388869937411">
                <text:p>13888699374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388869937418">
                <text:p>13888699374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388869937425">
                <text:p>13888699374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388869937431">
                <text:p>13888699374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388869937438">
                <text:p>13888699374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88869937445">
                <text:p>13888699374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88869937451">
                <text:p>13888699374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88869937458">
                <text:p>138886993746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37465">
                <text:p>13888699374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37471">
                <text:p>13888699374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88869937478">
                <text:p>138886993748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388869937485">
                <text:p>138886993749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388869937491">
                <text:p>138886993749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388869937498">
                <text:p>13888699375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388869937505">
                <text:p>13888699375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388869937511">
                <text:p>13888699375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388869937518">
                <text:p>13888699375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37525">
                <text:p>13888699375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37532">
                <text:p>13888699375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88869937538">
                <text:p>13888699375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88869937545">
                <text:p>13888699375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88869937552">
                <text:p>13888699375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88869937559">
                <text:p>13888699375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388869937566">
                <text:p>138886993757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388869937572">
                <text:p>138886993757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388869937579">
                <text:p>13888699375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7586">
                <text:p>13888699375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7592">
                <text:p>13888699375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7599">
                <text:p>13888699376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7606">
                <text:p>13888699376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7613">
                <text:p>13888699376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7619">
                <text:p>13888699376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7626">
                <text:p>13888699376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7633">
                <text:p>13888699376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7639">
                <text:p>13888699376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7646">
                <text:p>13888699376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7653">
                <text:p>13888699376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8869937660">
                <text:p>13888699376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8869937667">
                <text:p>13888699376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8869937673">
                <text:p>13888699376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388869937680">
                <text:p>138886993768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388869937687">
                <text:p>138886993769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388869937693">
                <text:p>138886993769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388869937700">
                <text:p>13888699377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388869937707">
                <text:p>13888699377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388869937714">
                <text:p>13888699377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388869937720">
                <text:p>13888699377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388869937727">
                <text:p>13888699377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388869937734">
                <text:p>13888699377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388869937740">
                <text:p>13888699377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388869937747">
                <text:p>13888699377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388869937754">
                <text:p>13888699377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88869937760">
                <text:p>138886993776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88869937767">
                <text:p>138886993777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88869937774">
                <text:p>13888699377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37781">
                <text:p>13888699377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37787">
                <text:p>13888699377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37794">
                <text:p>13888699377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88869937801">
                <text:p>13888699378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88869937807">
                <text:p>13888699378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37814">
                <text:p>13888699378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37821">
                <text:p>13888699378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37827">
                <text:p>13888699378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7834">
                <text:p>13888699378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7841">
                <text:p>13888699378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7847">
                <text:p>13888699378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7854">
                <text:p>13888699378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7861">
                <text:p>138886993786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7868">
                <text:p>13888699378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37875">
                <text:p>13888699378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37881">
                <text:p>13888699378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88869937888">
                <text:p>13888699378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388869937895">
                <text:p>13888699379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388869937901">
                <text:p>13888699379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388869937908">
                <text:p>13888699379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37915">
                <text:p>13888699379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37921">
                <text:p>13888699379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88869937928">
                <text:p>13888699379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388869937935">
                <text:p>13888699379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388869937942">
                <text:p>13888699379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388869937948">
                <text:p>13888699379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388869937955">
                <text:p>13888699379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388869937962">
                <text:p>13888699379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388869937969">
                <text:p>13888699379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7976">
                <text:p>13888699379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7982">
                <text:p>13888699379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7989">
                <text:p>13888699379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7996">
                <text:p>13888699380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002">
                <text:p>1388869938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8009">
                <text:p>1388869938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8016">
                <text:p>13888699380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8022">
                <text:p>1388869938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029">
                <text:p>13888699380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036">
                <text:p>13888699380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042">
                <text:p>13888699380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049">
                <text:p>13888699380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056">
                <text:p>13888699380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063">
                <text:p>13888699380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38070">
                <text:p>13888699380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38076">
                <text:p>13888699380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38083">
                <text:p>138886993808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8090">
                <text:p>13888699380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8096">
                <text:p>13888699381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8103">
                <text:p>13888699381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388869938110">
                <text:p>13888699381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388869938116">
                <text:p>13888699381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388869938123">
                <text:p>13888699381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8130">
                <text:p>13888699381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8137">
                <text:p>13888699381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8143">
                <text:p>13888699381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38150">
                <text:p>13888699381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38157">
                <text:p>1388869938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88869938163">
                <text:p>1388869938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8170">
                <text:p>13888699381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8177">
                <text:p>13888699381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8184">
                <text:p>13888699381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190">
                <text:p>13888699381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197">
                <text:p>13888699382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204">
                <text:p>13888699382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210">
                <text:p>13888699382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217">
                <text:p>13888699382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224">
                <text:p>13888699382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230">
                <text:p>13888699382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237">
                <text:p>13888699382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244">
                <text:p>13888699382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250">
                <text:p>13888699382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257">
                <text:p>13888699382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8264">
                <text:p>13888699382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8271">
                <text:p>13888699382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8278">
                <text:p>13888699382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284">
                <text:p>13888699382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291">
                <text:p>13888699382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298">
                <text:p>13888699383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8304">
                <text:p>13888699383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8311">
                <text:p>13888699383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8318">
                <text:p>13888699383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324">
                <text:p>13888699383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331">
                <text:p>13888699383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338">
                <text:p>13888699383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388869938344">
                <text:p>13888699383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388869938351">
                <text:p>138886993835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388869938358">
                <text:p>13888699383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365">
                <text:p>13888699383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371">
                <text:p>13888699383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378">
                <text:p>13888699383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385">
                <text:p>13888699383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391">
                <text:p>13888699383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8398">
                <text:p>13888699384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8405">
                <text:p>13888699384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8411">
                <text:p>13888699384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418">
                <text:p>13888699384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425">
                <text:p>13888699384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431">
                <text:p>13888699384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438">
                <text:p>13888699384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445">
                <text:p>13888699384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452">
                <text:p>13888699384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458">
                <text:p>13888699384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465">
                <text:p>13888699384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472">
                <text:p>13888699384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478">
                <text:p>13888699384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486">
                <text:p>13888699384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492">
                <text:p>13888699384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8499">
                <text:p>13888699385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8506">
                <text:p>13888699385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8512">
                <text:p>13888699385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519">
                <text:p>13888699385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526">
                <text:p>13888699385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532">
                <text:p>13888699385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8539">
                <text:p>13888699385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8546">
                <text:p>13888699385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8553">
                <text:p>13888699385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559">
                <text:p>13888699385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566">
                <text:p>13888699385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573">
                <text:p>13888699385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579">
                <text:p>13888699385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586">
                <text:p>13888699385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593">
                <text:p>13888699385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599">
                <text:p>13888699386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606">
                <text:p>13888699386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614">
                <text:p>13888699386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621">
                <text:p>13888699386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628">
                <text:p>13888699386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634">
                <text:p>13888699386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641">
                <text:p>13888699386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648">
                <text:p>13888699386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654">
                <text:p>13888699386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661">
                <text:p>13888699386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668">
                <text:p>13888699386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675">
                <text:p>13888699386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681">
                <text:p>13888699386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688">
                <text:p>13888699386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695">
                <text:p>13888699387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701">
                <text:p>13888699387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708">
                <text:p>13888699387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388869938715">
                <text:p>13888699387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388869938721">
                <text:p>13888699387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728">
                <text:p>13888699387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735">
                <text:p>13888699387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742">
                <text:p>13888699387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748">
                <text:p>13888699387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755">
                <text:p>13888699387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762">
                <text:p>13888699387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768">
                <text:p>13888699387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775">
                <text:p>13888699387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782">
                <text:p>13888699387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8789">
                <text:p>13888699387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8795">
                <text:p>13888699388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8802">
                <text:p>13888699388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8809">
                <text:p>13888699388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8816">
                <text:p>13888699388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8822">
                <text:p>13888699388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829">
                <text:p>13888699388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836">
                <text:p>13888699388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842">
                <text:p>13888699388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849">
                <text:p>13888699388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856">
                <text:p>13888699388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863">
                <text:p>13888699388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870">
                <text:p>13888699388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876">
                <text:p>13888699388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8883">
                <text:p>13888699388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890">
                <text:p>13888699388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897">
                <text:p>13888699389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903">
                <text:p>13888699389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910">
                <text:p>13888699389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38917">
                <text:p>13888699389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8923">
                <text:p>13888699389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8930">
                <text:p>13888699389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8937">
                <text:p>13888699389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8944">
                <text:p>13888699389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8950">
                <text:p>13888699389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88869938957">
                <text:p>13888699389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8964">
                <text:p>13888699389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8970">
                <text:p>13888699389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88869938977">
                <text:p>13888699389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984">
                <text:p>13888699389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990">
                <text:p>13888699389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88869938997">
                <text:p>1388869939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9004">
                <text:p>1388869939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9011">
                <text:p>13888699390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88869939018">
                <text:p>13888699390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39024">
                <text:p>13888699390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39031">
                <text:p>13888699390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88869939038">
                <text:p>13888699390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388869939044">
                <text:p>13888699390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388869939051">
                <text:p>13888699390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388869939058">
                <text:p>13888699390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9064">
                <text:p>13888699390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9071">
                <text:p>13888699390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9078">
                <text:p>13888699390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9085">
                <text:p>13888699390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88869939091">
                <text:p>13888699390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9098">
                <text:p>13888699391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9105">
                <text:p>13888699391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8869939111">
                <text:p>13888699391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88869939118">
                <text:p>138886993912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88869939125">
                <text:p>13888699391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88869939131">
                <text:p>13888699391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388869939138">
                <text:p>13888699391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388869939145">
                <text:p>13888699391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388869939151">
                <text:p>138886993915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388869939158">
                <text:p>13888699391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388869939165">
                <text:p>13888699391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388869939171">
                <text:p>13888699391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88869939178">
                <text:p>13888699391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88869939185">
                <text:p>13888699391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88869939192">
                <text:p>13888699391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388869939198">
                <text:p>13888699392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388869939205">
                <text:p>13888699392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388869939212">
                <text:p>13888699392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388869939219">
                <text:p>13888699392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388869939225">
                <text:p>13888699392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388869939232">
                <text:p>13888699392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388869939239">
                <text:p>13888699392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388869939245">
                <text:p>13888699392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388869939252">
                <text:p>13888699392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88869939259">
                <text:p>13888699392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88869939266">
                <text:p>13888699392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88869939272">
                <text:p>13888699392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388869939279">
                <text:p>13888699392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388869939286">
                <text:p>13888699392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388869939292">
                <text:p>13888699392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388869939300">
                <text:p>13888699393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388869939306">
                <text:p>13888699393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39313">
                <text:p>13888699393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39320">
                <text:p>13888699393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88869939326">
                <text:p>13888699393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388869939333">
                <text:p>13888699393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388869939340">
                <text:p>13888699393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388869939346">
                <text:p>13888699393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88869939353">
                <text:p>13888699393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88869939360">
                <text:p>13888699393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88869939367">
                <text:p>138886993937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388869939373">
                <text:p>138886993937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388869939380">
                <text:p>13888699393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388869939387">
                <text:p>138886993939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1388869939393">
                <text:p>138886993939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1388869939400">
                <text:p>138886993940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1388869939407">
                <text:p>138886993941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1388869939414">
                <text:p>138886993941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1388869939421">
                <text:p>138886993942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1388869939427">
                <text:p>138886993943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1388869939434">
                <text:p>138886993943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1388869939441">
                <text:p>138886993944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1388869939447">
                <text:p>1388869939450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float" office:value="1388869939454">
                <text:p>1388869939450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float" office:value="1388869939461">
                <text:p>138886993946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1388869939467">
                <text:p>138886993947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1388869939474">
                <text:p>138886993947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1388869939481">
                <text:p>138886993948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388869939487">
                <text:p>138886993949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388869939494">
                <text:p>138886993949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388869939501">
                <text:p>138886993950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1388869939508">
                <text:p>138886993951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1388869939514">
                <text:p>138886993951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1388869939521">
                <text:p>138886993952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1388869939528">
                <text:p>138886993953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1388869939534">
                <text:p>138886993953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1388869939541">
                <text:p>138886993954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1388869939548">
                <text:p>138886993955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1388869939554">
                <text:p>138886993955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1388869939561">
                <text:p>138886993956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388869939568">
                <text:p>138886993957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388869939574">
                <text:p>138886993957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388869939581">
                <text:p>138886993958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float" office:value="1388869939588">
                <text:p>138886993959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float" office:value="1388869939594">
                <text:p>138886993959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float" office:value="1388869939601">
                <text:p>138886993960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1388869939608">
                <text:p>138886993961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1388869939615">
                <text:p>138886993962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1388869939621">
                <text:p>138886993962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1388869939628">
                <text:p>138886993963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1388869939635">
                <text:p>138886993964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1388869939642">
                <text:p>138886993964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1388869939648">
                <text:p>138886993965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1388869939655">
                <text:p>138886993966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1388869939662">
                <text:p>138886993966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1388869939669">
                <text:p>138886993967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1388869939675">
                <text:p>138886993968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1388869939682">
                <text:p>138886993968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1388869939689">
                <text:p>138886993969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1388869939695">
                <text:p>138886993970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388869939702">
                <text:p>138886993970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388869939709">
                <text:p>13888699397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388869939716">
                <text:p>13888699397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88869939722">
                <text:p>13888699397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88869939729">
                <text:p>13888699397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88869939736">
                <text:p>13888699397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88869939742">
                <text:p>13888699397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88869939749">
                <text:p>13888699397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88869939756">
                <text:p>13888699397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39763">
                <text:p>13888699397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39769">
                <text:p>13888699397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8869939776">
                <text:p>13888699397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388869939783">
                <text:p>13888699397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388869939789">
                <text:p>13888699397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388869939796">
                <text:p>13888699398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39803">
                <text:p>13888699398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39809">
                <text:p>13888699398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869939816">
                <text:p>13888699398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88869939823">
                <text:p>13888699398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88869939830">
                <text:p>13888699398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88869939836">
                <text:p>13888699398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388869939843">
                <text:p>13888699398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388869939850">
                <text:p>13888699398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88869939856">
                <text:p>13888699398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88869939863">
                <text:p>13888699398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88869939870">
                <text:p>138886993987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388869939877">
                <text:p>13888699398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388869939883">
                <text:p>13888699398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388869939890">
                <text:p>138886993989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388869939897">
                <text:p>13888699399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388869939903">
                <text:p>13888699399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388869939910">
                <text:p>13888699399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88869939917">
                <text:p>13888699399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88869939924">
                <text:p>13888699399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88869939930">
                <text:p>138886993993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388869939937">
                <text:p>13888699399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388869939944">
                <text:p>13888699399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388869939950">
                <text:p>13888699399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388869939957">
                <text:p>138886993996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388869939964">
                <text:p>138886993996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388869939970">
                <text:p>13888699399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9977">
                <text:p>13888699399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9986">
                <text:p>13888699399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88869939993">
                <text:p>13888699399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39999">
                <text:p>13888699400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40006">
                <text:p>13888699400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40013">
                <text:p>13888699400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40019">
                <text:p>13888699400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88869940026">
                <text:p>13888699400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40033">
                <text:p>13888699400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40040">
                <text:p>13888699400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88869940046">
                <text:p>1388869940050</text:p>
              </table:table-cell>
              <table:table-cell office:value-type="float" office:value="151">
                <text:p>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